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1]-[.F$2])^2" office:value-type="float" office:value="0.980099999999997">
            <text:p>0.9801</text:p>
          </table:table-cell>
          <table:table-cell table:formula="of:=([.B1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2]-[.F$2])^2" office:value-type="float" office:value="0.000100000000000031">
            <text:p>0.0001</text:p>
          </table:table-cell>
          <table:table-cell table:formula="of:=([.B2]-[.G$2])^2" office:value-type="float" office:value="170.694225">
            <text:p>170.694225</text:p>
          </table:table-cell>
          <table:table-cell/>
          <table:table-cell table:formula="of:=SUM([.A1:.A1000])/1000" office:value-type="float" office:value="16.01">
            <text:p>16.01</text:p>
          </table:table-cell>
          <table:table-cell table:formula="of:=SUM([.B1:.B1000])/1000" office:value-type="float" office:value="57.935">
            <text:p>57.935</text:p>
          </table:table-cell>
          <table:table-cell/>
          <table:table-cell table:formula="of:=SUM([.C1:.C1000])/999" office:value-type="float" office:value="5.97787787787792">
            <text:p>5.9778778779</text:p>
          </table:table-cell>
          <table:table-cell table:formula="of:=SUM([.D1:.D1000])/999" office:value-type="float" office:value="94.3070820820821">
            <text:p>94.30708208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3]-[.F$2])^2" office:value-type="float" office:value="1.0201">
            <text:p>1.0201</text:p>
          </table:table-cell>
          <table:table-cell table:formula="of:=([.B3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4]-[.F$2])^2" office:value-type="float" office:value="9.06010000000001">
            <text:p>9.0601</text:p>
          </table:table-cell>
          <table:table-cell table:formula="of:=([.B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5]-[.F$2])^2" office:value-type="float" office:value="3.96009999999999">
            <text:p>3.9601</text:p>
          </table:table-cell>
          <table:table-cell table:formula="of:=([.B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6]-[.F$2])^2" office:value-type="float" office:value="4.04010000000001">
            <text:p>4.0401</text:p>
          </table:table-cell>
          <table:table-cell table:formula="of:=([.B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]-[.F$2])^2" office:value-type="float" office:value="0.980099999999997">
            <text:p>0.9801</text:p>
          </table:table-cell>
          <table:table-cell table:formula="of:=([.B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formula="of:=([.A8]-[.F$2])^2" office:value-type="float" office:value="0.000100000000000031">
            <text:p>0.0001</text:p>
          </table:table-cell>
          <table:table-cell table:formula="of:=([.B8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]-[.F$2])^2" office:value-type="float" office:value="0.000100000000000031">
            <text:p>0.0001</text:p>
          </table:table-cell>
          <table:table-cell table:formula="of:=([.B9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0]-[.F$2])^2" office:value-type="float" office:value="1.0201">
            <text:p>1.0201</text:p>
          </table:table-cell>
          <table:table-cell table:formula="of:=([.B1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1]-[.F$2])^2" office:value-type="float" office:value="1.0201">
            <text:p>1.0201</text:p>
          </table:table-cell>
          <table:table-cell table:formula="of:=([.B1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table:formula="of:=([.A12]-[.F$2])^2" office:value-type="float" office:value="0.980099999999997">
            <text:p>0.9801</text:p>
          </table:table-cell>
          <table:table-cell table:formula="of:=([.B12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13]-[.F$2])^2" office:value-type="float" office:value="0.000100000000000031">
            <text:p>0.0001</text:p>
          </table:table-cell>
          <table:table-cell table:formula="of:=([.B13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14]-[.F$2])^2" office:value-type="float" office:value="25.1001">
            <text:p>25.1001</text:p>
          </table:table-cell>
          <table:table-cell table:formula="of:=([.B14]-[.G$2])^2" office:value-type="float" office:value="119.574225">
            <text:p>119.5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5]-[.F$2])^2" office:value-type="float" office:value="0.980099999999997">
            <text:p>0.9801</text:p>
          </table:table-cell>
          <table:table-cell table:formula="of:=([.B1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]-[.F$2])^2" office:value-type="float" office:value="1.0201">
            <text:p>1.0201</text:p>
          </table:table-cell>
          <table:table-cell table:formula="of:=([.B1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17]-[.F$2])^2" office:value-type="float" office:value="1.0201">
            <text:p>1.0201</text:p>
          </table:table-cell>
          <table:table-cell table:formula="of:=([.B1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18]-[.F$2])^2" office:value-type="float" office:value="0.980099999999997">
            <text:p>0.9801</text:p>
          </table:table-cell>
          <table:table-cell table:formula="of:=([.B18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19]-[.F$2])^2" office:value-type="float" office:value="4.04010000000001">
            <text:p>4.0401</text:p>
          </table:table-cell>
          <table:table-cell table:formula="of:=([.B1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table:formula="of:=([.A20]-[.F$2])^2" office:value-type="float" office:value="8.94009999999999">
            <text:p>8.9401</text:p>
          </table:table-cell>
          <table:table-cell table:formula="of:=([.B20]-[.G$2])^2" office:value-type="float" office:value="443.734225">
            <text:p>443.7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1]-[.F$2])^2" office:value-type="float" office:value="1.0201">
            <text:p>1.0201</text:p>
          </table:table-cell>
          <table:table-cell table:formula="of:=([.B2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2]-[.F$2])^2" office:value-type="float" office:value="1.0201">
            <text:p>1.0201</text:p>
          </table:table-cell>
          <table:table-cell table:formula="of:=([.B2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3]-[.F$2])^2" office:value-type="float" office:value="4.04010000000001">
            <text:p>4.0401</text:p>
          </table:table-cell>
          <table:table-cell table:formula="of:=([.B2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table:formula="of:=([.A24]-[.F$2])^2" office:value-type="float" office:value="15.9201">
            <text:p>15.9201</text:p>
          </table:table-cell>
          <table:table-cell table:formula="of:=([.B24]-[.G$2])^2" office:value-type="float" office:value="965.034225">
            <text:p>965.0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5]-[.F$2])^2" office:value-type="float" office:value="1.0201">
            <text:p>1.0201</text:p>
          </table:table-cell>
          <table:table-cell table:formula="of:=([.B2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26]-[.F$2])^2" office:value-type="float" office:value="0.980099999999997">
            <text:p>0.9801</text:p>
          </table:table-cell>
          <table:table-cell table:formula="of:=([.B26]-[.G$2])^2" office:value-type="float" office:value="197.824225">
            <text:p>197.8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7]-[.F$2])^2" office:value-type="float" office:value="1.0201">
            <text:p>1.0201</text:p>
          </table:table-cell>
          <table:table-cell table:formula="of:=([.B2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28]-[.F$2])^2" office:value-type="float" office:value="3.96009999999999">
            <text:p>3.9601</text:p>
          </table:table-cell>
          <table:table-cell table:formula="of:=([.B2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9]-[.F$2])^2" office:value-type="float" office:value="1.0201">
            <text:p>1.0201</text:p>
          </table:table-cell>
          <table:table-cell table:formula="of:=([.B2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([.A30]-[.F$2])^2" office:value-type="float" office:value="1.0201">
            <text:p>1.0201</text:p>
          </table:table-cell>
          <table:table-cell table:formula="of:=([.B30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31]-[.F$2])^2" office:value-type="float" office:value="0.000100000000000031">
            <text:p>0.0001</text:p>
          </table:table-cell>
          <table:table-cell table:formula="of:=([.B31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2]-[.F$2])^2" office:value-type="float" office:value="0.000100000000000031">
            <text:p>0.0001</text:p>
          </table:table-cell>
          <table:table-cell table:formula="of:=([.B3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3]-[.F$2])^2" office:value-type="float" office:value="0.000100000000000031">
            <text:p>0.0001</text:p>
          </table:table-cell>
          <table:table-cell table:formula="of:=([.B3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4]-[.F$2])^2" office:value-type="float" office:value="0.000100000000000031">
            <text:p>0.0001</text:p>
          </table:table-cell>
          <table:table-cell table:formula="of:=([.B3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35]-[.F$2])^2" office:value-type="float" office:value="4.04010000000001">
            <text:p>4.0401</text:p>
          </table:table-cell>
          <table:table-cell table:formula="of:=([.B35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6]-[.F$2])^2" office:value-type="float" office:value="0.000100000000000031">
            <text:p>0.0001</text:p>
          </table:table-cell>
          <table:table-cell table:formula="of:=([.B3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7]-[.F$2])^2" office:value-type="float" office:value="0.980099999999997">
            <text:p>0.9801</text:p>
          </table:table-cell>
          <table:table-cell table:formula="of:=([.B3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8]-[.F$2])^2" office:value-type="float" office:value="3.96009999999999">
            <text:p>3.9601</text:p>
          </table:table-cell>
          <table:table-cell table:formula="of:=([.B38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]-[.F$2])^2" office:value-type="float" office:value="16.0801">
            <text:p>16.0801</text:p>
          </table:table-cell>
          <table:table-cell table:formula="of:=([.B39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40]-[.F$2])^2" office:value-type="float" office:value="0.980099999999997">
            <text:p>0.9801</text:p>
          </table:table-cell>
          <table:table-cell table:formula="of:=([.B40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41]-[.F$2])^2" office:value-type="float" office:value="0.980099999999997">
            <text:p>0.9801</text:p>
          </table:table-cell>
          <table:table-cell table:formula="of:=([.B41]-[.G$2])^2" office:value-type="float" office:value="3256.414225">
            <text:p>3256.4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2]-[.F$2])^2" office:value-type="float" office:value="0.000100000000000031">
            <text:p>0.0001</text:p>
          </table:table-cell>
          <table:table-cell table:formula="of:=([.B4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43]-[.F$2])^2" office:value-type="float" office:value="4.04010000000001">
            <text:p>4.0401</text:p>
          </table:table-cell>
          <table:table-cell table:formula="of:=([.B4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4]-[.F$2])^2" office:value-type="float" office:value="0.000100000000000031">
            <text:p>0.0001</text:p>
          </table:table-cell>
          <table:table-cell table:formula="of:=([.B4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45]-[.F$2])^2" office:value-type="float" office:value="16.0801">
            <text:p>16.0801</text:p>
          </table:table-cell>
          <table:table-cell table:formula="of:=([.B45]-[.G$2])^2" office:value-type="float" office:value="672.624225">
            <text:p>672.6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46]-[.F$2])^2" office:value-type="float" office:value="1.0201">
            <text:p>1.0201</text:p>
          </table:table-cell>
          <table:table-cell table:formula="of:=([.B46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7]-[.F$2])^2" office:value-type="float" office:value="1.0201">
            <text:p>1.0201</text:p>
          </table:table-cell>
          <table:table-cell table:formula="of:=([.B4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8]-[.F$2])^2" office:value-type="float" office:value="4.04010000000001">
            <text:p>4.0401</text:p>
          </table:table-cell>
          <table:table-cell table:formula="of:=([.B4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49]-[.F$2])^2" office:value-type="float" office:value="0.980099999999997">
            <text:p>0.9801</text:p>
          </table:table-cell>
          <table:table-cell table:formula="of:=([.B49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0]-[.F$2])^2" office:value-type="float" office:value="0.000100000000000031">
            <text:p>0.0001</text:p>
          </table:table-cell>
          <table:table-cell table:formula="of:=([.B5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1]-[.F$2])^2" office:value-type="float" office:value="4.04010000000001">
            <text:p>4.0401</text:p>
          </table:table-cell>
          <table:table-cell table:formula="of:=([.B5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2]-[.F$2])^2" office:value-type="float" office:value="1.0201">
            <text:p>1.0201</text:p>
          </table:table-cell>
          <table:table-cell table:formula="of:=([.B5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53]-[.F$2])^2" office:value-type="float" office:value="1.0201">
            <text:p>1.0201</text:p>
          </table:table-cell>
          <table:table-cell table:formula="of:=([.B5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54]-[.F$2])^2" office:value-type="float" office:value="0.000100000000000031">
            <text:p>0.0001</text:p>
          </table:table-cell>
          <table:table-cell table:formula="of:=([.B54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5]-[.F$2])^2" office:value-type="float" office:value="0.980099999999997">
            <text:p>0.9801</text:p>
          </table:table-cell>
          <table:table-cell table:formula="of:=([.B5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table:formula="of:=([.A56]-[.F$2])^2" office:value-type="float" office:value="35.8801">
            <text:p>35.8801</text:p>
          </table:table-cell>
          <table:table-cell table:formula="of:=([.B56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]-[.F$2])^2" office:value-type="float" office:value="1.0201">
            <text:p>1.0201</text:p>
          </table:table-cell>
          <table:table-cell table:formula="of:=([.B5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8]-[.F$2])^2" office:value-type="float" office:value="4.04010000000001">
            <text:p>4.0401</text:p>
          </table:table-cell>
          <table:table-cell table:formula="of:=([.B5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9]-[.F$2])^2" office:value-type="float" office:value="0.000100000000000031">
            <text:p>0.0001</text:p>
          </table:table-cell>
          <table:table-cell table:formula="of:=([.B5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f:=([.A60]-[.F$2])^2" office:value-type="float" office:value="80.8201">
            <text:p>80.8201</text:p>
          </table:table-cell>
          <table:table-cell table:formula="of:=([.B60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table:formula="of:=([.A61]-[.F$2])^2" office:value-type="float" office:value="80.8201">
            <text:p>80.8201</text:p>
          </table:table-cell>
          <table:table-cell table:formula="of:=([.B61]-[.G$2])^2" office:value-type="float" office:value="1093.294225">
            <text:p>1093.2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2]-[.F$2])^2" office:value-type="float" office:value="0.000100000000000031">
            <text:p>0.0001</text:p>
          </table:table-cell>
          <table:table-cell table:formula="of:=([.B6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63]-[.F$2])^2" office:value-type="float" office:value="0.980099999999997">
            <text:p>0.9801</text:p>
          </table:table-cell>
          <table:table-cell table:formula="of:=([.B63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table:formula="of:=([.A64]-[.F$2])^2" office:value-type="float" office:value="1.0201">
            <text:p>1.0201</text:p>
          </table:table-cell>
          <table:table-cell table:formula="of:=([.B64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([.A65]-[.F$2])^2" office:value-type="float" office:value="15.9201">
            <text:p>15.9201</text:p>
          </table:table-cell>
          <table:table-cell table:formula="of:=([.B65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6]-[.F$2])^2" office:value-type="float" office:value="0.980099999999997">
            <text:p>0.9801</text:p>
          </table:table-cell>
          <table:table-cell table:formula="of:=([.B66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67]-[.F$2])^2" office:value-type="float" office:value="3.96009999999999">
            <text:p>3.9601</text:p>
          </table:table-cell>
          <table:table-cell table:formula="of:=([.B6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8]-[.F$2])^2" office:value-type="float" office:value="1.0201">
            <text:p>1.0201</text:p>
          </table:table-cell>
          <table:table-cell table:formula="of:=([.B6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9]-[.F$2])^2" office:value-type="float" office:value="1.0201">
            <text:p>1.0201</text:p>
          </table:table-cell>
          <table:table-cell table:formula="of:=([.B6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0]-[.F$2])^2" office:value-type="float" office:value="1.0201">
            <text:p>1.0201</text:p>
          </table:table-cell>
          <table:table-cell table:formula="of:=([.B7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1]-[.F$2])^2" office:value-type="float" office:value="1.0201">
            <text:p>1.0201</text:p>
          </table:table-cell>
          <table:table-cell table:formula="of:=([.B7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72]-[.F$2])^2" office:value-type="float" office:value="3.96009999999999">
            <text:p>3.9601</text:p>
          </table:table-cell>
          <table:table-cell table:formula="of:=([.B72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3]-[.F$2])^2" office:value-type="float" office:value="1.0201">
            <text:p>1.0201</text:p>
          </table:table-cell>
          <table:table-cell table:formula="of:=([.B7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4]-[.F$2])^2" office:value-type="float" office:value="0.980099999999997">
            <text:p>0.9801</text:p>
          </table:table-cell>
          <table:table-cell table:formula="of:=([.B7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5]-[.F$2])^2" office:value-type="float" office:value="0.000100000000000031">
            <text:p>0.0001</text:p>
          </table:table-cell>
          <table:table-cell table:formula="of:=([.B7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6]-[.F$2])^2" office:value-type="float" office:value="1.0201">
            <text:p>1.0201</text:p>
          </table:table-cell>
          <table:table-cell table:formula="of:=([.B76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formula="of:=([.A77]-[.F$2])^2" office:value-type="float" office:value="63.8401">
            <text:p>63.8401</text:p>
          </table:table-cell>
          <table:table-cell table:formula="of:=([.B77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78]-[.F$2])^2" office:value-type="float" office:value="9.06010000000001">
            <text:p>9.0601</text:p>
          </table:table-cell>
          <table:table-cell table:formula="of:=([.B78]-[.G$2])^2" office:value-type="float" office:value="321.664225">
            <text:p>321.6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9]-[.F$2])^2" office:value-type="float" office:value="1.0201">
            <text:p>1.0201</text:p>
          </table:table-cell>
          <table:table-cell table:formula="of:=([.B7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80]-[.F$2])^2" office:value-type="float" office:value="0.000100000000000031">
            <text:p>0.0001</text:p>
          </table:table-cell>
          <table:table-cell table:formula="of:=([.B80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81]-[.F$2])^2" office:value-type="float" office:value="0.980099999999997">
            <text:p>0.9801</text:p>
          </table:table-cell>
          <table:table-cell table:formula="of:=([.B81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82]-[.F$2])^2" office:value-type="float" office:value="0.000100000000000031">
            <text:p>0.0001</text:p>
          </table:table-cell>
          <table:table-cell table:formula="of:=([.B82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83]-[.F$2])^2" office:value-type="float" office:value="4.04010000000001">
            <text:p>4.0401</text:p>
          </table:table-cell>
          <table:table-cell table:formula="of:=([.B83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table:formula="of:=([.A84]-[.F$2])^2" office:value-type="float" office:value="15.9201">
            <text:p>15.9201</text:p>
          </table:table-cell>
          <table:table-cell table:formula="of:=([.B84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85]-[.F$2])^2" office:value-type="float" office:value="0.980099999999997">
            <text:p>0.9801</text:p>
          </table:table-cell>
          <table:table-cell table:formula="of:=([.B85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6]-[.F$2])^2" office:value-type="float" office:value="0.000100000000000031">
            <text:p>0.0001</text:p>
          </table:table-cell>
          <table:table-cell table:formula="of:=([.B8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87]-[.F$2])^2" office:value-type="float" office:value="0.000100000000000031">
            <text:p>0.0001</text:p>
          </table:table-cell>
          <table:table-cell table:formula="of:=([.B87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8]-[.F$2])^2" office:value-type="float" office:value="0.000100000000000031">
            <text:p>0.0001</text:p>
          </table:table-cell>
          <table:table-cell table:formula="of:=([.B8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89]-[.F$2])^2" office:value-type="float" office:value="0.980099999999997">
            <text:p>0.9801</text:p>
          </table:table-cell>
          <table:table-cell table:formula="of:=([.B8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A90]-[.F$2])^2" office:value-type="float" office:value="1.0201">
            <text:p>1.0201</text:p>
          </table:table-cell>
          <table:table-cell table:formula="of:=([.B90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1]-[.F$2])^2" office:value-type="float" office:value="1.0201">
            <text:p>1.0201</text:p>
          </table:table-cell>
          <table:table-cell table:formula="of:=([.B9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2]-[.F$2])^2" office:value-type="float" office:value="1.0201">
            <text:p>1.0201</text:p>
          </table:table-cell>
          <table:table-cell table:formula="of:=([.B9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3]-[.F$2])^2" office:value-type="float" office:value="0.000100000000000031">
            <text:p>0.0001</text:p>
          </table:table-cell>
          <table:table-cell table:formula="of:=([.B9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4]-[.F$2])^2" office:value-type="float" office:value="1.0201">
            <text:p>1.0201</text:p>
          </table:table-cell>
          <table:table-cell table:formula="of:=([.B94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5]-[.F$2])^2" office:value-type="float" office:value="0.000100000000000031">
            <text:p>0.0001</text:p>
          </table:table-cell>
          <table:table-cell table:formula="of:=([.B95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96]-[.F$2])^2" office:value-type="float" office:value="3.96009999999999">
            <text:p>3.9601</text:p>
          </table:table-cell>
          <table:table-cell table:formula="of:=([.B9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formula="of:=([.A97]-[.F$2])^2" office:value-type="float" office:value="8.94009999999999">
            <text:p>8.9401</text:p>
          </table:table-cell>
          <table:table-cell table:formula="of:=([.B97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98]-[.F$2])^2" office:value-type="float" office:value="0.980099999999997">
            <text:p>0.9801</text:p>
          </table:table-cell>
          <table:table-cell table:formula="of:=([.B98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99]-[.F$2])^2" office:value-type="float" office:value="0.000100000000000031">
            <text:p>0.0001</text:p>
          </table:table-cell>
          <table:table-cell table:formula="of:=([.B99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00]-[.F$2])^2" office:value-type="float" office:value="1.0201">
            <text:p>1.0201</text:p>
          </table:table-cell>
          <table:table-cell table:formula="of:=([.B10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01]-[.F$2])^2" office:value-type="float" office:value="0.980099999999997">
            <text:p>0.9801</text:p>
          </table:table-cell>
          <table:table-cell table:formula="of:=([.B10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102]-[.F$2])^2" office:value-type="float" office:value="0.000100000000000031">
            <text:p>0.0001</text:p>
          </table:table-cell>
          <table:table-cell table:formula="of:=([.B10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3]-[.F$2])^2" office:value-type="float" office:value="0.000100000000000031">
            <text:p>0.0001</text:p>
          </table:table-cell>
          <table:table-cell table:formula="of:=([.B10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formula="of:=([.A104]-[.F$2])^2" office:value-type="float" office:value="1.0201">
            <text:p>1.0201</text:p>
          </table:table-cell>
          <table:table-cell table:formula="of:=([.B104]-[.G$2])^2" office:value-type="float" office:value="326.344225">
            <text:p>326.3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05]-[.F$2])^2" office:value-type="float" office:value="0.980099999999997">
            <text:p>0.9801</text:p>
          </table:table-cell>
          <table:table-cell table:formula="of:=([.B10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6]-[.F$2])^2" office:value-type="float" office:value="0.000100000000000031">
            <text:p>0.0001</text:p>
          </table:table-cell>
          <table:table-cell table:formula="of:=([.B10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107]-[.F$2])^2" office:value-type="float" office:value="1.0201">
            <text:p>1.0201</text:p>
          </table:table-cell>
          <table:table-cell table:formula="of:=([.B107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formula="of:=([.A108]-[.F$2])^2" office:value-type="float" office:value="63.8401">
            <text:p>63.8401</text:p>
          </table:table-cell>
          <table:table-cell table:formula="of:=([.B10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09]-[.F$2])^2" office:value-type="float" office:value="1.0201">
            <text:p>1.0201</text:p>
          </table:table-cell>
          <table:table-cell table:formula="of:=([.B10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0]-[.F$2])^2" office:value-type="float" office:value="0.980099999999997">
            <text:p>0.9801</text:p>
          </table:table-cell>
          <table:table-cell table:formula="of:=([.B11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11]-[.F$2])^2" office:value-type="float" office:value="0.000100000000000031">
            <text:p>0.0001</text:p>
          </table:table-cell>
          <table:table-cell table:formula="of:=([.B11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112]-[.F$2])^2" office:value-type="float" office:value="1.0201">
            <text:p>1.0201</text:p>
          </table:table-cell>
          <table:table-cell table:formula="of:=([.B11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13]-[.F$2])^2" office:value-type="float" office:value="4.04010000000001">
            <text:p>4.0401</text:p>
          </table:table-cell>
          <table:table-cell table:formula="of:=([.B11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4]-[.F$2])^2" office:value-type="float" office:value="0.980099999999997">
            <text:p>0.9801</text:p>
          </table:table-cell>
          <table:table-cell table:formula="of:=([.B11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115]-[.F$2])^2" office:value-type="float" office:value="8.94009999999999">
            <text:p>8.9401</text:p>
          </table:table-cell>
          <table:table-cell table:formula="of:=([.B11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116]-[.F$2])^2" office:value-type="float" office:value="0.000100000000000031">
            <text:p>0.0001</text:p>
          </table:table-cell>
          <table:table-cell table:formula="of:=([.B116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17]-[.F$2])^2" office:value-type="float" office:value="0.000100000000000031">
            <text:p>0.0001</text:p>
          </table:table-cell>
          <table:table-cell table:formula="of:=([.B11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18]-[.F$2])^2" office:value-type="float" office:value="1.0201">
            <text:p>1.0201</text:p>
          </table:table-cell>
          <table:table-cell table:formula="of:=([.B11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119]-[.F$2])^2" office:value-type="float" office:value="4.04010000000001">
            <text:p>4.0401</text:p>
          </table:table-cell>
          <table:table-cell table:formula="of:=([.B11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20]-[.F$2])^2" office:value-type="float" office:value="1.0201">
            <text:p>1.0201</text:p>
          </table:table-cell>
          <table:table-cell table:formula="of:=([.B12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table:formula="of:=([.A121]-[.F$2])^2" office:value-type="float" office:value="24.9001">
            <text:p>24.9001</text:p>
          </table:table-cell>
          <table:table-cell table:formula="of:=([.B121]-[.G$2])^2" office:value-type="float" office:value="579.124225">
            <text:p>579.1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22]-[.F$2])^2" office:value-type="float" office:value="4.04010000000001">
            <text:p>4.0401</text:p>
          </table:table-cell>
          <table:table-cell table:formula="of:=([.B12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123]-[.F$2])^2" office:value-type="float" office:value="0.000100000000000031">
            <text:p>0.0001</text:p>
          </table:table-cell>
          <table:table-cell table:formula="of:=([.B123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24]-[.F$2])^2" office:value-type="float" office:value="4.04010000000001">
            <text:p>4.0401</text:p>
          </table:table-cell>
          <table:table-cell table:formula="of:=([.B12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125]-[.F$2])^2" office:value-type="float" office:value="3.96009999999999">
            <text:p>3.9601</text:p>
          </table:table-cell>
          <table:table-cell table:formula="of:=([.B125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formula="of:=([.A126]-[.F$2])^2" office:value-type="float" office:value="63.8401">
            <text:p>63.8401</text:p>
          </table:table-cell>
          <table:table-cell table:formula="of:=([.B126]-[.G$2])^2" office:value-type="float" office:value="787.644225">
            <text:p>787.6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27]-[.F$2])^2" office:value-type="float" office:value="4.04010000000001">
            <text:p>4.0401</text:p>
          </table:table-cell>
          <table:table-cell table:formula="of:=([.B12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128]-[.F$2])^2" office:value-type="float" office:value="1.0201">
            <text:p>1.0201</text:p>
          </table:table-cell>
          <table:table-cell table:formula="of:=([.B12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129]-[.F$2])^2" office:value-type="float" office:value="0.980099999999997">
            <text:p>0.9801</text:p>
          </table:table-cell>
          <table:table-cell table:formula="of:=([.B12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formula="of:=([.A130]-[.F$2])^2" office:value-type="float" office:value="9.06010000000001">
            <text:p>9.0601</text:p>
          </table:table-cell>
          <table:table-cell table:formula="of:=([.B130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31]-[.F$2])^2" office:value-type="float" office:value="0.980099999999997">
            <text:p>0.9801</text:p>
          </table:table-cell>
          <table:table-cell table:formula="of:=([.B13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132]-[.F$2])^2" office:value-type="float" office:value="3.96009999999999">
            <text:p>3.9601</text:p>
          </table:table-cell>
          <table:table-cell table:formula="of:=([.B13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([.A133]-[.F$2])^2" office:value-type="float" office:value="0.980099999999997">
            <text:p>0.9801</text:p>
          </table:table-cell>
          <table:table-cell table:formula="of:=([.B133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formula="of:=([.A134]-[.F$2])^2" office:value-type="float" office:value="4.04010000000001">
            <text:p>4.0401</text:p>
          </table:table-cell>
          <table:table-cell table:formula="of:=([.B134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35]-[.F$2])^2" office:value-type="float" office:value="4.04010000000001">
            <text:p>4.0401</text:p>
          </table:table-cell>
          <table:table-cell table:formula="of:=([.B13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formula="of:=([.A136]-[.F$2])^2" office:value-type="float" office:value="4.04010000000001">
            <text:p>4.0401</text:p>
          </table:table-cell>
          <table:table-cell table:formula="of:=([.B136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37]-[.F$2])^2" office:value-type="float" office:value="1.0201">
            <text:p>1.0201</text:p>
          </table:table-cell>
          <table:table-cell table:formula="of:=([.B13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138]-[.F$2])^2" office:value-type="float" office:value="4.04010000000001">
            <text:p>4.0401</text:p>
          </table:table-cell>
          <table:table-cell table:formula="of:=([.B138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139]-[.F$2])^2" office:value-type="float" office:value="0.000100000000000031">
            <text:p>0.0001</text:p>
          </table:table-cell>
          <table:table-cell table:formula="of:=([.B139]-[.G$2])^2" office:value-type="float" office:value="787.644225">
            <text:p>787.6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40]-[.F$2])^2" office:value-type="float" office:value="4.04010000000001">
            <text:p>4.0401</text:p>
          </table:table-cell>
          <table:table-cell table:formula="of:=([.B14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41]-[.F$2])^2" office:value-type="float" office:value="0.000100000000000031">
            <text:p>0.0001</text:p>
          </table:table-cell>
          <table:table-cell table:formula="of:=([.B14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42]-[.F$2])^2" office:value-type="float" office:value="1.0201">
            <text:p>1.0201</text:p>
          </table:table-cell>
          <table:table-cell table:formula="of:=([.B14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table:formula="of:=([.A143]-[.F$2])^2" office:value-type="float" office:value="15.9201">
            <text:p>15.9201</text:p>
          </table:table-cell>
          <table:table-cell table:formula="of:=([.B143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44]-[.F$2])^2" office:value-type="float" office:value="0.000100000000000031">
            <text:p>0.0001</text:p>
          </table:table-cell>
          <table:table-cell table:formula="of:=([.B14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45]-[.F$2])^2" office:value-type="float" office:value="0.980099999999997">
            <text:p>0.9801</text:p>
          </table:table-cell>
          <table:table-cell table:formula="of:=([.B14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46]-[.F$2])^2" office:value-type="float" office:value="0.980099999999997">
            <text:p>0.9801</text:p>
          </table:table-cell>
          <table:table-cell table:formula="of:=([.B14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47]-[.F$2])^2" office:value-type="float" office:value="0.000100000000000031">
            <text:p>0.0001</text:p>
          </table:table-cell>
          <table:table-cell table:formula="of:=([.B14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formula="of:=([.A148]-[.F$2])^2" office:value-type="float" office:value="15.9201">
            <text:p>15.9201</text:p>
          </table:table-cell>
          <table:table-cell table:formula="of:=([.B148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49]-[.F$2])^2" office:value-type="float" office:value="0.000100000000000031">
            <text:p>0.0001</text:p>
          </table:table-cell>
          <table:table-cell table:formula="of:=([.B149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150]-[.F$2])^2" office:value-type="float" office:value="1.0201">
            <text:p>1.0201</text:p>
          </table:table-cell>
          <table:table-cell table:formula="of:=([.B15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51]-[.F$2])^2" office:value-type="float" office:value="0.000100000000000031">
            <text:p>0.0001</text:p>
          </table:table-cell>
          <table:table-cell table:formula="of:=([.B15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2]-[.F$2])^2" office:value-type="float" office:value="0.000100000000000031">
            <text:p>0.0001</text:p>
          </table:table-cell>
          <table:table-cell table:formula="of:=([.B15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3]-[.F$2])^2" office:value-type="float" office:value="0.000100000000000031">
            <text:p>0.0001</text:p>
          </table:table-cell>
          <table:table-cell table:formula="of:=([.B15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154]-[.F$2])^2" office:value-type="float" office:value="9.06010000000001">
            <text:p>9.0601</text:p>
          </table:table-cell>
          <table:table-cell table:formula="of:=([.B15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5]-[.F$2])^2" office:value-type="float" office:value="0.000100000000000031">
            <text:p>0.0001</text:p>
          </table:table-cell>
          <table:table-cell table:formula="of:=([.B15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56]-[.F$2])^2" office:value-type="float" office:value="0.980099999999997">
            <text:p>0.9801</text:p>
          </table:table-cell>
          <table:table-cell table:formula="of:=([.B15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57]-[.F$2])^2" office:value-type="float" office:value="0.980099999999997">
            <text:p>0.9801</text:p>
          </table:table-cell>
          <table:table-cell table:formula="of:=([.B15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58]-[.F$2])^2" office:value-type="float" office:value="1.0201">
            <text:p>1.0201</text:p>
          </table:table-cell>
          <table:table-cell table:formula="of:=([.B15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159]-[.F$2])^2" office:value-type="float" office:value="4.04010000000001">
            <text:p>4.0401</text:p>
          </table:table-cell>
          <table:table-cell table:formula="of:=([.B15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formula="of:=([.A160]-[.F$2])^2" office:value-type="float" office:value="9.06010000000001">
            <text:p>9.0601</text:p>
          </table:table-cell>
          <table:table-cell table:formula="of:=([.B16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161]-[.F$2])^2" office:value-type="float" office:value="0.000100000000000031">
            <text:p>0.0001</text:p>
          </table:table-cell>
          <table:table-cell table:formula="of:=([.B161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2]-[.F$2])^2" office:value-type="float" office:value="1.0201">
            <text:p>1.0201</text:p>
          </table:table-cell>
          <table:table-cell table:formula="of:=([.B16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163]-[.F$2])^2" office:value-type="float" office:value="0.980099999999997">
            <text:p>0.9801</text:p>
          </table:table-cell>
          <table:table-cell table:formula="of:=([.B163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64]-[.F$2])^2" office:value-type="float" office:value="1.0201">
            <text:p>1.0201</text:p>
          </table:table-cell>
          <table:table-cell table:formula="of:=([.B16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65]-[.F$2])^2" office:value-type="float" office:value="1.0201">
            <text:p>1.0201</text:p>
          </table:table-cell>
          <table:table-cell table:formula="of:=([.B16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66]-[.F$2])^2" office:value-type="float" office:value="0.000100000000000031">
            <text:p>0.0001</text:p>
          </table:table-cell>
          <table:table-cell table:formula="of:=([.B16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formula="of:=([.A167]-[.F$2])^2" office:value-type="float" office:value="15.9201">
            <text:p>15.9201</text:p>
          </table:table-cell>
          <table:table-cell table:formula="of:=([.B167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8]-[.F$2])^2" office:value-type="float" office:value="1.0201">
            <text:p>1.0201</text:p>
          </table:table-cell>
          <table:table-cell table:formula="of:=([.B16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169]-[.F$2])^2" office:value-type="float" office:value="0.000100000000000031">
            <text:p>0.0001</text:p>
          </table:table-cell>
          <table:table-cell table:formula="of:=([.B16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70]-[.F$2])^2" office:value-type="float" office:value="1.0201">
            <text:p>1.0201</text:p>
          </table:table-cell>
          <table:table-cell table:formula="of:=([.B17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171]-[.F$2])^2" office:value-type="float" office:value="0.000100000000000031">
            <text:p>0.0001</text:p>
          </table:table-cell>
          <table:table-cell table:formula="of:=([.B171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table:formula="of:=([.A172]-[.F$2])^2" office:value-type="float" office:value="4.04010000000001">
            <text:p>4.0401</text:p>
          </table:table-cell>
          <table:table-cell table:formula="of:=([.B172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73]-[.F$2])^2" office:value-type="float" office:value="0.980099999999997">
            <text:p>0.9801</text:p>
          </table:table-cell>
          <table:table-cell table:formula="of:=([.B17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table:formula="of:=([.A174]-[.F$2])^2" office:value-type="float" office:value="15.9201">
            <text:p>15.9201</text:p>
          </table:table-cell>
          <table:table-cell table:formula="of:=([.B174]-[.G$2])^2" office:value-type="float" office:value="1300.684225">
            <text:p>1300.68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formula="of:=([.A175]-[.F$2])^2" office:value-type="float" office:value="63.8401">
            <text:p>63.8401</text:p>
          </table:table-cell>
          <table:table-cell table:formula="of:=([.B175]-[.G$2])^2" office:value-type="float" office:value="903.904225">
            <text:p>903.90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176]-[.F$2])^2" office:value-type="float" office:value="16.0801">
            <text:p>16.0801</text:p>
          </table:table-cell>
          <table:table-cell table:formula="of:=([.B176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77]-[.F$2])^2" office:value-type="float" office:value="4.04010000000001">
            <text:p>4.0401</text:p>
          </table:table-cell>
          <table:table-cell table:formula="of:=([.B17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178]-[.F$2])^2" office:value-type="float" office:value="0.980099999999997">
            <text:p>0.9801</text:p>
          </table:table-cell>
          <table:table-cell table:formula="of:=([.B178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179]-[.F$2])^2" office:value-type="float" office:value="4.04010000000001">
            <text:p>4.0401</text:p>
          </table:table-cell>
          <table:table-cell table:formula="of:=([.B17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80]-[.F$2])^2" office:value-type="float" office:value="0.980099999999997">
            <text:p>0.9801</text:p>
          </table:table-cell>
          <table:table-cell table:formula="of:=([.B18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81]-[.F$2])^2" office:value-type="float" office:value="1.0201">
            <text:p>1.0201</text:p>
          </table:table-cell>
          <table:table-cell table:formula="of:=([.B181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82]-[.F$2])^2" office:value-type="float" office:value="0.000100000000000031">
            <text:p>0.0001</text:p>
          </table:table-cell>
          <table:table-cell table:formula="of:=([.B182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83]-[.F$2])^2" office:value-type="float" office:value="0.000100000000000031">
            <text:p>0.0001</text:p>
          </table:table-cell>
          <table:table-cell table:formula="of:=([.B18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formula="of:=([.A184]-[.F$2])^2" office:value-type="float" office:value="3.96009999999999">
            <text:p>3.9601</text:p>
          </table:table-cell>
          <table:table-cell table:formula="of:=([.B184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85]-[.F$2])^2" office:value-type="float" office:value="4.04010000000001">
            <text:p>4.0401</text:p>
          </table:table-cell>
          <table:table-cell table:formula="of:=([.B18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formula="of:=([.A186]-[.F$2])^2" office:value-type="float" office:value="48.8601">
            <text:p>48.8601</text:p>
          </table:table-cell>
          <table:table-cell table:formula="of:=([.B186]-[.G$2])^2" office:value-type="float" office:value="1028.164225">
            <text:p>1028.1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187]-[.F$2])^2" office:value-type="float" office:value="0.000100000000000031">
            <text:p>0.0001</text:p>
          </table:table-cell>
          <table:table-cell table:formula="of:=([.B187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88]-[.F$2])^2" office:value-type="float" office:value="1.0201">
            <text:p>1.0201</text:p>
          </table:table-cell>
          <table:table-cell table:formula="of:=([.B18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89]-[.F$2])^2" office:value-type="float" office:value="0.000100000000000031">
            <text:p>0.0001</text:p>
          </table:table-cell>
          <table:table-cell table:formula="of:=([.B18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90]-[.F$2])^2" office:value-type="float" office:value="0.000100000000000031">
            <text:p>0.0001</text:p>
          </table:table-cell>
          <table:table-cell table:formula="of:=([.B19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91]-[.F$2])^2" office:value-type="float" office:value="1.0201">
            <text:p>1.0201</text:p>
          </table:table-cell>
          <table:table-cell table:formula="of:=([.B191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92]-[.F$2])^2" office:value-type="float" office:value="0.000100000000000031">
            <text:p>0.0001</text:p>
          </table:table-cell>
          <table:table-cell table:formula="of:=([.B19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93]-[.F$2])^2" office:value-type="float" office:value="0.000100000000000031">
            <text:p>0.0001</text:p>
          </table:table-cell>
          <table:table-cell table:formula="of:=([.B19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94]-[.F$2])^2" office:value-type="float" office:value="4.04010000000001">
            <text:p>4.0401</text:p>
          </table:table-cell>
          <table:table-cell table:formula="of:=([.B19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95]-[.F$2])^2" office:value-type="float" office:value="1.0201">
            <text:p>1.0201</text:p>
          </table:table-cell>
          <table:table-cell table:formula="of:=([.B19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([.A196]-[.F$2])^2" office:value-type="float" office:value="0.000100000000000031">
            <text:p>0.0001</text:p>
          </table:table-cell>
          <table:table-cell table:formula="of:=([.B196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97]-[.F$2])^2" office:value-type="float" office:value="0.000100000000000031">
            <text:p>0.0001</text:p>
          </table:table-cell>
          <table:table-cell table:formula="of:=([.B19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formula="of:=([.A198]-[.F$2])^2" office:value-type="float" office:value="48.8601">
            <text:p>48.8601</text:p>
          </table:table-cell>
          <table:table-cell table:formula="of:=([.B198]-[.G$2])^2" office:value-type="float" office:value="358.534225">
            <text:p>358.5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199]-[.F$2])^2" office:value-type="float" office:value="4.04010000000001">
            <text:p>4.0401</text:p>
          </table:table-cell>
          <table:table-cell table:formula="of:=([.B199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00]-[.F$2])^2" office:value-type="float" office:value="1.0201">
            <text:p>1.0201</text:p>
          </table:table-cell>
          <table:table-cell table:formula="of:=([.B20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1]-[.F$2])^2" office:value-type="float" office:value="0.000100000000000031">
            <text:p>0.0001</text:p>
          </table:table-cell>
          <table:table-cell table:formula="of:=([.B20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02]-[.F$2])^2" office:value-type="float" office:value="1.0201">
            <text:p>1.0201</text:p>
          </table:table-cell>
          <table:table-cell table:formula="of:=([.B20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3]-[.F$2])^2" office:value-type="float" office:value="0.000100000000000031">
            <text:p>0.0001</text:p>
          </table:table-cell>
          <table:table-cell table:formula="of:=([.B20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formula="of:=([.A204]-[.F$2])^2" office:value-type="float" office:value="35.8801">
            <text:p>35.8801</text:p>
          </table:table-cell>
          <table:table-cell table:formula="of:=([.B204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05]-[.F$2])^2" office:value-type="float" office:value="0.000100000000000031">
            <text:p>0.0001</text:p>
          </table:table-cell>
          <table:table-cell table:formula="of:=([.B20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06]-[.F$2])^2" office:value-type="float" office:value="0.000100000000000031">
            <text:p>0.0001</text:p>
          </table:table-cell>
          <table:table-cell table:formula="of:=([.B20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table:formula="of:=([.A207]-[.F$2])^2" office:value-type="float" office:value="35.8801">
            <text:p>35.8801</text:p>
          </table:table-cell>
          <table:table-cell table:formula="of:=([.B207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208]-[.F$2])^2" office:value-type="float" office:value="4.04010000000001">
            <text:p>4.0401</text:p>
          </table:table-cell>
          <table:table-cell table:formula="of:=([.B208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9]-[.F$2])^2" office:value-type="float" office:value="0.000100000000000031">
            <text:p>0.0001</text:p>
          </table:table-cell>
          <table:table-cell table:formula="of:=([.B20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210]-[.F$2])^2" office:value-type="float" office:value="0.000100000000000031">
            <text:p>0.0001</text:p>
          </table:table-cell>
          <table:table-cell table:formula="of:=([.B210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([.A211]-[.F$2])^2" office:value-type="float" office:value="15.9201">
            <text:p>15.9201</text:p>
          </table:table-cell>
          <table:table-cell table:formula="of:=([.B211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12]-[.F$2])^2" office:value-type="float" office:value="1.0201">
            <text:p>1.0201</text:p>
          </table:table-cell>
          <table:table-cell table:formula="of:=([.B21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13]-[.F$2])^2" office:value-type="float" office:value="0.980099999999997">
            <text:p>0.9801</text:p>
          </table:table-cell>
          <table:table-cell table:formula="of:=([.B21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14]-[.F$2])^2" office:value-type="float" office:value="1.0201">
            <text:p>1.0201</text:p>
          </table:table-cell>
          <table:table-cell table:formula="of:=([.B21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15]-[.F$2])^2" office:value-type="float" office:value="1.0201">
            <text:p>1.0201</text:p>
          </table:table-cell>
          <table:table-cell table:formula="of:=([.B215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16]-[.F$2])^2" office:value-type="float" office:value="0.980099999999997">
            <text:p>0.9801</text:p>
          </table:table-cell>
          <table:table-cell table:formula="of:=([.B21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17]-[.F$2])^2" office:value-type="float" office:value="1.0201">
            <text:p>1.0201</text:p>
          </table:table-cell>
          <table:table-cell table:formula="of:=([.B21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218]-[.F$2])^2" office:value-type="float" office:value="0.000100000000000031">
            <text:p>0.0001</text:p>
          </table:table-cell>
          <table:table-cell table:formula="of:=([.B218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19]-[.F$2])^2" office:value-type="float" office:value="3.96009999999999">
            <text:p>3.9601</text:p>
          </table:table-cell>
          <table:table-cell table:formula="of:=([.B21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20]-[.F$2])^2" office:value-type="float" office:value="1.0201">
            <text:p>1.0201</text:p>
          </table:table-cell>
          <table:table-cell table:formula="of:=([.B22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21]-[.F$2])^2" office:value-type="float" office:value="0.980099999999997">
            <text:p>0.9801</text:p>
          </table:table-cell>
          <table:table-cell table:formula="of:=([.B22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22]-[.F$2])^2" office:value-type="float" office:value="0.980099999999997">
            <text:p>0.9801</text:p>
          </table:table-cell>
          <table:table-cell table:formula="of:=([.B22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23]-[.F$2])^2" office:value-type="float" office:value="4.04010000000001">
            <text:p>4.0401</text:p>
          </table:table-cell>
          <table:table-cell table:formula="of:=([.B22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24]-[.F$2])^2" office:value-type="float" office:value="1.0201">
            <text:p>1.0201</text:p>
          </table:table-cell>
          <table:table-cell table:formula="of:=([.B224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225]-[.F$2])^2" office:value-type="float" office:value="4.04010000000001">
            <text:p>4.0401</text:p>
          </table:table-cell>
          <table:table-cell table:formula="of:=([.B22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26]-[.F$2])^2" office:value-type="float" office:value="4.04010000000001">
            <text:p>4.0401</text:p>
          </table:table-cell>
          <table:table-cell table:formula="of:=([.B22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formula="of:=([.A227]-[.F$2])^2" office:value-type="float" office:value="3.96009999999999">
            <text:p>3.9601</text:p>
          </table:table-cell>
          <table:table-cell table:formula="of:=([.B227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228]-[.F$2])^2" office:value-type="float" office:value="3.96009999999999">
            <text:p>3.9601</text:p>
          </table:table-cell>
          <table:table-cell table:formula="of:=([.B228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29]-[.F$2])^2" office:value-type="float" office:value="0.980099999999997">
            <text:p>0.9801</text:p>
          </table:table-cell>
          <table:table-cell table:formula="of:=([.B22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30]-[.F$2])^2" office:value-type="float" office:value="1.0201">
            <text:p>1.0201</text:p>
          </table:table-cell>
          <table:table-cell table:formula="of:=([.B23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31]-[.F$2])^2" office:value-type="float" office:value="0.980099999999997">
            <text:p>0.9801</text:p>
          </table:table-cell>
          <table:table-cell table:formula="of:=([.B23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32]-[.F$2])^2" office:value-type="float" office:value="1.0201">
            <text:p>1.0201</text:p>
          </table:table-cell>
          <table:table-cell table:formula="of:=([.B23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33]-[.F$2])^2" office:value-type="float" office:value="1.0201">
            <text:p>1.0201</text:p>
          </table:table-cell>
          <table:table-cell table:formula="of:=([.B23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234]-[.F$2])^2" office:value-type="float" office:value="4.04010000000001">
            <text:p>4.0401</text:p>
          </table:table-cell>
          <table:table-cell table:formula="of:=([.B23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35]-[.F$2])^2" office:value-type="float" office:value="1.0201">
            <text:p>1.0201</text:p>
          </table:table-cell>
          <table:table-cell table:formula="of:=([.B235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36]-[.F$2])^2" office:value-type="float" office:value="0.980099999999997">
            <text:p>0.9801</text:p>
          </table:table-cell>
          <table:table-cell table:formula="of:=([.B236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237]-[.F$2])^2" office:value-type="float" office:value="0.000100000000000031">
            <text:p>0.0001</text:p>
          </table:table-cell>
          <table:table-cell table:formula="of:=([.B237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38]-[.F$2])^2" office:value-type="float" office:value="0.980099999999997">
            <text:p>0.9801</text:p>
          </table:table-cell>
          <table:table-cell table:formula="of:=([.B23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39]-[.F$2])^2" office:value-type="float" office:value="0.000100000000000031">
            <text:p>0.0001</text:p>
          </table:table-cell>
          <table:table-cell table:formula="of:=([.B23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240]-[.F$2])^2" office:value-type="float" office:value="4.04010000000001">
            <text:p>4.0401</text:p>
          </table:table-cell>
          <table:table-cell table:formula="of:=([.B24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241]-[.F$2])^2" office:value-type="float" office:value="1.0201">
            <text:p>1.0201</text:p>
          </table:table-cell>
          <table:table-cell table:formula="of:=([.B24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table:formula="of:=([.A242]-[.F$2])^2" office:value-type="float" office:value="1.0201">
            <text:p>1.0201</text:p>
          </table:table-cell>
          <table:table-cell table:formula="of:=([.B242]-[.G$2])^2" office:value-type="float" office:value="223.054225">
            <text:p>223.05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([.A243]-[.F$2])^2" office:value-type="float" office:value="80.8201">
            <text:p>80.8201</text:p>
          </table:table-cell>
          <table:table-cell table:formula="of:=([.B243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44]-[.F$2])^2" office:value-type="float" office:value="0.980099999999997">
            <text:p>0.9801</text:p>
          </table:table-cell>
          <table:table-cell table:formula="of:=([.B24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45]-[.F$2])^2" office:value-type="float" office:value="1.0201">
            <text:p>1.0201</text:p>
          </table:table-cell>
          <table:table-cell table:formula="of:=([.B24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46]-[.F$2])^2" office:value-type="float" office:value="0.980099999999997">
            <text:p>0.9801</text:p>
          </table:table-cell>
          <table:table-cell table:formula="of:=([.B246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47]-[.F$2])^2" office:value-type="float" office:value="1.0201">
            <text:p>1.0201</text:p>
          </table:table-cell>
          <table:table-cell table:formula="of:=([.B24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248]-[.F$2])^2" office:value-type="float" office:value="4.04010000000001">
            <text:p>4.0401</text:p>
          </table:table-cell>
          <table:table-cell table:formula="of:=([.B24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249]-[.F$2])^2" office:value-type="float" office:value="0.980099999999997">
            <text:p>0.9801</text:p>
          </table:table-cell>
          <table:table-cell table:formula="of:=([.B249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50]-[.F$2])^2" office:value-type="float" office:value="0.000100000000000031">
            <text:p>0.0001</text:p>
          </table:table-cell>
          <table:table-cell table:formula="of:=([.B25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251]-[.F$2])^2" office:value-type="float" office:value="0.000100000000000031">
            <text:p>0.0001</text:p>
          </table:table-cell>
          <table:table-cell table:formula="of:=([.B251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52]-[.F$2])^2" office:value-type="float" office:value="1.0201">
            <text:p>1.0201</text:p>
          </table:table-cell>
          <table:table-cell table:formula="of:=([.B25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53]-[.F$2])^2" office:value-type="float" office:value="0.000100000000000031">
            <text:p>0.0001</text:p>
          </table:table-cell>
          <table:table-cell table:formula="of:=([.B25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54]-[.F$2])^2" office:value-type="float" office:value="0.000100000000000031">
            <text:p>0.0001</text:p>
          </table:table-cell>
          <table:table-cell table:formula="of:=([.B254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255]-[.F$2])^2" office:value-type="float" office:value="0.000100000000000031">
            <text:p>0.0001</text:p>
          </table:table-cell>
          <table:table-cell table:formula="of:=([.B25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256]-[.F$2])^2" office:value-type="float" office:value="4.04010000000001">
            <text:p>4.0401</text:p>
          </table:table-cell>
          <table:table-cell table:formula="of:=([.B25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257]-[.F$2])^2" office:value-type="float" office:value="0.000100000000000031">
            <text:p>0.0001</text:p>
          </table:table-cell>
          <table:table-cell table:formula="of:=([.B25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58]-[.F$2])^2" office:value-type="float" office:value="0.980099999999997">
            <text:p>0.9801</text:p>
          </table:table-cell>
          <table:table-cell table:formula="of:=([.B25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59]-[.F$2])^2" office:value-type="float" office:value="1.0201">
            <text:p>1.0201</text:p>
          </table:table-cell>
          <table:table-cell table:formula="of:=([.B259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60]-[.F$2])^2" office:value-type="float" office:value="4.04010000000001">
            <text:p>4.0401</text:p>
          </table:table-cell>
          <table:table-cell table:formula="of:=([.B26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261]-[.F$2])^2" office:value-type="float" office:value="0.000100000000000031">
            <text:p>0.0001</text:p>
          </table:table-cell>
          <table:table-cell table:formula="of:=([.B261]-[.G$2])^2" office:value-type="float" office:value="443.734225">
            <text:p>443.73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262]-[.F$2])^2" office:value-type="float" office:value="24.9001">
            <text:p>24.9001</text:p>
          </table:table-cell>
          <table:table-cell table:formula="of:=([.B262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263]-[.F$2])^2" office:value-type="float" office:value="0.000100000000000031">
            <text:p>0.0001</text:p>
          </table:table-cell>
          <table:table-cell table:formula="of:=([.B26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264]-[.F$2])^2" office:value-type="float" office:value="4.04010000000001">
            <text:p>4.0401</text:p>
          </table:table-cell>
          <table:table-cell table:formula="of:=([.B26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65]-[.F$2])^2" office:value-type="float" office:value="0.000100000000000031">
            <text:p>0.0001</text:p>
          </table:table-cell>
          <table:table-cell table:formula="of:=([.B26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66]-[.F$2])^2" office:value-type="float" office:value="4.04010000000001">
            <text:p>4.0401</text:p>
          </table:table-cell>
          <table:table-cell table:formula="of:=([.B26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67]-[.F$2])^2" office:value-type="float" office:value="0.000100000000000031">
            <text:p>0.0001</text:p>
          </table:table-cell>
          <table:table-cell table:formula="of:=([.B26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68]-[.F$2])^2" office:value-type="float" office:value="1.0201">
            <text:p>1.0201</text:p>
          </table:table-cell>
          <table:table-cell table:formula="of:=([.B26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69]-[.F$2])^2" office:value-type="float" office:value="1.0201">
            <text:p>1.0201</text:p>
          </table:table-cell>
          <table:table-cell table:formula="of:=([.B26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70]-[.F$2])^2" office:value-type="float" office:value="0.980099999999997">
            <text:p>0.9801</text:p>
          </table:table-cell>
          <table:table-cell table:formula="of:=([.B27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71]-[.F$2])^2" office:value-type="float" office:value="1.0201">
            <text:p>1.0201</text:p>
          </table:table-cell>
          <table:table-cell table:formula="of:=([.B27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272]-[.F$2])^2" office:value-type="float" office:value="4.04010000000001">
            <text:p>4.0401</text:p>
          </table:table-cell>
          <table:table-cell table:formula="of:=([.B272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73]-[.F$2])^2" office:value-type="float" office:value="0.000100000000000031">
            <text:p>0.0001</text:p>
          </table:table-cell>
          <table:table-cell table:formula="of:=([.B273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74]-[.F$2])^2" office:value-type="float" office:value="0.980099999999997">
            <text:p>0.9801</text:p>
          </table:table-cell>
          <table:table-cell table:formula="of:=([.B27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75]-[.F$2])^2" office:value-type="float" office:value="1.0201">
            <text:p>1.0201</text:p>
          </table:table-cell>
          <table:table-cell table:formula="of:=([.B27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76]-[.F$2])^2" office:value-type="float" office:value="0.000100000000000031">
            <text:p>0.0001</text:p>
          </table:table-cell>
          <table:table-cell table:formula="of:=([.B27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77]-[.F$2])^2" office:value-type="float" office:value="0.980099999999997">
            <text:p>0.9801</text:p>
          </table:table-cell>
          <table:table-cell table:formula="of:=([.B277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78]-[.F$2])^2" office:value-type="float" office:value="0.000100000000000031">
            <text:p>0.0001</text:p>
          </table:table-cell>
          <table:table-cell table:formula="of:=([.B27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279]-[.F$2])^2" office:value-type="float" office:value="4.04010000000001">
            <text:p>4.0401</text:p>
          </table:table-cell>
          <table:table-cell table:formula="of:=([.B27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80]-[.F$2])^2" office:value-type="float" office:value="1.0201">
            <text:p>1.0201</text:p>
          </table:table-cell>
          <table:table-cell table:formula="of:=([.B280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81]-[.F$2])^2" office:value-type="float" office:value="0.000100000000000031">
            <text:p>0.0001</text:p>
          </table:table-cell>
          <table:table-cell table:formula="of:=([.B28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82]-[.F$2])^2" office:value-type="float" office:value="0.980099999999997">
            <text:p>0.9801</text:p>
          </table:table-cell>
          <table:table-cell table:formula="of:=([.B28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83]-[.F$2])^2" office:value-type="float" office:value="1.0201">
            <text:p>1.0201</text:p>
          </table:table-cell>
          <table:table-cell table:formula="of:=([.B28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284]-[.F$2])^2" office:value-type="float" office:value="0.000100000000000031">
            <text:p>0.0001</text:p>
          </table:table-cell>
          <table:table-cell table:formula="of:=([.B28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85]-[.F$2])^2" office:value-type="float" office:value="1.0201">
            <text:p>1.0201</text:p>
          </table:table-cell>
          <table:table-cell table:formula="of:=([.B28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86]-[.F$2])^2" office:value-type="float" office:value="0.980099999999997">
            <text:p>0.9801</text:p>
          </table:table-cell>
          <table:table-cell table:formula="of:=([.B28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87]-[.F$2])^2" office:value-type="float" office:value="1.0201">
            <text:p>1.0201</text:p>
          </table:table-cell>
          <table:table-cell table:formula="of:=([.B28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88]-[.F$2])^2" office:value-type="float" office:value="0.000100000000000031">
            <text:p>0.0001</text:p>
          </table:table-cell>
          <table:table-cell table:formula="of:=([.B28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formula="of:=([.A289]-[.F$2])^2" office:value-type="float" office:value="1.0201">
            <text:p>1.0201</text:p>
          </table:table-cell>
          <table:table-cell table:formula="of:=([.B289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90]-[.F$2])^2" office:value-type="float" office:value="1.0201">
            <text:p>1.0201</text:p>
          </table:table-cell>
          <table:table-cell table:formula="of:=([.B29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1]-[.F$2])^2" office:value-type="float" office:value="0.000100000000000031">
            <text:p>0.0001</text:p>
          </table:table-cell>
          <table:table-cell table:formula="of:=([.B29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292]-[.F$2])^2" office:value-type="float" office:value="0.000100000000000031">
            <text:p>0.0001</text:p>
          </table:table-cell>
          <table:table-cell table:formula="of:=([.B29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93]-[.F$2])^2" office:value-type="float" office:value="0.980099999999997">
            <text:p>0.9801</text:p>
          </table:table-cell>
          <table:table-cell table:formula="of:=([.B29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94]-[.F$2])^2" office:value-type="float" office:value="3.96009999999999">
            <text:p>3.9601</text:p>
          </table:table-cell>
          <table:table-cell table:formula="of:=([.B294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95]-[.F$2])^2" office:value-type="float" office:value="0.000100000000000031">
            <text:p>0.0001</text:p>
          </table:table-cell>
          <table:table-cell table:formula="of:=([.B295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96]-[.F$2])^2" office:value-type="float" office:value="1.0201">
            <text:p>1.0201</text:p>
          </table:table-cell>
          <table:table-cell table:formula="of:=([.B29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7]-[.F$2])^2" office:value-type="float" office:value="16.0801">
            <text:p>16.0801</text:p>
          </table:table-cell>
          <table:table-cell table:formula="of:=([.B297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98]-[.F$2])^2" office:value-type="float" office:value="0.980099999999997">
            <text:p>0.9801</text:p>
          </table:table-cell>
          <table:table-cell table:formula="of:=([.B29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9]-[.F$2])^2" office:value-type="float" office:value="0.000100000000000031">
            <text:p>0.0001</text:p>
          </table:table-cell>
          <table:table-cell table:formula="of:=([.B29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00]-[.F$2])^2" office:value-type="float" office:value="0.980099999999997">
            <text:p>0.9801</text:p>
          </table:table-cell>
          <table:table-cell table:formula="of:=([.B300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301]-[.F$2])^2" office:value-type="float" office:value="0.980099999999997">
            <text:p>0.9801</text:p>
          </table:table-cell>
          <table:table-cell table:formula="of:=([.B301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02]-[.F$2])^2" office:value-type="float" office:value="4.04010000000001">
            <text:p>4.0401</text:p>
          </table:table-cell>
          <table:table-cell table:formula="of:=([.B30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303]-[.F$2])^2" office:value-type="float" office:value="0.980099999999997">
            <text:p>0.9801</text:p>
          </table:table-cell>
          <table:table-cell table:formula="of:=([.B303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04]-[.F$2])^2" office:value-type="float" office:value="1.0201">
            <text:p>1.0201</text:p>
          </table:table-cell>
          <table:table-cell table:formula="of:=([.B30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05]-[.F$2])^2" office:value-type="float" office:value="0.000100000000000031">
            <text:p>0.0001</text:p>
          </table:table-cell>
          <table:table-cell table:formula="of:=([.B30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formula="of:=([.A306]-[.F$2])^2" office:value-type="float" office:value="4.04010000000001">
            <text:p>4.0401</text:p>
          </table:table-cell>
          <table:table-cell table:formula="of:=([.B306]-[.G$2])^2" office:value-type="float" office:value="79.8342250000001">
            <text:p>79.8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07]-[.F$2])^2" office:value-type="float" office:value="1.0201">
            <text:p>1.0201</text:p>
          </table:table-cell>
          <table:table-cell table:formula="of:=([.B30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08]-[.F$2])^2" office:value-type="float" office:value="1.0201">
            <text:p>1.0201</text:p>
          </table:table-cell>
          <table:table-cell table:formula="of:=([.B30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formula="of:=([.A309]-[.F$2])^2" office:value-type="float" office:value="8.94009999999999">
            <text:p>8.9401</text:p>
          </table:table-cell>
          <table:table-cell table:formula="of:=([.B30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10]-[.F$2])^2" office:value-type="float" office:value="0.980099999999997">
            <text:p>0.9801</text:p>
          </table:table-cell>
          <table:table-cell table:formula="of:=([.B31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311]-[.F$2])^2" office:value-type="float" office:value="0.000100000000000031">
            <text:p>0.0001</text:p>
          </table:table-cell>
          <table:table-cell table:formula="of:=([.B311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312]-[.F$2])^2" office:value-type="float" office:value="0.980099999999997">
            <text:p>0.9801</text:p>
          </table:table-cell>
          <table:table-cell table:formula="of:=([.B312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313]-[.F$2])^2" office:value-type="float" office:value="0.000100000000000031">
            <text:p>0.0001</text:p>
          </table:table-cell>
          <table:table-cell table:formula="of:=([.B313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314]-[.F$2])^2" office:value-type="float" office:value="4.04010000000001">
            <text:p>4.0401</text:p>
          </table:table-cell>
          <table:table-cell table:formula="of:=([.B31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15]-[.F$2])^2" office:value-type="float" office:value="25.1001">
            <text:p>25.1001</text:p>
          </table:table-cell>
          <table:table-cell table:formula="of:=([.B315]-[.G$2])^2" office:value-type="float" office:value="896.104225">
            <text:p>896.1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16]-[.F$2])^2" office:value-type="float" office:value="1.0201">
            <text:p>1.0201</text:p>
          </table:table-cell>
          <table:table-cell table:formula="of:=([.B31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17]-[.F$2])^2" office:value-type="float" office:value="1.0201">
            <text:p>1.0201</text:p>
          </table:table-cell>
          <table:table-cell table:formula="of:=([.B317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18]-[.F$2])^2" office:value-type="float" office:value="1.0201">
            <text:p>1.0201</text:p>
          </table:table-cell>
          <table:table-cell table:formula="of:=([.B31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19]-[.F$2])^2" office:value-type="float" office:value="1.0201">
            <text:p>1.0201</text:p>
          </table:table-cell>
          <table:table-cell table:formula="of:=([.B31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20]-[.F$2])^2" office:value-type="float" office:value="0.980099999999997">
            <text:p>0.9801</text:p>
          </table:table-cell>
          <table:table-cell table:formula="of:=([.B32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21]-[.F$2])^2" office:value-type="float" office:value="0.000100000000000031">
            <text:p>0.0001</text:p>
          </table:table-cell>
          <table:table-cell table:formula="of:=([.B32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22]-[.F$2])^2" office:value-type="float" office:value="0.000100000000000031">
            <text:p>0.0001</text:p>
          </table:table-cell>
          <table:table-cell table:formula="of:=([.B32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323]-[.F$2])^2" office:value-type="float" office:value="0.000100000000000031">
            <text:p>0.0001</text:p>
          </table:table-cell>
          <table:table-cell table:formula="of:=([.B32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24]-[.F$2])^2" office:value-type="float" office:value="1.0201">
            <text:p>1.0201</text:p>
          </table:table-cell>
          <table:table-cell table:formula="of:=([.B32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25]-[.F$2])^2" office:value-type="float" office:value="0.000100000000000031">
            <text:p>0.0001</text:p>
          </table:table-cell>
          <table:table-cell table:formula="of:=([.B32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26]-[.F$2])^2" office:value-type="float" office:value="4.04010000000001">
            <text:p>4.0401</text:p>
          </table:table-cell>
          <table:table-cell table:formula="of:=([.B32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27]-[.F$2])^2" office:value-type="float" office:value="0.000100000000000031">
            <text:p>0.0001</text:p>
          </table:table-cell>
          <table:table-cell table:formula="of:=([.B32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28]-[.F$2])^2" office:value-type="float" office:value="0.980099999999997">
            <text:p>0.9801</text:p>
          </table:table-cell>
          <table:table-cell table:formula="of:=([.B32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29]-[.F$2])^2" office:value-type="float" office:value="1.0201">
            <text:p>1.0201</text:p>
          </table:table-cell>
          <table:table-cell table:formula="of:=([.B32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30]-[.F$2])^2" office:value-type="float" office:value="1.0201">
            <text:p>1.0201</text:p>
          </table:table-cell>
          <table:table-cell table:formula="of:=([.B33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table:formula="of:=([.A331]-[.F$2])^2" office:value-type="float" office:value="3.96009999999999">
            <text:p>3.9601</text:p>
          </table:table-cell>
          <table:table-cell table:formula="of:=([.B331]-[.G$2])^2" office:value-type="float" office:value="226.954225">
            <text:p>226.9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332]-[.F$2])^2" office:value-type="float" office:value="0.000100000000000031">
            <text:p>0.0001</text:p>
          </table:table-cell>
          <table:table-cell table:formula="of:=([.B332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33]-[.F$2])^2" office:value-type="float" office:value="0.980099999999997">
            <text:p>0.9801</text:p>
          </table:table-cell>
          <table:table-cell table:formula="of:=([.B33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34]-[.F$2])^2" office:value-type="float" office:value="4.04010000000001">
            <text:p>4.0401</text:p>
          </table:table-cell>
          <table:table-cell table:formula="of:=([.B33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335]-[.F$2])^2" office:value-type="float" office:value="4.04010000000001">
            <text:p>4.0401</text:p>
          </table:table-cell>
          <table:table-cell table:formula="of:=([.B335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36]-[.F$2])^2" office:value-type="float" office:value="1.0201">
            <text:p>1.0201</text:p>
          </table:table-cell>
          <table:table-cell table:formula="of:=([.B33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337]-[.F$2])^2" office:value-type="float" office:value="1.0201">
            <text:p>1.0201</text:p>
          </table:table-cell>
          <table:table-cell table:formula="of:=([.B337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38]-[.F$2])^2" office:value-type="float" office:value="4.04010000000001">
            <text:p>4.0401</text:p>
          </table:table-cell>
          <table:table-cell table:formula="of:=([.B33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339]-[.F$2])^2" office:value-type="float" office:value="0.980099999999997">
            <text:p>0.9801</text:p>
          </table:table-cell>
          <table:table-cell table:formula="of:=([.B339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40]-[.F$2])^2" office:value-type="float" office:value="1.0201">
            <text:p>1.0201</text:p>
          </table:table-cell>
          <table:table-cell table:formula="of:=([.B34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41]-[.F$2])^2" office:value-type="float" office:value="0.980099999999997">
            <text:p>0.9801</text:p>
          </table:table-cell>
          <table:table-cell table:formula="of:=([.B34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42]-[.F$2])^2" office:value-type="float" office:value="0.000100000000000031">
            <text:p>0.0001</text:p>
          </table:table-cell>
          <table:table-cell table:formula="of:=([.B34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43]-[.F$2])^2" office:value-type="float" office:value="1.0201">
            <text:p>1.0201</text:p>
          </table:table-cell>
          <table:table-cell table:formula="of:=([.B34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4]-[.F$2])^2" office:value-type="float" office:value="1.0201">
            <text:p>1.0201</text:p>
          </table:table-cell>
          <table:table-cell table:formula="of:=([.B34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table:formula="of:=([.A345]-[.F$2])^2" office:value-type="float" office:value="24.9001">
            <text:p>24.9001</text:p>
          </table:table-cell>
          <table:table-cell table:formula="of:=([.B345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46]-[.F$2])^2" office:value-type="float" office:value="0.000100000000000031">
            <text:p>0.0001</text:p>
          </table:table-cell>
          <table:table-cell table:formula="of:=([.B34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7]-[.F$2])^2" office:value-type="float" office:value="1.0201">
            <text:p>1.0201</text:p>
          </table:table-cell>
          <table:table-cell table:formula="of:=([.B34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48]-[.F$2])^2" office:value-type="float" office:value="1.0201">
            <text:p>1.0201</text:p>
          </table:table-cell>
          <table:table-cell table:formula="of:=([.B34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9]-[.F$2])^2" office:value-type="float" office:value="1.0201">
            <text:p>1.0201</text:p>
          </table:table-cell>
          <table:table-cell table:formula="of:=([.B34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50]-[.F$2])^2" office:value-type="float" office:value="1.0201">
            <text:p>1.0201</text:p>
          </table:table-cell>
          <table:table-cell table:formula="of:=([.B35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51]-[.F$2])^2" office:value-type="float" office:value="0.000100000000000031">
            <text:p>0.0001</text:p>
          </table:table-cell>
          <table:table-cell table:formula="of:=([.B35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52]-[.F$2])^2" office:value-type="float" office:value="0.980099999999997">
            <text:p>0.9801</text:p>
          </table:table-cell>
          <table:table-cell table:formula="of:=([.B35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53]-[.F$2])^2" office:value-type="float" office:value="1.0201">
            <text:p>1.0201</text:p>
          </table:table-cell>
          <table:table-cell table:formula="of:=([.B35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table:formula="of:=([.A354]-[.F$2])^2" office:value-type="float" office:value="1.0201">
            <text:p>1.0201</text:p>
          </table:table-cell>
          <table:table-cell table:formula="of:=([.B354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55]-[.F$2])^2" office:value-type="float" office:value="0.000100000000000031">
            <text:p>0.0001</text:p>
          </table:table-cell>
          <table:table-cell table:formula="of:=([.B35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56]-[.F$2])^2" office:value-type="float" office:value="1.0201">
            <text:p>1.0201</text:p>
          </table:table-cell>
          <table:table-cell table:formula="of:=([.B35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357]-[.F$2])^2" office:value-type="float" office:value="1.0201">
            <text:p>1.0201</text:p>
          </table:table-cell>
          <table:table-cell table:formula="of:=([.B35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58]-[.F$2])^2" office:value-type="float" office:value="1.0201">
            <text:p>1.0201</text:p>
          </table:table-cell>
          <table:table-cell table:formula="of:=([.B358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359]-[.F$2])^2" office:value-type="float" office:value="0.000100000000000031">
            <text:p>0.0001</text:p>
          </table:table-cell>
          <table:table-cell table:formula="of:=([.B359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360]-[.F$2])^2" office:value-type="float" office:value="35.8801">
            <text:p>35.8801</text:p>
          </table:table-cell>
          <table:table-cell table:formula="of:=([.B36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61]-[.F$2])^2" office:value-type="float" office:value="3.96009999999999">
            <text:p>3.9601</text:p>
          </table:table-cell>
          <table:table-cell table:formula="of:=([.B36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table:formula="of:=([.A362]-[.F$2])^2" office:value-type="float" office:value="3.96009999999999">
            <text:p>3.9601</text:p>
          </table:table-cell>
          <table:table-cell table:formula="of:=([.B362]-[.G$2])^2" office:value-type="float" office:value="579.124225">
            <text:p>579.1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363]-[.F$2])^2" office:value-type="float" office:value="4.04010000000001">
            <text:p>4.0401</text:p>
          </table:table-cell>
          <table:table-cell table:formula="of:=([.B363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formula="of:=([.A364]-[.F$2])^2" office:value-type="float" office:value="9.06010000000001">
            <text:p>9.0601</text:p>
          </table:table-cell>
          <table:table-cell table:formula="of:=([.B364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table:formula="of:=([.A365]-[.F$2])^2" office:value-type="float" office:value="15.9201">
            <text:p>15.9201</text:p>
          </table:table-cell>
          <table:table-cell table:formula="of:=([.B365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366]-[.F$2])^2" office:value-type="float" office:value="3.96009999999999">
            <text:p>3.9601</text:p>
          </table:table-cell>
          <table:table-cell table:formula="of:=([.B36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67]-[.F$2])^2" office:value-type="float" office:value="4.04010000000001">
            <text:p>4.0401</text:p>
          </table:table-cell>
          <table:table-cell table:formula="of:=([.B36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368]-[.F$2])^2" office:value-type="float" office:value="1.0201">
            <text:p>1.0201</text:p>
          </table:table-cell>
          <table:table-cell table:formula="of:=([.B36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table:formula="of:=([.A369]-[.F$2])^2" office:value-type="float" office:value="15.9201">
            <text:p>15.9201</text:p>
          </table:table-cell>
          <table:table-cell table:formula="of:=([.B369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70]-[.F$2])^2" office:value-type="float" office:value="0.980099999999997">
            <text:p>0.9801</text:p>
          </table:table-cell>
          <table:table-cell table:formula="of:=([.B370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71]-[.F$2])^2" office:value-type="float" office:value="0.980099999999997">
            <text:p>0.9801</text:p>
          </table:table-cell>
          <table:table-cell table:formula="of:=([.B37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72]-[.F$2])^2" office:value-type="float" office:value="0.000100000000000031">
            <text:p>0.0001</text:p>
          </table:table-cell>
          <table:table-cell table:formula="of:=([.B37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73]-[.F$2])^2" office:value-type="float" office:value="1.0201">
            <text:p>1.0201</text:p>
          </table:table-cell>
          <table:table-cell table:formula="of:=([.B37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74]-[.F$2])^2" office:value-type="float" office:value="1.0201">
            <text:p>1.0201</text:p>
          </table:table-cell>
          <table:table-cell table:formula="of:=([.B37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375]-[.F$2])^2" office:value-type="float" office:value="0.980099999999997">
            <text:p>0.9801</text:p>
          </table:table-cell>
          <table:table-cell table:formula="of:=([.B375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376]-[.F$2])^2" office:value-type="float" office:value="1.0201">
            <text:p>1.0201</text:p>
          </table:table-cell>
          <table:table-cell table:formula="of:=([.B376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([.A377]-[.F$2])^2" office:value-type="float" office:value="0.000100000000000031">
            <text:p>0.0001</text:p>
          </table:table-cell>
          <table:table-cell table:formula="of:=([.B377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78]-[.F$2])^2" office:value-type="float" office:value="1.0201">
            <text:p>1.0201</text:p>
          </table:table-cell>
          <table:table-cell table:formula="of:=([.B37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79]-[.F$2])^2" office:value-type="float" office:value="0.980099999999997">
            <text:p>0.9801</text:p>
          </table:table-cell>
          <table:table-cell table:formula="of:=([.B37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80]-[.F$2])^2" office:value-type="float" office:value="1.0201">
            <text:p>1.0201</text:p>
          </table:table-cell>
          <table:table-cell table:formula="of:=([.B38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81]-[.F$2])^2" office:value-type="float" office:value="4.04010000000001">
            <text:p>4.0401</text:p>
          </table:table-cell>
          <table:table-cell table:formula="of:=([.B38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382]-[.F$2])^2" office:value-type="float" office:value="4.04010000000001">
            <text:p>4.0401</text:p>
          </table:table-cell>
          <table:table-cell table:formula="of:=([.B38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83]-[.F$2])^2" office:value-type="float" office:value="1.0201">
            <text:p>1.0201</text:p>
          </table:table-cell>
          <table:table-cell table:formula="of:=([.B38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([.A384]-[.F$2])^2" office:value-type="float" office:value="48.8601">
            <text:p>48.8601</text:p>
          </table:table-cell>
          <table:table-cell table:formula="of:=([.B384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85]-[.F$2])^2" office:value-type="float" office:value="0.000100000000000031">
            <text:p>0.0001</text:p>
          </table:table-cell>
          <table:table-cell table:formula="of:=([.B38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86]-[.F$2])^2" office:value-type="float" office:value="1.0201">
            <text:p>1.0201</text:p>
          </table:table-cell>
          <table:table-cell table:formula="of:=([.B38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387]-[.F$2])^2" office:value-type="float" office:value="16.0801">
            <text:p>16.0801</text:p>
          </table:table-cell>
          <table:table-cell table:formula="of:=([.B387]-[.G$2])^2" office:value-type="float" office:value="167.314225">
            <text:p>167.3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88]-[.F$2])^2" office:value-type="float" office:value="0.000100000000000031">
            <text:p>0.0001</text:p>
          </table:table-cell>
          <table:table-cell table:formula="of:=([.B38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89]-[.F$2])^2" office:value-type="float" office:value="1.0201">
            <text:p>1.0201</text:p>
          </table:table-cell>
          <table:table-cell table:formula="of:=([.B38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90]-[.F$2])^2" office:value-type="float" office:value="0.980099999999997">
            <text:p>0.9801</text:p>
          </table:table-cell>
          <table:table-cell table:formula="of:=([.B39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91]-[.F$2])^2" office:value-type="float" office:value="0.000100000000000031">
            <text:p>0.0001</text:p>
          </table:table-cell>
          <table:table-cell table:formula="of:=([.B39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392]-[.F$2])^2" office:value-type="float" office:value="0.000100000000000031">
            <text:p>0.0001</text:p>
          </table:table-cell>
          <table:table-cell table:formula="of:=([.B392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393]-[.F$2])^2" office:value-type="float" office:value="1.0201">
            <text:p>1.0201</text:p>
          </table:table-cell>
          <table:table-cell table:formula="of:=([.B393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394]-[.F$2])^2" office:value-type="float" office:value="4.04010000000001">
            <text:p>4.0401</text:p>
          </table:table-cell>
          <table:table-cell table:formula="of:=([.B394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395]-[.F$2])^2" office:value-type="float" office:value="0.980099999999997">
            <text:p>0.9801</text:p>
          </table:table-cell>
          <table:table-cell table:formula="of:=([.B395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396]-[.F$2])^2" office:value-type="float" office:value="0.000100000000000031">
            <text:p>0.0001</text:p>
          </table:table-cell>
          <table:table-cell table:formula="of:=([.B39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97]-[.F$2])^2" office:value-type="float" office:value="0.000100000000000031">
            <text:p>0.0001</text:p>
          </table:table-cell>
          <table:table-cell table:formula="of:=([.B39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98]-[.F$2])^2" office:value-type="float" office:value="1.0201">
            <text:p>1.0201</text:p>
          </table:table-cell>
          <table:table-cell table:formula="of:=([.B398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([.A399]-[.F$2])^2" office:value-type="float" office:value="4.04010000000001">
            <text:p>4.0401</text:p>
          </table:table-cell>
          <table:table-cell table:formula="of:=([.B399]-[.G$2])^2" office:value-type="float" office:value="119.574225">
            <text:p>119.5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00]-[.F$2])^2" office:value-type="float" office:value="1.0201">
            <text:p>1.0201</text:p>
          </table:table-cell>
          <table:table-cell table:formula="of:=([.B40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01]-[.F$2])^2" office:value-type="float" office:value="1.0201">
            <text:p>1.0201</text:p>
          </table:table-cell>
          <table:table-cell table:formula="of:=([.B40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02]-[.F$2])^2" office:value-type="float" office:value="0.000100000000000031">
            <text:p>0.0001</text:p>
          </table:table-cell>
          <table:table-cell table:formula="of:=([.B40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03]-[.F$2])^2" office:value-type="float" office:value="1.0201">
            <text:p>1.0201</text:p>
          </table:table-cell>
          <table:table-cell table:formula="of:=([.B40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04]-[.F$2])^2" office:value-type="float" office:value="0.000100000000000031">
            <text:p>0.0001</text:p>
          </table:table-cell>
          <table:table-cell table:formula="of:=([.B40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table:formula="of:=([.A405]-[.F$2])^2" office:value-type="float" office:value="63.8401">
            <text:p>63.8401</text:p>
          </table:table-cell>
          <table:table-cell table:formula="of:=([.B405]-[.G$2])^2" office:value-type="float" office:value="579.124225">
            <text:p>579.1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06]-[.F$2])^2" office:value-type="float" office:value="1.0201">
            <text:p>1.0201</text:p>
          </table:table-cell>
          <table:table-cell table:formula="of:=([.B40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407]-[.F$2])^2" office:value-type="float" office:value="1.0201">
            <text:p>1.0201</text:p>
          </table:table-cell>
          <table:table-cell table:formula="of:=([.B407]-[.G$2])^2" office:value-type="float" office:value="397.404225">
            <text:p>397.40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408]-[.F$2])^2" office:value-type="float" office:value="4.04010000000001">
            <text:p>4.0401</text:p>
          </table:table-cell>
          <table:table-cell table:formula="of:=([.B408]-[.G$2])^2" office:value-type="float" office:value="62.964225">
            <text:p>62.96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([.A409]-[.F$2])^2" office:value-type="float" office:value="9.06010000000001">
            <text:p>9.0601</text:p>
          </table:table-cell>
          <table:table-cell table:formula="of:=([.B409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10]-[.F$2])^2" office:value-type="float" office:value="1.0201">
            <text:p>1.0201</text:p>
          </table:table-cell>
          <table:table-cell table:formula="of:=([.B41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411]-[.F$2])^2" office:value-type="float" office:value="1.0201">
            <text:p>1.0201</text:p>
          </table:table-cell>
          <table:table-cell table:formula="of:=([.B41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412]-[.F$2])^2" office:value-type="float" office:value="3.96009999999999">
            <text:p>3.9601</text:p>
          </table:table-cell>
          <table:table-cell table:formula="of:=([.B412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A413]-[.F$2])^2" office:value-type="float" office:value="1.0201">
            <text:p>1.0201</text:p>
          </table:table-cell>
          <table:table-cell table:formula="of:=([.B413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formula="of:=([.A414]-[.F$2])^2" office:value-type="float" office:value="1.0201">
            <text:p>1.0201</text:p>
          </table:table-cell>
          <table:table-cell table:formula="of:=([.B414]-[.G$2])^2" office:value-type="float" office:value="197.824225">
            <text:p>197.82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formula="of:=([.A415]-[.F$2])^2" office:value-type="float" office:value="3.96009999999999">
            <text:p>3.9601</text:p>
          </table:table-cell>
          <table:table-cell table:formula="of:=([.B415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([.A416]-[.F$2])^2" office:value-type="float" office:value="48.8601">
            <text:p>48.8601</text:p>
          </table:table-cell>
          <table:table-cell table:formula="of:=([.B416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417]-[.F$2])^2" office:value-type="float" office:value="0.000100000000000031">
            <text:p>0.0001</text:p>
          </table:table-cell>
          <table:table-cell table:formula="of:=([.B417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formula="of:=([.A418]-[.F$2])^2" office:value-type="float" office:value="15.9201">
            <text:p>15.9201</text:p>
          </table:table-cell>
          <table:table-cell table:formula="of:=([.B418]-[.G$2])^2" office:value-type="float" office:value="291.214225">
            <text:p>291.2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19]-[.F$2])^2" office:value-type="float" office:value="0.000100000000000031">
            <text:p>0.0001</text:p>
          </table:table-cell>
          <table:table-cell table:formula="of:=([.B41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420]-[.F$2])^2" office:value-type="float" office:value="0.000100000000000031">
            <text:p>0.0001</text:p>
          </table:table-cell>
          <table:table-cell table:formula="of:=([.B42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21]-[.F$2])^2" office:value-type="float" office:value="16.0801">
            <text:p>16.0801</text:p>
          </table:table-cell>
          <table:table-cell table:formula="of:=([.B421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422]-[.F$2])^2" office:value-type="float" office:value="0.000100000000000031">
            <text:p>0.0001</text:p>
          </table:table-cell>
          <table:table-cell table:formula="of:=([.B422]-[.G$2])^2" office:value-type="float" office:value="226.954225">
            <text:p>226.9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23]-[.F$2])^2" office:value-type="float" office:value="1.0201">
            <text:p>1.0201</text:p>
          </table:table-cell>
          <table:table-cell table:formula="of:=([.B42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formula="of:=([.A424]-[.F$2])^2" office:value-type="float" office:value="0.000100000000000031">
            <text:p>0.0001</text:p>
          </table:table-cell>
          <table:table-cell table:formula="of:=([.B424]-[.G$2])^2" office:value-type="float" office:value="326.344225">
            <text:p>326.3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25]-[.F$2])^2" office:value-type="float" office:value="4.04010000000001">
            <text:p>4.0401</text:p>
          </table:table-cell>
          <table:table-cell table:formula="of:=([.B42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426]-[.F$2])^2" office:value-type="float" office:value="3.96009999999999">
            <text:p>3.9601</text:p>
          </table:table-cell>
          <table:table-cell table:formula="of:=([.B42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427]-[.F$2])^2" office:value-type="float" office:value="4.04010000000001">
            <text:p>4.0401</text:p>
          </table:table-cell>
          <table:table-cell table:formula="of:=([.B42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28]-[.F$2])^2" office:value-type="float" office:value="1.0201">
            <text:p>1.0201</text:p>
          </table:table-cell>
          <table:table-cell table:formula="of:=([.B42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29]-[.F$2])^2" office:value-type="float" office:value="0.000100000000000031">
            <text:p>0.0001</text:p>
          </table:table-cell>
          <table:table-cell table:formula="of:=([.B42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430]-[.F$2])^2" office:value-type="float" office:value="0.980099999999997">
            <text:p>0.9801</text:p>
          </table:table-cell>
          <table:table-cell table:formula="of:=([.B430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431]-[.F$2])^2" office:value-type="float" office:value="1.0201">
            <text:p>1.0201</text:p>
          </table:table-cell>
          <table:table-cell table:formula="of:=([.B431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32]-[.F$2])^2" office:value-type="float" office:value="1.0201">
            <text:p>1.0201</text:p>
          </table:table-cell>
          <table:table-cell table:formula="of:=([.B43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33]-[.F$2])^2" office:value-type="float" office:value="4.04010000000001">
            <text:p>4.0401</text:p>
          </table:table-cell>
          <table:table-cell table:formula="of:=([.B43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formula="of:=([.A434]-[.F$2])^2" office:value-type="float" office:value="1.0201">
            <text:p>1.0201</text:p>
          </table:table-cell>
          <table:table-cell table:formula="of:=([.B434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table:formula="of:=([.A435]-[.F$2])^2" office:value-type="float" office:value="24.9001">
            <text:p>24.9001</text:p>
          </table:table-cell>
          <table:table-cell table:formula="of:=([.B435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436]-[.F$2])^2" office:value-type="float" office:value="4.04010000000001">
            <text:p>4.0401</text:p>
          </table:table-cell>
          <table:table-cell table:formula="of:=([.B436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437]-[.F$2])^2" office:value-type="float" office:value="0.980099999999997">
            <text:p>0.9801</text:p>
          </table:table-cell>
          <table:table-cell table:formula="of:=([.B437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38]-[.F$2])^2" office:value-type="float" office:value="4.04010000000001">
            <text:p>4.0401</text:p>
          </table:table-cell>
          <table:table-cell table:formula="of:=([.B43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39]-[.F$2])^2" office:value-type="float" office:value="4.04010000000001">
            <text:p>4.0401</text:p>
          </table:table-cell>
          <table:table-cell table:formula="of:=([.B43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440]-[.F$2])^2" office:value-type="float" office:value="0.000100000000000031">
            <text:p>0.0001</text:p>
          </table:table-cell>
          <table:table-cell table:formula="of:=([.B44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441]-[.F$2])^2" office:value-type="float" office:value="0.980099999999997">
            <text:p>0.9801</text:p>
          </table:table-cell>
          <table:table-cell table:formula="of:=([.B441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442]-[.F$2])^2" office:value-type="float" office:value="0.980099999999997">
            <text:p>0.9801</text:p>
          </table:table-cell>
          <table:table-cell table:formula="of:=([.B442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43]-[.F$2])^2" office:value-type="float" office:value="0.000100000000000031">
            <text:p>0.0001</text:p>
          </table:table-cell>
          <table:table-cell table:formula="of:=([.B44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table:formula="of:=([.A444]-[.F$2])^2" office:value-type="float" office:value="8.94009999999999">
            <text:p>8.9401</text:p>
          </table:table-cell>
          <table:table-cell table:formula="of:=([.B444]-[.G$2])^2" office:value-type="float" office:value="732.514225">
            <text:p>732.5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table:formula="of:=([.A445]-[.F$2])^2" office:value-type="float" office:value="3.96009999999999">
            <text:p>3.9601</text:p>
          </table:table-cell>
          <table:table-cell table:formula="of:=([.B44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446]-[.F$2])^2" office:value-type="float" office:value="1.0201">
            <text:p>1.0201</text:p>
          </table:table-cell>
          <table:table-cell table:formula="of:=([.B44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447]-[.F$2])^2" office:value-type="float" office:value="0.000100000000000031">
            <text:p>0.0001</text:p>
          </table:table-cell>
          <table:table-cell table:formula="of:=([.B44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48]-[.F$2])^2" office:value-type="float" office:value="4.04010000000001">
            <text:p>4.0401</text:p>
          </table:table-cell>
          <table:table-cell table:formula="of:=([.B44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table:formula="of:=([.A449]-[.F$2])^2" office:value-type="float" office:value="63.8401">
            <text:p>63.8401</text:p>
          </table:table-cell>
          <table:table-cell table:formula="of:=([.B449]-[.G$2])^2" office:value-type="float" office:value="844.774225">
            <text:p>844.7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50]-[.F$2])^2" office:value-type="float" office:value="0.000100000000000031">
            <text:p>0.0001</text:p>
          </table:table-cell>
          <table:table-cell table:formula="of:=([.B45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51]-[.F$2])^2" office:value-type="float" office:value="0.000100000000000031">
            <text:p>0.0001</text:p>
          </table:table-cell>
          <table:table-cell table:formula="of:=([.B45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table:formula="of:=([.A452]-[.F$2])^2" office:value-type="float" office:value="48.8601">
            <text:p>48.8601</text:p>
          </table:table-cell>
          <table:table-cell table:formula="of:=([.B452]-[.G$2])^2" office:value-type="float" office:value="579.124225">
            <text:p>579.1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453]-[.F$2])^2" office:value-type="float" office:value="1.0201">
            <text:p>1.0201</text:p>
          </table:table-cell>
          <table:table-cell table:formula="of:=([.B453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54]-[.F$2])^2" office:value-type="float" office:value="0.980099999999997">
            <text:p>0.9801</text:p>
          </table:table-cell>
          <table:table-cell table:formula="of:=([.B454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([.A455]-[.F$2])^2" office:value-type="float" office:value="0.000100000000000031">
            <text:p>0.0001</text:p>
          </table:table-cell>
          <table:table-cell table:formula="of:=([.B455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56]-[.F$2])^2" office:value-type="float" office:value="1.0201">
            <text:p>1.0201</text:p>
          </table:table-cell>
          <table:table-cell table:formula="of:=([.B45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formula="of:=([.A457]-[.F$2])^2" office:value-type="float" office:value="0.980099999999997">
            <text:p>0.9801</text:p>
          </table:table-cell>
          <table:table-cell table:formula="of:=([.B457]-[.G$2])^2" office:value-type="float" office:value="443.734225">
            <text:p>443.7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formula="of:=([.A458]-[.F$2])^2" office:value-type="float" office:value="0.980099999999997">
            <text:p>0.9801</text:p>
          </table:table-cell>
          <table:table-cell table:formula="of:=([.B458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59]-[.F$2])^2" office:value-type="float" office:value="1.0201">
            <text:p>1.0201</text:p>
          </table:table-cell>
          <table:table-cell table:formula="of:=([.B45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60]-[.F$2])^2" office:value-type="float" office:value="0.980099999999997">
            <text:p>0.9801</text:p>
          </table:table-cell>
          <table:table-cell table:formula="of:=([.B46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461]-[.F$2])^2" office:value-type="float" office:value="1.0201">
            <text:p>1.0201</text:p>
          </table:table-cell>
          <table:table-cell table:formula="of:=([.B46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62]-[.F$2])^2" office:value-type="float" office:value="1.0201">
            <text:p>1.0201</text:p>
          </table:table-cell>
          <table:table-cell table:formula="of:=([.B46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463]-[.F$2])^2" office:value-type="float" office:value="9.06010000000001">
            <text:p>9.0601</text:p>
          </table:table-cell>
          <table:table-cell table:formula="of:=([.B463]-[.G$2])^2" office:value-type="float" office:value="253.924225">
            <text:p>253.92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formula="of:=([.A464]-[.F$2])^2" office:value-type="float" office:value="3.96009999999999">
            <text:p>3.9601</text:p>
          </table:table-cell>
          <table:table-cell table:formula="of:=([.B464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65]-[.F$2])^2" office:value-type="float" office:value="0.980099999999997">
            <text:p>0.9801</text:p>
          </table:table-cell>
          <table:table-cell table:formula="of:=([.B465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466]-[.F$2])^2" office:value-type="float" office:value="0.980099999999997">
            <text:p>0.9801</text:p>
          </table:table-cell>
          <table:table-cell table:formula="of:=([.B46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67]-[.F$2])^2" office:value-type="float" office:value="0.000100000000000031">
            <text:p>0.0001</text:p>
          </table:table-cell>
          <table:table-cell table:formula="of:=([.B46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468]-[.F$2])^2" office:value-type="float" office:value="0.980099999999997">
            <text:p>0.9801</text:p>
          </table:table-cell>
          <table:table-cell table:formula="of:=([.B46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69]-[.F$2])^2" office:value-type="float" office:value="1.0201">
            <text:p>1.0201</text:p>
          </table:table-cell>
          <table:table-cell table:formula="of:=([.B46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470]-[.F$2])^2" office:value-type="float" office:value="24.9001">
            <text:p>24.9001</text:p>
          </table:table-cell>
          <table:table-cell table:formula="of:=([.B470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71]-[.F$2])^2" office:value-type="float" office:value="0.980099999999997">
            <text:p>0.9801</text:p>
          </table:table-cell>
          <table:table-cell table:formula="of:=([.B47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72]-[.F$2])^2" office:value-type="float" office:value="0.000100000000000031">
            <text:p>0.0001</text:p>
          </table:table-cell>
          <table:table-cell table:formula="of:=([.B47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73]-[.F$2])^2" office:value-type="float" office:value="1.0201">
            <text:p>1.0201</text:p>
          </table:table-cell>
          <table:table-cell table:formula="of:=([.B47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74]-[.F$2])^2" office:value-type="float" office:value="0.000100000000000031">
            <text:p>0.0001</text:p>
          </table:table-cell>
          <table:table-cell table:formula="of:=([.B47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475]-[.F$2])^2" office:value-type="float" office:value="0.000100000000000031">
            <text:p>0.0001</text:p>
          </table:table-cell>
          <table:table-cell table:formula="of:=([.B475]-[.G$2])^2" office:value-type="float" office:value="443.734225">
            <text:p>443.73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476]-[.F$2])^2" office:value-type="float" office:value="3.96009999999999">
            <text:p>3.9601</text:p>
          </table:table-cell>
          <table:table-cell table:formula="of:=([.B476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77]-[.F$2])^2" office:value-type="float" office:value="1.0201">
            <text:p>1.0201</text:p>
          </table:table-cell>
          <table:table-cell table:formula="of:=([.B477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478]-[.F$2])^2" office:value-type="float" office:value="0.980099999999997">
            <text:p>0.9801</text:p>
          </table:table-cell>
          <table:table-cell table:formula="of:=([.B478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479]-[.F$2])^2" office:value-type="float" office:value="0.980099999999997">
            <text:p>0.9801</text:p>
          </table:table-cell>
          <table:table-cell table:formula="of:=([.B47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480]-[.F$2])^2" office:value-type="float" office:value="1.0201">
            <text:p>1.0201</text:p>
          </table:table-cell>
          <table:table-cell table:formula="of:=([.B480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1]-[.F$2])^2" office:value-type="float" office:value="0.000100000000000031">
            <text:p>0.0001</text:p>
          </table:table-cell>
          <table:table-cell table:formula="of:=([.B48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2]-[.F$2])^2" office:value-type="float" office:value="0.000100000000000031">
            <text:p>0.0001</text:p>
          </table:table-cell>
          <table:table-cell table:formula="of:=([.B48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483]-[.F$2])^2" office:value-type="float" office:value="0.000100000000000031">
            <text:p>0.0001</text:p>
          </table:table-cell>
          <table:table-cell table:formula="of:=([.B48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4]-[.F$2])^2" office:value-type="float" office:value="0.000100000000000031">
            <text:p>0.0001</text:p>
          </table:table-cell>
          <table:table-cell table:formula="of:=([.B48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table:formula="of:=([.A485]-[.F$2])^2" office:value-type="float" office:value="4.04010000000001">
            <text:p>4.0401</text:p>
          </table:table-cell>
          <table:table-cell table:formula="of:=([.B485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486]-[.F$2])^2" office:value-type="float" office:value="1.0201">
            <text:p>1.0201</text:p>
          </table:table-cell>
          <table:table-cell table:formula="of:=([.B48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7]-[.F$2])^2" office:value-type="float" office:value="0.000100000000000031">
            <text:p>0.0001</text:p>
          </table:table-cell>
          <table:table-cell table:formula="of:=([.B48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88]-[.F$2])^2" office:value-type="float" office:value="1.0201">
            <text:p>1.0201</text:p>
          </table:table-cell>
          <table:table-cell table:formula="of:=([.B48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489]-[.F$2])^2" office:value-type="float" office:value="4.04010000000001">
            <text:p>4.0401</text:p>
          </table:table-cell>
          <table:table-cell table:formula="of:=([.B48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90]-[.F$2])^2" office:value-type="float" office:value="0.000100000000000031">
            <text:p>0.0001</text:p>
          </table:table-cell>
          <table:table-cell table:formula="of:=([.B49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491]-[.F$2])^2" office:value-type="float" office:value="4.04010000000001">
            <text:p>4.0401</text:p>
          </table:table-cell>
          <table:table-cell table:formula="of:=([.B49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92]-[.F$2])^2" office:value-type="float" office:value="25.1001">
            <text:p>25.1001</text:p>
          </table:table-cell>
          <table:table-cell table:formula="of:=([.B492]-[.G$2])^2" office:value-type="float" office:value="725.494225">
            <text:p>725.4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493]-[.F$2])^2" office:value-type="float" office:value="0.980099999999997">
            <text:p>0.9801</text:p>
          </table:table-cell>
          <table:table-cell table:formula="of:=([.B493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94]-[.F$2])^2" office:value-type="float" office:value="1.0201">
            <text:p>1.0201</text:p>
          </table:table-cell>
          <table:table-cell table:formula="of:=([.B49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5]-[.F$2])^2" office:value-type="float" office:value="16.0801">
            <text:p>16.0801</text:p>
          </table:table-cell>
          <table:table-cell table:formula="of:=([.B495]-[.G$2])^2" office:value-type="float" office:value="725.494225">
            <text:p>725.4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96]-[.F$2])^2" office:value-type="float" office:value="4.04010000000001">
            <text:p>4.0401</text:p>
          </table:table-cell>
          <table:table-cell table:formula="of:=([.B49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497]-[.F$2])^2" office:value-type="float" office:value="9.06010000000001">
            <text:p>9.0601</text:p>
          </table:table-cell>
          <table:table-cell table:formula="of:=([.B49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formula="of:=([.A498]-[.F$2])^2" office:value-type="float" office:value="35.8801">
            <text:p>35.8801</text:p>
          </table:table-cell>
          <table:table-cell table:formula="of:=([.B498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499]-[.F$2])^2" office:value-type="float" office:value="1.0201">
            <text:p>1.0201</text:p>
          </table:table-cell>
          <table:table-cell table:formula="of:=([.B499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00]-[.F$2])^2" office:value-type="float" office:value="3.96009999999999">
            <text:p>3.9601</text:p>
          </table:table-cell>
          <table:table-cell table:formula="of:=([.B500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formula="of:=([.A501]-[.F$2])^2" office:value-type="float" office:value="15.9201">
            <text:p>15.9201</text:p>
          </table:table-cell>
          <table:table-cell table:formula="of:=([.B501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02]-[.F$2])^2" office:value-type="float" office:value="4.04010000000001">
            <text:p>4.0401</text:p>
          </table:table-cell>
          <table:table-cell table:formula="of:=([.B502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table:formula="of:=([.A503]-[.F$2])^2" office:value-type="float" office:value="15.9201">
            <text:p>15.9201</text:p>
          </table:table-cell>
          <table:table-cell table:formula="of:=([.B503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504]-[.F$2])^2" office:value-type="float" office:value="0.000100000000000031">
            <text:p>0.0001</text:p>
          </table:table-cell>
          <table:table-cell table:formula="of:=([.B504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505]-[.F$2])^2" office:value-type="float" office:value="1.0201">
            <text:p>1.0201</text:p>
          </table:table-cell>
          <table:table-cell table:formula="of:=([.B505]-[.G$2])^2" office:value-type="float" office:value="62.964225">
            <text:p>62.96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06]-[.F$2])^2" office:value-type="float" office:value="4.04010000000001">
            <text:p>4.0401</text:p>
          </table:table-cell>
          <table:table-cell table:formula="of:=([.B506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07]-[.F$2])^2" office:value-type="float" office:value="0.980099999999997">
            <text:p>0.9801</text:p>
          </table:table-cell>
          <table:table-cell table:formula="of:=([.B50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08]-[.F$2])^2" office:value-type="float" office:value="0.980099999999997">
            <text:p>0.9801</text:p>
          </table:table-cell>
          <table:table-cell table:formula="of:=([.B50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09]-[.F$2])^2" office:value-type="float" office:value="0.980099999999997">
            <text:p>0.9801</text:p>
          </table:table-cell>
          <table:table-cell table:formula="of:=([.B50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10]-[.F$2])^2" office:value-type="float" office:value="0.000100000000000031">
            <text:p>0.0001</text:p>
          </table:table-cell>
          <table:table-cell table:formula="of:=([.B510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([.A511]-[.F$2])^2" office:value-type="float" office:value="1.0201">
            <text:p>1.0201</text:p>
          </table:table-cell>
          <table:table-cell table:formula="of:=([.B511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12]-[.F$2])^2" office:value-type="float" office:value="1.0201">
            <text:p>1.0201</text:p>
          </table:table-cell>
          <table:table-cell table:formula="of:=([.B51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13]-[.F$2])^2" office:value-type="float" office:value="0.980099999999997">
            <text:p>0.9801</text:p>
          </table:table-cell>
          <table:table-cell table:formula="of:=([.B51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14]-[.F$2])^2" office:value-type="float" office:value="4.04010000000001">
            <text:p>4.0401</text:p>
          </table:table-cell>
          <table:table-cell table:formula="of:=([.B51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15]-[.F$2])^2" office:value-type="float" office:value="0.980099999999997">
            <text:p>0.9801</text:p>
          </table:table-cell>
          <table:table-cell table:formula="of:=([.B51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16]-[.F$2])^2" office:value-type="float" office:value="0.980099999999997">
            <text:p>0.9801</text:p>
          </table:table-cell>
          <table:table-cell table:formula="of:=([.B51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517]-[.F$2])^2" office:value-type="float" office:value="0.000100000000000031">
            <text:p>0.0001</text:p>
          </table:table-cell>
          <table:table-cell table:formula="of:=([.B517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18]-[.F$2])^2" office:value-type="float" office:value="4.04010000000001">
            <text:p>4.0401</text:p>
          </table:table-cell>
          <table:table-cell table:formula="of:=([.B51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19]-[.F$2])^2" office:value-type="float" office:value="4.04010000000001">
            <text:p>4.0401</text:p>
          </table:table-cell>
          <table:table-cell table:formula="of:=([.B51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20]-[.F$2])^2" office:value-type="float" office:value="0.000100000000000031">
            <text:p>0.0001</text:p>
          </table:table-cell>
          <table:table-cell table:formula="of:=([.B52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21]-[.F$2])^2" office:value-type="float" office:value="0.980099999999997">
            <text:p>0.9801</text:p>
          </table:table-cell>
          <table:table-cell table:formula="of:=([.B52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22]-[.F$2])^2" office:value-type="float" office:value="25.1001">
            <text:p>25.1001</text:p>
          </table:table-cell>
          <table:table-cell table:formula="of:=([.B522]-[.G$2])^2" office:value-type="float" office:value="621.754225">
            <text:p>621.7542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523]-[.F$2])^2" office:value-type="float" office:value="81.1801">
            <text:p>81.1801</text:p>
          </table:table-cell>
          <table:table-cell table:formula="of:=([.B523]-[.G$2])^2" office:value-type="float" office:value="1220.454225">
            <text:p>1220.45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24]-[.F$2])^2" office:value-type="float" office:value="9.06010000000001">
            <text:p>9.0601</text:p>
          </table:table-cell>
          <table:table-cell table:formula="of:=([.B524]-[.G$2])^2" office:value-type="float" office:value="672.624225">
            <text:p>672.6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25]-[.F$2])^2" office:value-type="float" office:value="0.980099999999997">
            <text:p>0.9801</text:p>
          </table:table-cell>
          <table:table-cell table:formula="of:=([.B525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26]-[.F$2])^2" office:value-type="float" office:value="0.980099999999997">
            <text:p>0.9801</text:p>
          </table:table-cell>
          <table:table-cell table:formula="of:=([.B52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27]-[.F$2])^2" office:value-type="float" office:value="0.980099999999997">
            <text:p>0.9801</text:p>
          </table:table-cell>
          <table:table-cell table:formula="of:=([.B52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formula="of:=([.A528]-[.F$2])^2" office:value-type="float" office:value="35.8801">
            <text:p>35.8801</text:p>
          </table:table-cell>
          <table:table-cell table:formula="of:=([.B528]-[.G$2])^2" office:value-type="float" office:value="1028.164225">
            <text:p>1028.16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29]-[.F$2])^2" office:value-type="float" office:value="4.04010000000001">
            <text:p>4.0401</text:p>
          </table:table-cell>
          <table:table-cell table:formula="of:=([.B52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30]-[.F$2])^2" office:value-type="float" office:value="1.0201">
            <text:p>1.0201</text:p>
          </table:table-cell>
          <table:table-cell table:formula="of:=([.B53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531]-[.F$2])^2" office:value-type="float" office:value="3.96009999999999">
            <text:p>3.9601</text:p>
          </table:table-cell>
          <table:table-cell table:formula="of:=([.B53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formula="of:=([.A532]-[.F$2])^2" office:value-type="float" office:value="0.000100000000000031">
            <text:p>0.0001</text:p>
          </table:table-cell>
          <table:table-cell table:formula="of:=([.B532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533]-[.F$2])^2" office:value-type="float" office:value="0.980099999999997">
            <text:p>0.9801</text:p>
          </table:table-cell>
          <table:table-cell table:formula="of:=([.B533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534]-[.F$2])^2" office:value-type="float" office:value="4.04010000000001">
            <text:p>4.0401</text:p>
          </table:table-cell>
          <table:table-cell table:formula="of:=([.B53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table:formula="of:=([.A535]-[.F$2])^2" office:value-type="float" office:value="35.8801">
            <text:p>35.8801</text:p>
          </table:table-cell>
          <table:table-cell table:formula="of:=([.B53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A536]-[.F$2])^2" office:value-type="float" office:value="0.000100000000000031">
            <text:p>0.0001</text:p>
          </table:table-cell>
          <table:table-cell table:formula="of:=([.B536]-[.G$2])^2" office:value-type="float" office:value="672.624225">
            <text:p>672.62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537]-[.F$2])^2" office:value-type="float" office:value="9.06010000000001">
            <text:p>9.0601</text:p>
          </table:table-cell>
          <table:table-cell table:formula="of:=([.B53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38]-[.F$2])^2" office:value-type="float" office:value="0.000100000000000031">
            <text:p>0.0001</text:p>
          </table:table-cell>
          <table:table-cell table:formula="of:=([.B538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([.A539]-[.F$2])^2" office:value-type="float" office:value="0.000100000000000031">
            <text:p>0.0001</text:p>
          </table:table-cell>
          <table:table-cell table:formula="of:=([.B539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40]-[.F$2])^2" office:value-type="float" office:value="25.1001">
            <text:p>25.1001</text:p>
          </table:table-cell>
          <table:table-cell table:formula="of:=([.B540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541]-[.F$2])^2" office:value-type="float" office:value="9.06010000000001">
            <text:p>9.0601</text:p>
          </table:table-cell>
          <table:table-cell table:formula="of:=([.B54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542]-[.F$2])^2" office:value-type="float" office:value="0.980099999999997">
            <text:p>0.9801</text:p>
          </table:table-cell>
          <table:table-cell table:formula="of:=([.B542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43]-[.F$2])^2" office:value-type="float" office:value="4.04010000000001">
            <text:p>4.0401</text:p>
          </table:table-cell>
          <table:table-cell table:formula="of:=([.B543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544]-[.F$2])^2" office:value-type="float" office:value="0.000100000000000031">
            <text:p>0.0001</text:p>
          </table:table-cell>
          <table:table-cell table:formula="of:=([.B54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45]-[.F$2])^2" office:value-type="float" office:value="0.980099999999997">
            <text:p>0.9801</text:p>
          </table:table-cell>
          <table:table-cell table:formula="of:=([.B54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46]-[.F$2])^2" office:value-type="float" office:value="0.000100000000000031">
            <text:p>0.0001</text:p>
          </table:table-cell>
          <table:table-cell table:formula="of:=([.B54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47]-[.F$2])^2" office:value-type="float" office:value="4.04010000000001">
            <text:p>4.0401</text:p>
          </table:table-cell>
          <table:table-cell table:formula="of:=([.B54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48]-[.F$2])^2" office:value-type="float" office:value="4.04010000000001">
            <text:p>4.0401</text:p>
          </table:table-cell>
          <table:table-cell table:formula="of:=([.B548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49]-[.F$2])^2" office:value-type="float" office:value="4.04010000000001">
            <text:p>4.0401</text:p>
          </table:table-cell>
          <table:table-cell table:formula="of:=([.B54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50]-[.F$2])^2" office:value-type="float" office:value="0.980099999999997">
            <text:p>0.9801</text:p>
          </table:table-cell>
          <table:table-cell table:formula="of:=([.B55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551]-[.F$2])^2" office:value-type="float" office:value="0.980099999999997">
            <text:p>0.9801</text:p>
          </table:table-cell>
          <table:table-cell table:formula="of:=([.B551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52]-[.F$2])^2" office:value-type="float" office:value="1.0201">
            <text:p>1.0201</text:p>
          </table:table-cell>
          <table:table-cell table:formula="of:=([.B55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53]-[.F$2])^2" office:value-type="float" office:value="0.000100000000000031">
            <text:p>0.0001</text:p>
          </table:table-cell>
          <table:table-cell table:formula="of:=([.B55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54]-[.F$2])^2" office:value-type="float" office:value="0.980099999999997">
            <text:p>0.9801</text:p>
          </table:table-cell>
          <table:table-cell table:formula="of:=([.B554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55]-[.F$2])^2" office:value-type="float" office:value="0.980099999999997">
            <text:p>0.9801</text:p>
          </table:table-cell>
          <table:table-cell table:formula="of:=([.B555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556]-[.F$2])^2" office:value-type="float" office:value="0.000100000000000031">
            <text:p>0.0001</text:p>
          </table:table-cell>
          <table:table-cell table:formula="of:=([.B556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557]-[.F$2])^2" office:value-type="float" office:value="0.000100000000000031">
            <text:p>0.0001</text:p>
          </table:table-cell>
          <table:table-cell table:formula="of:=([.B557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58]-[.F$2])^2" office:value-type="float" office:value="1.0201">
            <text:p>1.0201</text:p>
          </table:table-cell>
          <table:table-cell table:formula="of:=([.B55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formula="of:=([.A559]-[.F$2])^2" office:value-type="float" office:value="0.980099999999997">
            <text:p>0.9801</text:p>
          </table:table-cell>
          <table:table-cell table:formula="of:=([.B559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60]-[.F$2])^2" office:value-type="float" office:value="1.0201">
            <text:p>1.0201</text:p>
          </table:table-cell>
          <table:table-cell table:formula="of:=([.B56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561]-[.F$2])^2" office:value-type="float" office:value="0.000100000000000031">
            <text:p>0.0001</text:p>
          </table:table-cell>
          <table:table-cell table:formula="of:=([.B561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62]-[.F$2])^2" office:value-type="float" office:value="3.96009999999999">
            <text:p>3.9601</text:p>
          </table:table-cell>
          <table:table-cell table:formula="of:=([.B562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63]-[.F$2])^2" office:value-type="float" office:value="4.04010000000001">
            <text:p>4.0401</text:p>
          </table:table-cell>
          <table:table-cell table:formula="of:=([.B563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564]-[.F$2])^2" office:value-type="float" office:value="0.000100000000000031">
            <text:p>0.0001</text:p>
          </table:table-cell>
          <table:table-cell table:formula="of:=([.B564]-[.G$2])^2" office:value-type="float" office:value="226.954225">
            <text:p>226.9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65]-[.F$2])^2" office:value-type="float" office:value="0.980099999999997">
            <text:p>0.9801</text:p>
          </table:table-cell>
          <table:table-cell table:formula="of:=([.B56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66]-[.F$2])^2" office:value-type="float" office:value="4.04010000000001">
            <text:p>4.0401</text:p>
          </table:table-cell>
          <table:table-cell table:formula="of:=([.B56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67]-[.F$2])^2" office:value-type="float" office:value="4.04010000000001">
            <text:p>4.0401</text:p>
          </table:table-cell>
          <table:table-cell table:formula="of:=([.B56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68]-[.F$2])^2" office:value-type="float" office:value="0.000100000000000031">
            <text:p>0.0001</text:p>
          </table:table-cell>
          <table:table-cell table:formula="of:=([.B56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69]-[.F$2])^2" office:value-type="float" office:value="0.000100000000000031">
            <text:p>0.0001</text:p>
          </table:table-cell>
          <table:table-cell table:formula="of:=([.B56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70]-[.F$2])^2" office:value-type="float" office:value="1.0201">
            <text:p>1.0201</text:p>
          </table:table-cell>
          <table:table-cell table:formula="of:=([.B57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71]-[.F$2])^2" office:value-type="float" office:value="0.980099999999997">
            <text:p>0.9801</text:p>
          </table:table-cell>
          <table:table-cell table:formula="of:=([.B57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72]-[.F$2])^2" office:value-type="float" office:value="0.000100000000000031">
            <text:p>0.0001</text:p>
          </table:table-cell>
          <table:table-cell table:formula="of:=([.B57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573]-[.F$2])^2" office:value-type="float" office:value="4.04010000000001">
            <text:p>4.0401</text:p>
          </table:table-cell>
          <table:table-cell table:formula="of:=([.B57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74]-[.F$2])^2" office:value-type="float" office:value="1.0201">
            <text:p>1.0201</text:p>
          </table:table-cell>
          <table:table-cell table:formula="of:=([.B57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5]-[.F$2])^2" office:value-type="float" office:value="1.0201">
            <text:p>1.0201</text:p>
          </table:table-cell>
          <table:table-cell table:formula="of:=([.B57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table:formula="of:=([.A576]-[.F$2])^2" office:value-type="float" office:value="80.8201">
            <text:p>80.8201</text:p>
          </table:table-cell>
          <table:table-cell table:formula="of:=([.B576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77]-[.F$2])^2" office:value-type="float" office:value="0.000100000000000031">
            <text:p>0.0001</text:p>
          </table:table-cell>
          <table:table-cell table:formula="of:=([.B57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8]-[.F$2])^2" office:value-type="float" office:value="1.0201">
            <text:p>1.0201</text:p>
          </table:table-cell>
          <table:table-cell table:formula="of:=([.B57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579]-[.F$2])^2" office:value-type="float" office:value="0.980099999999997">
            <text:p>0.9801</text:p>
          </table:table-cell>
          <table:table-cell table:formula="of:=([.B579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80]-[.F$2])^2" office:value-type="float" office:value="0.980099999999997">
            <text:p>0.9801</text:p>
          </table:table-cell>
          <table:table-cell table:formula="of:=([.B580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81]-[.F$2])^2" office:value-type="float" office:value="4.04010000000001">
            <text:p>4.0401</text:p>
          </table:table-cell>
          <table:table-cell table:formula="of:=([.B58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582]-[.F$2])^2" office:value-type="float" office:value="1.0201">
            <text:p>1.0201</text:p>
          </table:table-cell>
          <table:table-cell table:formula="of:=([.B582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table:formula="of:=([.A583]-[.F$2])^2" office:value-type="float" office:value="1.0201">
            <text:p>1.0201</text:p>
          </table:table-cell>
          <table:table-cell table:formula="of:=([.B583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84]-[.F$2])^2" office:value-type="float" office:value="0.980099999999997">
            <text:p>0.9801</text:p>
          </table:table-cell>
          <table:table-cell table:formula="of:=([.B58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85]-[.F$2])^2" office:value-type="float" office:value="0.000100000000000031">
            <text:p>0.0001</text:p>
          </table:table-cell>
          <table:table-cell table:formula="of:=([.B58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86]-[.F$2])^2" office:value-type="float" office:value="4.04010000000001">
            <text:p>4.0401</text:p>
          </table:table-cell>
          <table:table-cell table:formula="of:=([.B58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87]-[.F$2])^2" office:value-type="float" office:value="4.04010000000001">
            <text:p>4.0401</text:p>
          </table:table-cell>
          <table:table-cell table:formula="of:=([.B58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88]-[.F$2])^2" office:value-type="float" office:value="4.04010000000001">
            <text:p>4.0401</text:p>
          </table:table-cell>
          <table:table-cell table:formula="of:=([.B58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89]-[.F$2])^2" office:value-type="float" office:value="0.000100000000000031">
            <text:p>0.0001</text:p>
          </table:table-cell>
          <table:table-cell table:formula="of:=([.B58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90]-[.F$2])^2" office:value-type="float" office:value="1.0201">
            <text:p>1.0201</text:p>
          </table:table-cell>
          <table:table-cell table:formula="of:=([.B59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91]-[.F$2])^2" office:value-type="float" office:value="0.000100000000000031">
            <text:p>0.0001</text:p>
          </table:table-cell>
          <table:table-cell table:formula="of:=([.B59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92]-[.F$2])^2" office:value-type="float" office:value="0.980099999999997">
            <text:p>0.9801</text:p>
          </table:table-cell>
          <table:table-cell table:formula="of:=([.B592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93]-[.F$2])^2" office:value-type="float" office:value="1.0201">
            <text:p>1.0201</text:p>
          </table:table-cell>
          <table:table-cell table:formula="of:=([.B59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594]-[.F$2])^2" office:value-type="float" office:value="1.0201">
            <text:p>1.0201</text:p>
          </table:table-cell>
          <table:table-cell table:formula="of:=([.B594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table:formula="of:=([.A595]-[.F$2])^2" office:value-type="float" office:value="35.8801">
            <text:p>35.8801</text:p>
          </table:table-cell>
          <table:table-cell table:formula="of:=([.B595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596]-[.F$2])^2" office:value-type="float" office:value="1.0201">
            <text:p>1.0201</text:p>
          </table:table-cell>
          <table:table-cell table:formula="of:=([.B596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97]-[.F$2])^2" office:value-type="float" office:value="0.000100000000000031">
            <text:p>0.0001</text:p>
          </table:table-cell>
          <table:table-cell table:formula="of:=([.B59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98]-[.F$2])^2" office:value-type="float" office:value="0.000100000000000031">
            <text:p>0.0001</text:p>
          </table:table-cell>
          <table:table-cell table:formula="of:=([.B59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599]-[.F$2])^2" office:value-type="float" office:value="0.980099999999997">
            <text:p>0.9801</text:p>
          </table:table-cell>
          <table:table-cell table:formula="of:=([.B59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600]-[.F$2])^2" office:value-type="float" office:value="16.0801">
            <text:p>16.0801</text:p>
          </table:table-cell>
          <table:table-cell table:formula="of:=([.B600]-[.G$2])^2" office:value-type="float" office:value="167.314225">
            <text:p>167.31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table:formula="of:=([.A601]-[.F$2])^2" office:value-type="float" office:value="24.9001">
            <text:p>24.9001</text:p>
          </table:table-cell>
          <table:table-cell table:formula="of:=([.B601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602]-[.F$2])^2" office:value-type="float" office:value="4.04010000000001">
            <text:p>4.0401</text:p>
          </table:table-cell>
          <table:table-cell table:formula="of:=([.B60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603]-[.F$2])^2" office:value-type="float" office:value="0.000100000000000031">
            <text:p>0.0001</text:p>
          </table:table-cell>
          <table:table-cell table:formula="of:=([.B603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604]-[.F$2])^2" office:value-type="float" office:value="1.0201">
            <text:p>1.0201</text:p>
          </table:table-cell>
          <table:table-cell table:formula="of:=([.B604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605]-[.F$2])^2" office:value-type="float" office:value="1.0201">
            <text:p>1.0201</text:p>
          </table:table-cell>
          <table:table-cell table:formula="of:=([.B605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06]-[.F$2])^2" office:value-type="float" office:value="0.000100000000000031">
            <text:p>0.0001</text:p>
          </table:table-cell>
          <table:table-cell table:formula="of:=([.B60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07]-[.F$2])^2" office:value-type="float" office:value="1.0201">
            <text:p>1.0201</text:p>
          </table:table-cell>
          <table:table-cell table:formula="of:=([.B60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08]-[.F$2])^2" office:value-type="float" office:value="16.0801">
            <text:p>16.0801</text:p>
          </table:table-cell>
          <table:table-cell table:formula="of:=([.B608]-[.G$2])^2" office:value-type="float" office:value="572.884225">
            <text:p>572.8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09]-[.F$2])^2" office:value-type="float" office:value="0.000100000000000031">
            <text:p>0.0001</text:p>
          </table:table-cell>
          <table:table-cell table:formula="of:=([.B60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10]-[.F$2])^2" office:value-type="float" office:value="4.04010000000001">
            <text:p>4.0401</text:p>
          </table:table-cell>
          <table:table-cell table:formula="of:=([.B61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11]-[.F$2])^2" office:value-type="float" office:value="0.000100000000000031">
            <text:p>0.0001</text:p>
          </table:table-cell>
          <table:table-cell table:formula="of:=([.B61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12]-[.F$2])^2" office:value-type="float" office:value="0.000100000000000031">
            <text:p>0.0001</text:p>
          </table:table-cell>
          <table:table-cell table:formula="of:=([.B61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13]-[.F$2])^2" office:value-type="float" office:value="4.04010000000001">
            <text:p>4.0401</text:p>
          </table:table-cell>
          <table:table-cell table:formula="of:=([.B61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614]-[.F$2])^2" office:value-type="float" office:value="0.000100000000000031">
            <text:p>0.0001</text:p>
          </table:table-cell>
          <table:table-cell table:formula="of:=([.B614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15]-[.F$2])^2" office:value-type="float" office:value="0.000100000000000031">
            <text:p>0.0001</text:p>
          </table:table-cell>
          <table:table-cell table:formula="of:=([.B61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16]-[.F$2])^2" office:value-type="float" office:value="0.980099999999997">
            <text:p>0.9801</text:p>
          </table:table-cell>
          <table:table-cell table:formula="of:=([.B61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17]-[.F$2])^2" office:value-type="float" office:value="0.000100000000000031">
            <text:p>0.0001</text:p>
          </table:table-cell>
          <table:table-cell table:formula="of:=([.B617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18]-[.F$2])^2" office:value-type="float" office:value="0.000100000000000031">
            <text:p>0.0001</text:p>
          </table:table-cell>
          <table:table-cell table:formula="of:=([.B61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formula="of:=([.A619]-[.F$2])^2" office:value-type="float" office:value="8.94009999999999">
            <text:p>8.9401</text:p>
          </table:table-cell>
          <table:table-cell table:formula="of:=([.B61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20]-[.F$2])^2" office:value-type="float" office:value="0.000100000000000031">
            <text:p>0.0001</text:p>
          </table:table-cell>
          <table:table-cell table:formula="of:=([.B620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621]-[.F$2])^2" office:value-type="float" office:value="1.0201">
            <text:p>1.0201</text:p>
          </table:table-cell>
          <table:table-cell table:formula="of:=([.B621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formula="of:=([.A622]-[.F$2])^2" office:value-type="float" office:value="4.04010000000001">
            <text:p>4.0401</text:p>
          </table:table-cell>
          <table:table-cell table:formula="of:=([.B622]-[.G$2])^2" office:value-type="float" office:value="79.8342250000001">
            <text:p>79.8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623]-[.F$2])^2" office:value-type="float" office:value="1.0201">
            <text:p>1.0201</text:p>
          </table:table-cell>
          <table:table-cell table:formula="of:=([.B623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624]-[.F$2])^2" office:value-type="float" office:value="0.000100000000000031">
            <text:p>0.0001</text:p>
          </table:table-cell>
          <table:table-cell table:formula="of:=([.B62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25]-[.F$2])^2" office:value-type="float" office:value="0.000100000000000031">
            <text:p>0.0001</text:p>
          </table:table-cell>
          <table:table-cell table:formula="of:=([.B62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626]-[.F$2])^2" office:value-type="float" office:value="0.000100000000000031">
            <text:p>0.0001</text:p>
          </table:table-cell>
          <table:table-cell table:formula="of:=([.B626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27]-[.F$2])^2" office:value-type="float" office:value="1.0201">
            <text:p>1.0201</text:p>
          </table:table-cell>
          <table:table-cell table:formula="of:=([.B62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28]-[.F$2])^2" office:value-type="float" office:value="1.0201">
            <text:p>1.0201</text:p>
          </table:table-cell>
          <table:table-cell table:formula="of:=([.B62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([.A629]-[.F$2])^2" office:value-type="float" office:value="1.0201">
            <text:p>1.0201</text:p>
          </table:table-cell>
          <table:table-cell table:formula="of:=([.B629]-[.G$2])^2" office:value-type="float" office:value="628.254225">
            <text:p>628.2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30]-[.F$2])^2" office:value-type="float" office:value="4.04010000000001">
            <text:p>4.0401</text:p>
          </table:table-cell>
          <table:table-cell table:formula="of:=([.B63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31]-[.F$2])^2" office:value-type="float" office:value="0.980099999999997">
            <text:p>0.9801</text:p>
          </table:table-cell>
          <table:table-cell table:formula="of:=([.B63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32]-[.F$2])^2" office:value-type="float" office:value="1.0201">
            <text:p>1.0201</text:p>
          </table:table-cell>
          <table:table-cell table:formula="of:=([.B63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633]-[.F$2])^2" office:value-type="float" office:value="25.1001">
            <text:p>25.1001</text:p>
          </table:table-cell>
          <table:table-cell table:formula="of:=([.B633]-[.G$2])^2" office:value-type="float" office:value="438.274225">
            <text:p>438.2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34]-[.F$2])^2" office:value-type="float" office:value="1.0201">
            <text:p>1.0201</text:p>
          </table:table-cell>
          <table:table-cell table:formula="of:=([.B63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35]-[.F$2])^2" office:value-type="float" office:value="0.980099999999997">
            <text:p>0.9801</text:p>
          </table:table-cell>
          <table:table-cell table:formula="of:=([.B635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table:formula="of:=([.A636]-[.F$2])^2" office:value-type="float" office:value="35.8801">
            <text:p>35.8801</text:p>
          </table:table-cell>
          <table:table-cell table:formula="of:=([.B636]-[.G$2])^2" office:value-type="float" office:value="226.954225">
            <text:p>226.9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37]-[.F$2])^2" office:value-type="float" office:value="1.0201">
            <text:p>1.0201</text:p>
          </table:table-cell>
          <table:table-cell table:formula="of:=([.B63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table:formula="of:=([.A638]-[.F$2])^2" office:value-type="float" office:value="1.0201">
            <text:p>1.0201</text:p>
          </table:table-cell>
          <table:table-cell table:formula="of:=([.B638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39]-[.F$2])^2" office:value-type="float" office:value="4.04010000000001">
            <text:p>4.0401</text:p>
          </table:table-cell>
          <table:table-cell table:formula="of:=([.B63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formula="of:=([.A640]-[.F$2])^2" office:value-type="float" office:value="120.7801">
            <text:p>120.7801</text:p>
          </table:table-cell>
          <table:table-cell table:formula="of:=([.B640]-[.G$2])^2" office:value-type="float" office:value="903.904225">
            <text:p>903.90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41]-[.F$2])^2" office:value-type="float" office:value="16.0801">
            <text:p>16.0801</text:p>
          </table:table-cell>
          <table:table-cell table:formula="of:=([.B641]-[.G$2])^2" office:value-type="float" office:value="672.624225">
            <text:p>672.6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42]-[.F$2])^2" office:value-type="float" office:value="0.980099999999997">
            <text:p>0.9801</text:p>
          </table:table-cell>
          <table:table-cell table:formula="of:=([.B642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43]-[.F$2])^2" office:value-type="float" office:value="4.04010000000001">
            <text:p>4.0401</text:p>
          </table:table-cell>
          <table:table-cell table:formula="of:=([.B64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644]-[.F$2])^2" office:value-type="float" office:value="0.000100000000000031">
            <text:p>0.0001</text:p>
          </table:table-cell>
          <table:table-cell table:formula="of:=([.B644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45]-[.F$2])^2" office:value-type="float" office:value="0.000100000000000031">
            <text:p>0.0001</text:p>
          </table:table-cell>
          <table:table-cell table:formula="of:=([.B64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46]-[.F$2])^2" office:value-type="float" office:value="1.0201">
            <text:p>1.0201</text:p>
          </table:table-cell>
          <table:table-cell table:formula="of:=([.B646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47]-[.F$2])^2" office:value-type="float" office:value="0.980099999999997">
            <text:p>0.9801</text:p>
          </table:table-cell>
          <table:table-cell table:formula="of:=([.B647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48]-[.F$2])^2" office:value-type="float" office:value="1.0201">
            <text:p>1.0201</text:p>
          </table:table-cell>
          <table:table-cell table:formula="of:=([.B64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49]-[.F$2])^2" office:value-type="float" office:value="1.0201">
            <text:p>1.0201</text:p>
          </table:table-cell>
          <table:table-cell table:formula="of:=([.B64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50]-[.F$2])^2" office:value-type="float" office:value="4.04010000000001">
            <text:p>4.0401</text:p>
          </table:table-cell>
          <table:table-cell table:formula="of:=([.B65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51]-[.F$2])^2" office:value-type="float" office:value="4.04010000000001">
            <text:p>4.0401</text:p>
          </table:table-cell>
          <table:table-cell table:formula="of:=([.B65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652]-[.F$2])^2" office:value-type="float" office:value="0.000100000000000031">
            <text:p>0.0001</text:p>
          </table:table-cell>
          <table:table-cell table:formula="of:=([.B652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653]-[.F$2])^2" office:value-type="float" office:value="0.000100000000000031">
            <text:p>0.0001</text:p>
          </table:table-cell>
          <table:table-cell table:formula="of:=([.B653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654]-[.F$2])^2" office:value-type="float" office:value="0.980099999999997">
            <text:p>0.9801</text:p>
          </table:table-cell>
          <table:table-cell table:formula="of:=([.B65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formula="of:=([.A655]-[.F$2])^2" office:value-type="float" office:value="3.96009999999999">
            <text:p>3.9601</text:p>
          </table:table-cell>
          <table:table-cell table:formula="of:=([.B655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656]-[.F$2])^2" office:value-type="float" office:value="9.06010000000001">
            <text:p>9.0601</text:p>
          </table:table-cell>
          <table:table-cell table:formula="of:=([.B65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57]-[.F$2])^2" office:value-type="float" office:value="0.000100000000000031">
            <text:p>0.0001</text:p>
          </table:table-cell>
          <table:table-cell table:formula="of:=([.B65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58]-[.F$2])^2" office:value-type="float" office:value="0.000100000000000031">
            <text:p>0.0001</text:p>
          </table:table-cell>
          <table:table-cell table:formula="of:=([.B65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59]-[.F$2])^2" office:value-type="float" office:value="4.04010000000001">
            <text:p>4.0401</text:p>
          </table:table-cell>
          <table:table-cell table:formula="of:=([.B65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60]-[.F$2])^2" office:value-type="float" office:value="0.980099999999997">
            <text:p>0.9801</text:p>
          </table:table-cell>
          <table:table-cell table:formula="of:=([.B660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661]-[.F$2])^2" office:value-type="float" office:value="0.000100000000000031">
            <text:p>0.0001</text:p>
          </table:table-cell>
          <table:table-cell table:formula="of:=([.B661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62]-[.F$2])^2" office:value-type="float" office:value="1.0201">
            <text:p>1.0201</text:p>
          </table:table-cell>
          <table:table-cell table:formula="of:=([.B66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63]-[.F$2])^2" office:value-type="float" office:value="0.000100000000000031">
            <text:p>0.0001</text:p>
          </table:table-cell>
          <table:table-cell table:formula="of:=([.B66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64]-[.F$2])^2" office:value-type="float" office:value="1.0201">
            <text:p>1.0201</text:p>
          </table:table-cell>
          <table:table-cell table:formula="of:=([.B664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65]-[.F$2])^2" office:value-type="float" office:value="1.0201">
            <text:p>1.0201</text:p>
          </table:table-cell>
          <table:table-cell table:formula="of:=([.B66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666]-[.F$2])^2" office:value-type="float" office:value="1.0201">
            <text:p>1.0201</text:p>
          </table:table-cell>
          <table:table-cell table:formula="of:=([.B666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667]-[.F$2])^2" office:value-type="float" office:value="0.000100000000000031">
            <text:p>0.0001</text:p>
          </table:table-cell>
          <table:table-cell table:formula="of:=([.B667]-[.G$2])^2" office:value-type="float" office:value="16.524225">
            <text:p>16.5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68]-[.F$2])^2" office:value-type="float" office:value="0.980099999999997">
            <text:p>0.9801</text:p>
          </table:table-cell>
          <table:table-cell table:formula="of:=([.B66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69]-[.F$2])^2" office:value-type="float" office:value="1.0201">
            <text:p>1.0201</text:p>
          </table:table-cell>
          <table:table-cell table:formula="of:=([.B66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70]-[.F$2])^2" office:value-type="float" office:value="0.000100000000000031">
            <text:p>0.0001</text:p>
          </table:table-cell>
          <table:table-cell table:formula="of:=([.B67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71]-[.F$2])^2" office:value-type="float" office:value="0.000100000000000031">
            <text:p>0.0001</text:p>
          </table:table-cell>
          <table:table-cell table:formula="of:=([.B671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72]-[.F$2])^2" office:value-type="float" office:value="1.0201">
            <text:p>1.0201</text:p>
          </table:table-cell>
          <table:table-cell table:formula="of:=([.B67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673]-[.F$2])^2" office:value-type="float" office:value="0.980099999999997">
            <text:p>0.9801</text:p>
          </table:table-cell>
          <table:table-cell table:formula="of:=([.B673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table:formula="of:=([.A674]-[.F$2])^2" office:value-type="float" office:value="1.0201">
            <text:p>1.0201</text:p>
          </table:table-cell>
          <table:table-cell table:formula="of:=([.B674]-[.G$2])^2" office:value-type="float" office:value="363.474225">
            <text:p>363.4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75]-[.F$2])^2" office:value-type="float" office:value="1.0201">
            <text:p>1.0201</text:p>
          </table:table-cell>
          <table:table-cell table:formula="of:=([.B67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A676]-[.F$2])^2" office:value-type="float" office:value="9.06010000000001">
            <text:p>9.0601</text:p>
          </table:table-cell>
          <table:table-cell table:formula="of:=([.B676]-[.G$2])^2" office:value-type="float" office:value="62.964225">
            <text:p>62.96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677]-[.F$2])^2" office:value-type="float" office:value="0.980099999999997">
            <text:p>0.9801</text:p>
          </table:table-cell>
          <table:table-cell table:formula="of:=([.B67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78]-[.F$2])^2" office:value-type="float" office:value="1.0201">
            <text:p>1.0201</text:p>
          </table:table-cell>
          <table:table-cell table:formula="of:=([.B67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679]-[.F$2])^2" office:value-type="float" office:value="1.0201">
            <text:p>1.0201</text:p>
          </table:table-cell>
          <table:table-cell table:formula="of:=([.B67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80]-[.F$2])^2" office:value-type="float" office:value="1.0201">
            <text:p>1.0201</text:p>
          </table:table-cell>
          <table:table-cell table:formula="of:=([.B68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81]-[.F$2])^2" office:value-type="float" office:value="1.0201">
            <text:p>1.0201</text:p>
          </table:table-cell>
          <table:table-cell table:formula="of:=([.B68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682]-[.F$2])^2" office:value-type="float" office:value="1.0201">
            <text:p>1.0201</text:p>
          </table:table-cell>
          <table:table-cell table:formula="of:=([.B682]-[.G$2])^2" office:value-type="float" office:value="844.774225">
            <text:p>844.774225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table:formula="of:=([.A683]-[.F$2])^2" office:value-type="float" office:value="168.7401">
            <text:p>168.7401</text:p>
          </table:table-cell>
          <table:table-cell table:formula="of:=([.B683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84]-[.F$2])^2" office:value-type="float" office:value="0.000100000000000031">
            <text:p>0.0001</text:p>
          </table:table-cell>
          <table:table-cell table:formula="of:=([.B68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([.A685]-[.F$2])^2" office:value-type="float" office:value="63.8401">
            <text:p>63.8401</text:p>
          </table:table-cell>
          <table:table-cell table:formula="of:=([.B685]-[.G$2])^2" office:value-type="float" office:value="397.404225">
            <text:p>397.40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686]-[.F$2])^2" office:value-type="float" office:value="4.04010000000001">
            <text:p>4.0401</text:p>
          </table:table-cell>
          <table:table-cell table:formula="of:=([.B68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687]-[.F$2])^2" office:value-type="float" office:value="0.000100000000000031">
            <text:p>0.0001</text:p>
          </table:table-cell>
          <table:table-cell table:formula="of:=([.B687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88]-[.F$2])^2" office:value-type="float" office:value="1.0201">
            <text:p>1.0201</text:p>
          </table:table-cell>
          <table:table-cell table:formula="of:=([.B68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89]-[.F$2])^2" office:value-type="float" office:value="0.000100000000000031">
            <text:p>0.0001</text:p>
          </table:table-cell>
          <table:table-cell table:formula="of:=([.B68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90]-[.F$2])^2" office:value-type="float" office:value="0.000100000000000031">
            <text:p>0.0001</text:p>
          </table:table-cell>
          <table:table-cell table:formula="of:=([.B69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691]-[.F$2])^2" office:value-type="float" office:value="4.04010000000001">
            <text:p>4.0401</text:p>
          </table:table-cell>
          <table:table-cell table:formula="of:=([.B691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92]-[.F$2])^2" office:value-type="float" office:value="0.000100000000000031">
            <text:p>0.0001</text:p>
          </table:table-cell>
          <table:table-cell table:formula="of:=([.B69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table:formula="of:=([.A693]-[.F$2])^2" office:value-type="float" office:value="1.0201">
            <text:p>1.0201</text:p>
          </table:table-cell>
          <table:table-cell table:formula="of:=([.B693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94]-[.F$2])^2" office:value-type="float" office:value="0.000100000000000031">
            <text:p>0.0001</text:p>
          </table:table-cell>
          <table:table-cell table:formula="of:=([.B69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95]-[.F$2])^2" office:value-type="float" office:value="1.0201">
            <text:p>1.0201</text:p>
          </table:table-cell>
          <table:table-cell table:formula="of:=([.B69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96]-[.F$2])^2" office:value-type="float" office:value="1.0201">
            <text:p>1.0201</text:p>
          </table:table-cell>
          <table:table-cell table:formula="of:=([.B69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97]-[.F$2])^2" office:value-type="float" office:value="0.980099999999997">
            <text:p>0.9801</text:p>
          </table:table-cell>
          <table:table-cell table:formula="of:=([.B697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98]-[.F$2])^2" office:value-type="float" office:value="1.0201">
            <text:p>1.0201</text:p>
          </table:table-cell>
          <table:table-cell table:formula="of:=([.B69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99]-[.F$2])^2" office:value-type="float" office:value="0.000100000000000031">
            <text:p>0.0001</text:p>
          </table:table-cell>
          <table:table-cell table:formula="of:=([.B69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00]-[.F$2])^2" office:value-type="float" office:value="1.0201">
            <text:p>1.0201</text:p>
          </table:table-cell>
          <table:table-cell table:formula="of:=([.B700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701]-[.F$2])^2" office:value-type="float" office:value="0.000100000000000031">
            <text:p>0.0001</text:p>
          </table:table-cell>
          <table:table-cell table:formula="of:=([.B701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02]-[.F$2])^2" office:value-type="float" office:value="0.000100000000000031">
            <text:p>0.0001</text:p>
          </table:table-cell>
          <table:table-cell table:formula="of:=([.B70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03]-[.F$2])^2" office:value-type="float" office:value="1.0201">
            <text:p>1.0201</text:p>
          </table:table-cell>
          <table:table-cell table:formula="of:=([.B70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table:formula="of:=([.A704]-[.F$2])^2" office:value-type="float" office:value="1.0201">
            <text:p>1.0201</text:p>
          </table:table-cell>
          <table:table-cell table:formula="of:=([.B704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705]-[.F$2])^2" office:value-type="float" office:value="4.04010000000001">
            <text:p>4.0401</text:p>
          </table:table-cell>
          <table:table-cell table:formula="of:=([.B70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706]-[.F$2])^2" office:value-type="float" office:value="0.000100000000000031">
            <text:p>0.0001</text:p>
          </table:table-cell>
          <table:table-cell table:formula="of:=([.B70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07]-[.F$2])^2" office:value-type="float" office:value="0.000100000000000031">
            <text:p>0.0001</text:p>
          </table:table-cell>
          <table:table-cell table:formula="of:=([.B70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708]-[.F$2])^2" office:value-type="float" office:value="0.000100000000000031">
            <text:p>0.0001</text:p>
          </table:table-cell>
          <table:table-cell table:formula="of:=([.B708]-[.G$2])^2" office:value-type="float" office:value="258.084225">
            <text:p>258.0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09]-[.F$2])^2" office:value-type="float" office:value="1.0201">
            <text:p>1.0201</text:p>
          </table:table-cell>
          <table:table-cell table:formula="of:=([.B70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10]-[.F$2])^2" office:value-type="float" office:value="1.0201">
            <text:p>1.0201</text:p>
          </table:table-cell>
          <table:table-cell table:formula="of:=([.B71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formula="of:=([.A711]-[.F$2])^2" office:value-type="float" office:value="8.94009999999999">
            <text:p>8.9401</text:p>
          </table:table-cell>
          <table:table-cell table:formula="of:=([.B71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712]-[.F$2])^2" office:value-type="float" office:value="0.980099999999997">
            <text:p>0.9801</text:p>
          </table:table-cell>
          <table:table-cell table:formula="of:=([.B712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13]-[.F$2])^2" office:value-type="float" office:value="0.000100000000000031">
            <text:p>0.0001</text:p>
          </table:table-cell>
          <table:table-cell table:formula="of:=([.B71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714]-[.F$2])^2" office:value-type="float" office:value="0.000100000000000031">
            <text:p>0.0001</text:p>
          </table:table-cell>
          <table:table-cell table:formula="of:=([.B71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15]-[.F$2])^2" office:value-type="float" office:value="1.0201">
            <text:p>1.0201</text:p>
          </table:table-cell>
          <table:table-cell table:formula="of:=([.B71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716]-[.F$2])^2" office:value-type="float" office:value="4.04010000000001">
            <text:p>4.0401</text:p>
          </table:table-cell>
          <table:table-cell table:formula="of:=([.B71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17]-[.F$2])^2" office:value-type="float" office:value="4.04010000000001">
            <text:p>4.0401</text:p>
          </table:table-cell>
          <table:table-cell table:formula="of:=([.B71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718]-[.F$2])^2" office:value-type="float" office:value="3.96009999999999">
            <text:p>3.9601</text:p>
          </table:table-cell>
          <table:table-cell table:formula="of:=([.B71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19]-[.F$2])^2" office:value-type="float" office:value="0.000100000000000031">
            <text:p>0.0001</text:p>
          </table:table-cell>
          <table:table-cell table:formula="of:=([.B71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20]-[.F$2])^2" office:value-type="float" office:value="0.000100000000000031">
            <text:p>0.0001</text:p>
          </table:table-cell>
          <table:table-cell table:formula="of:=([.B72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table:formula="of:=([.A721]-[.F$2])^2" office:value-type="float" office:value="255.6801">
            <text:p>255.6801</text:p>
          </table:table-cell>
          <table:table-cell table:formula="of:=([.B721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22]-[.F$2])^2" office:value-type="float" office:value="4.04010000000001">
            <text:p>4.0401</text:p>
          </table:table-cell>
          <table:table-cell table:formula="of:=([.B72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23]-[.F$2])^2" office:value-type="float" office:value="1.0201">
            <text:p>1.0201</text:p>
          </table:table-cell>
          <table:table-cell table:formula="of:=([.B72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24]-[.F$2])^2" office:value-type="float" office:value="1.0201">
            <text:p>1.0201</text:p>
          </table:table-cell>
          <table:table-cell table:formula="of:=([.B72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725]-[.F$2])^2" office:value-type="float" office:value="3.96009999999999">
            <text:p>3.9601</text:p>
          </table:table-cell>
          <table:table-cell table:formula="of:=([.B725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26]-[.F$2])^2" office:value-type="float" office:value="0.980099999999997">
            <text:p>0.9801</text:p>
          </table:table-cell>
          <table:table-cell table:formula="of:=([.B72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27]-[.F$2])^2" office:value-type="float" office:value="1.0201">
            <text:p>1.0201</text:p>
          </table:table-cell>
          <table:table-cell table:formula="of:=([.B72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728]-[.F$2])^2" office:value-type="float" office:value="4.04010000000001">
            <text:p>4.0401</text:p>
          </table:table-cell>
          <table:table-cell table:formula="of:=([.B72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29]-[.F$2])^2" office:value-type="float" office:value="1.0201">
            <text:p>1.0201</text:p>
          </table:table-cell>
          <table:table-cell table:formula="of:=([.B729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730]-[.F$2])^2" office:value-type="float" office:value="0.000100000000000031">
            <text:p>0.0001</text:p>
          </table:table-cell>
          <table:table-cell table:formula="of:=([.B730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table:formula="of:=([.A731]-[.F$2])^2" office:value-type="float" office:value="1.0201">
            <text:p>1.0201</text:p>
          </table:table-cell>
          <table:table-cell table:formula="of:=([.B731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32]-[.F$2])^2" office:value-type="float" office:value="0.000100000000000031">
            <text:p>0.0001</text:p>
          </table:table-cell>
          <table:table-cell table:formula="of:=([.B73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733]-[.F$2])^2" office:value-type="float" office:value="3.96009999999999">
            <text:p>3.9601</text:p>
          </table:table-cell>
          <table:table-cell table:formula="of:=([.B73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34]-[.F$2])^2" office:value-type="float" office:value="1.0201">
            <text:p>1.0201</text:p>
          </table:table-cell>
          <table:table-cell table:formula="of:=([.B73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5]-[.F$2])^2" office:value-type="float" office:value="1.0201">
            <text:p>1.0201</text:p>
          </table:table-cell>
          <table:table-cell table:formula="of:=([.B73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36]-[.F$2])^2" office:value-type="float" office:value="1.0201">
            <text:p>1.0201</text:p>
          </table:table-cell>
          <table:table-cell table:formula="of:=([.B73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37]-[.F$2])^2" office:value-type="float" office:value="4.04010000000001">
            <text:p>4.0401</text:p>
          </table:table-cell>
          <table:table-cell table:formula="of:=([.B73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8]-[.F$2])^2" office:value-type="float" office:value="1.0201">
            <text:p>1.0201</text:p>
          </table:table-cell>
          <table:table-cell table:formula="of:=([.B73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9]-[.F$2])^2" office:value-type="float" office:value="1.0201">
            <text:p>1.0201</text:p>
          </table:table-cell>
          <table:table-cell table:formula="of:=([.B73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40]-[.F$2])^2" office:value-type="float" office:value="1.0201">
            <text:p>1.0201</text:p>
          </table:table-cell>
          <table:table-cell table:formula="of:=([.B74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741]-[.F$2])^2" office:value-type="float" office:value="4.04010000000001">
            <text:p>4.0401</text:p>
          </table:table-cell>
          <table:table-cell table:formula="of:=([.B74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42]-[.F$2])^2" office:value-type="float" office:value="1.0201">
            <text:p>1.0201</text:p>
          </table:table-cell>
          <table:table-cell table:formula="of:=([.B74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43]-[.F$2])^2" office:value-type="float" office:value="0.980099999999997">
            <text:p>0.9801</text:p>
          </table:table-cell>
          <table:table-cell table:formula="of:=([.B74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44]-[.F$2])^2" office:value-type="float" office:value="1.0201">
            <text:p>1.0201</text:p>
          </table:table-cell>
          <table:table-cell table:formula="of:=([.B744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745]-[.F$2])^2" office:value-type="float" office:value="0.000100000000000031">
            <text:p>0.0001</text:p>
          </table:table-cell>
          <table:table-cell table:formula="of:=([.B745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46]-[.F$2])^2" office:value-type="float" office:value="0.000100000000000031">
            <text:p>0.0001</text:p>
          </table:table-cell>
          <table:table-cell table:formula="of:=([.B74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47]-[.F$2])^2" office:value-type="float" office:value="1.0201">
            <text:p>1.0201</text:p>
          </table:table-cell>
          <table:table-cell table:formula="of:=([.B74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48]-[.F$2])^2" office:value-type="float" office:value="1.0201">
            <text:p>1.0201</text:p>
          </table:table-cell>
          <table:table-cell table:formula="of:=([.B74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749]-[.F$2])^2" office:value-type="float" office:value="0.000100000000000031">
            <text:p>0.0001</text:p>
          </table:table-cell>
          <table:table-cell table:formula="of:=([.B749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750]-[.F$2])^2" office:value-type="float" office:value="0.000100000000000031">
            <text:p>0.0001</text:p>
          </table:table-cell>
          <table:table-cell table:formula="of:=([.B750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51]-[.F$2])^2" office:value-type="float" office:value="1.0201">
            <text:p>1.0201</text:p>
          </table:table-cell>
          <table:table-cell table:formula="of:=([.B75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752]-[.F$2])^2" office:value-type="float" office:value="0.980099999999997">
            <text:p>0.9801</text:p>
          </table:table-cell>
          <table:table-cell table:formula="of:=([.B752]-[.G$2])^2" office:value-type="float" office:value="65.044225">
            <text:p>65.0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53]-[.F$2])^2" office:value-type="float" office:value="0.000100000000000031">
            <text:p>0.0001</text:p>
          </table:table-cell>
          <table:table-cell table:formula="of:=([.B75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54]-[.F$2])^2" office:value-type="float" office:value="0.980099999999997">
            <text:p>0.9801</text:p>
          </table:table-cell>
          <table:table-cell table:formula="of:=([.B754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55]-[.F$2])^2" office:value-type="float" office:value="0.980099999999997">
            <text:p>0.9801</text:p>
          </table:table-cell>
          <table:table-cell table:formula="of:=([.B75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56]-[.F$2])^2" office:value-type="float" office:value="1.0201">
            <text:p>1.0201</text:p>
          </table:table-cell>
          <table:table-cell table:formula="of:=([.B75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57]-[.F$2])^2" office:value-type="float" office:value="1.0201">
            <text:p>1.0201</text:p>
          </table:table-cell>
          <table:table-cell table:formula="of:=([.B75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58]-[.F$2])^2" office:value-type="float" office:value="0.980099999999997">
            <text:p>0.9801</text:p>
          </table:table-cell>
          <table:table-cell table:formula="of:=([.B75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59]-[.F$2])^2" office:value-type="float" office:value="1.0201">
            <text:p>1.0201</text:p>
          </table:table-cell>
          <table:table-cell table:formula="of:=([.B75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60]-[.F$2])^2" office:value-type="float" office:value="1.0201">
            <text:p>1.0201</text:p>
          </table:table-cell>
          <table:table-cell table:formula="of:=([.B760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table:formula="of:=([.A761]-[.F$2])^2" office:value-type="float" office:value="8.94009999999999">
            <text:p>8.9401</text:p>
          </table:table-cell>
          <table:table-cell table:formula="of:=([.B761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762]-[.F$2])^2" office:value-type="float" office:value="3.96009999999999">
            <text:p>3.9601</text:p>
          </table:table-cell>
          <table:table-cell table:formula="of:=([.B762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63]-[.F$2])^2" office:value-type="float" office:value="0.000100000000000031">
            <text:p>0.0001</text:p>
          </table:table-cell>
          <table:table-cell table:formula="of:=([.B76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764]-[.F$2])^2" office:value-type="float" office:value="0.980099999999997">
            <text:p>0.9801</text:p>
          </table:table-cell>
          <table:table-cell table:formula="of:=([.B764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65]-[.F$2])^2" office:value-type="float" office:value="1.0201">
            <text:p>1.0201</text:p>
          </table:table-cell>
          <table:table-cell table:formula="of:=([.B76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formula="of:=([.A766]-[.F$2])^2" office:value-type="float" office:value="3.96009999999999">
            <text:p>3.9601</text:p>
          </table:table-cell>
          <table:table-cell table:formula="of:=([.B766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767]-[.F$2])^2" office:value-type="float" office:value="0.000100000000000031">
            <text:p>0.0001</text:p>
          </table:table-cell>
          <table:table-cell table:formula="of:=([.B76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formula="of:=([.A768]-[.F$2])^2" office:value-type="float" office:value="143.7601">
            <text:p>143.7601</text:p>
          </table:table-cell>
          <table:table-cell table:formula="of:=([.B768]-[.G$2])^2" office:value-type="float" office:value="903.904225">
            <text:p>903.9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69]-[.F$2])^2" office:value-type="float" office:value="0.980099999999997">
            <text:p>0.9801</text:p>
          </table:table-cell>
          <table:table-cell table:formula="of:=([.B76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70]-[.F$2])^2" office:value-type="float" office:value="0.980099999999997">
            <text:p>0.9801</text:p>
          </table:table-cell>
          <table:table-cell table:formula="of:=([.B77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771]-[.F$2])^2" office:value-type="float" office:value="0.980099999999997">
            <text:p>0.9801</text:p>
          </table:table-cell>
          <table:table-cell table:formula="of:=([.B77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72]-[.F$2])^2" office:value-type="float" office:value="1.0201">
            <text:p>1.0201</text:p>
          </table:table-cell>
          <table:table-cell table:formula="of:=([.B77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73]-[.F$2])^2" office:value-type="float" office:value="1.0201">
            <text:p>1.0201</text:p>
          </table:table-cell>
          <table:table-cell table:formula="of:=([.B77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formula="of:=([.A774]-[.F$2])^2" office:value-type="float" office:value="0.000100000000000031">
            <text:p>0.0001</text:p>
          </table:table-cell>
          <table:table-cell table:formula="of:=([.B774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775]-[.F$2])^2" office:value-type="float" office:value="0.000100000000000031">
            <text:p>0.0001</text:p>
          </table:table-cell>
          <table:table-cell table:formula="of:=([.B775]-[.G$2])^2" office:value-type="float" office:value="170.694225">
            <text:p>170.6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776]-[.F$2])^2" office:value-type="float" office:value="0.000100000000000031">
            <text:p>0.0001</text:p>
          </table:table-cell>
          <table:table-cell table:formula="of:=([.B776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formula="of:=([.A777]-[.F$2])^2" office:value-type="float" office:value="1.0201">
            <text:p>1.0201</text:p>
          </table:table-cell>
          <table:table-cell table:formula="of:=([.B777]-[.G$2])^2" office:value-type="float" office:value="326.344225">
            <text:p>326.3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78]-[.F$2])^2" office:value-type="float" office:value="1.0201">
            <text:p>1.0201</text:p>
          </table:table-cell>
          <table:table-cell table:formula="of:=([.B77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formula="of:=([.A779]-[.F$2])^2" office:value-type="float" office:value="9.06010000000001">
            <text:p>9.0601</text:p>
          </table:table-cell>
          <table:table-cell table:formula="of:=([.B77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80]-[.F$2])^2" office:value-type="float" office:value="4.04010000000001">
            <text:p>4.0401</text:p>
          </table:table-cell>
          <table:table-cell table:formula="of:=([.B78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781]-[.F$2])^2" office:value-type="float" office:value="0.980099999999997">
            <text:p>0.9801</text:p>
          </table:table-cell>
          <table:table-cell table:formula="of:=([.B781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82]-[.F$2])^2" office:value-type="float" office:value="1.0201">
            <text:p>1.0201</text:p>
          </table:table-cell>
          <table:table-cell table:formula="of:=([.B78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783]-[.F$2])^2" office:value-type="float" office:value="16.0801">
            <text:p>16.0801</text:p>
          </table:table-cell>
          <table:table-cell table:formula="of:=([.B783]-[.G$2])^2" office:value-type="float" office:value="956.974225">
            <text:p>956.9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84]-[.F$2])^2" office:value-type="float" office:value="0.000100000000000031">
            <text:p>0.0001</text:p>
          </table:table-cell>
          <table:table-cell table:formula="of:=([.B78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785]-[.F$2])^2" office:value-type="float" office:value="4.04010000000001">
            <text:p>4.0401</text:p>
          </table:table-cell>
          <table:table-cell table:formula="of:=([.B78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formula="of:=([.A786]-[.F$2])^2" office:value-type="float" office:value="0.000100000000000031">
            <text:p>0.0001</text:p>
          </table:table-cell>
          <table:table-cell table:formula="of:=([.B786]-[.G$2])^2" office:value-type="float" office:value="326.344225">
            <text:p>326.3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87]-[.F$2])^2" office:value-type="float" office:value="1.0201">
            <text:p>1.0201</text:p>
          </table:table-cell>
          <table:table-cell table:formula="of:=([.B78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88]-[.F$2])^2" office:value-type="float" office:value="0.000100000000000031">
            <text:p>0.0001</text:p>
          </table:table-cell>
          <table:table-cell table:formula="of:=([.B78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89]-[.F$2])^2" office:value-type="float" office:value="1.0201">
            <text:p>1.0201</text:p>
          </table:table-cell>
          <table:table-cell table:formula="of:=([.B78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90]-[.F$2])^2" office:value-type="float" office:value="0.000100000000000031">
            <text:p>0.0001</text:p>
          </table:table-cell>
          <table:table-cell table:formula="of:=([.B790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91]-[.F$2])^2" office:value-type="float" office:value="1.0201">
            <text:p>1.0201</text:p>
          </table:table-cell>
          <table:table-cell table:formula="of:=([.B791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92]-[.F$2])^2" office:value-type="float" office:value="0.000100000000000031">
            <text:p>0.0001</text:p>
          </table:table-cell>
          <table:table-cell table:formula="of:=([.B79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formula="of:=([.A793]-[.F$2])^2" office:value-type="float" office:value="168.7401">
            <text:p>168.7401</text:p>
          </table:table-cell>
          <table:table-cell table:formula="of:=([.B79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794]-[.F$2])^2" office:value-type="float" office:value="4.04010000000001">
            <text:p>4.0401</text:p>
          </table:table-cell>
          <table:table-cell table:formula="of:=([.B79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formula="of:=([.A795]-[.F$2])^2" office:value-type="float" office:value="15.9201">
            <text:p>15.9201</text:p>
          </table:table-cell>
          <table:table-cell table:formula="of:=([.B795]-[.G$2])^2" office:value-type="float" office:value="363.474225">
            <text:p>363.4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96]-[.F$2])^2" office:value-type="float" office:value="0.000100000000000031">
            <text:p>0.0001</text:p>
          </table:table-cell>
          <table:table-cell table:formula="of:=([.B79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797]-[.F$2])^2" office:value-type="float" office:value="4.04010000000001">
            <text:p>4.0401</text:p>
          </table:table-cell>
          <table:table-cell table:formula="of:=([.B79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98]-[.F$2])^2" office:value-type="float" office:value="0.000100000000000031">
            <text:p>0.0001</text:p>
          </table:table-cell>
          <table:table-cell table:formula="of:=([.B79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99]-[.F$2])^2" office:value-type="float" office:value="16.0801">
            <text:p>16.0801</text:p>
          </table:table-cell>
          <table:table-cell table:formula="of:=([.B799]-[.G$2])^2" office:value-type="float" office:value="621.754225">
            <text:p>621.7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800]-[.F$2])^2" office:value-type="float" office:value="4.04010000000001">
            <text:p>4.0401</text:p>
          </table:table-cell>
          <table:table-cell table:formula="of:=([.B80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801]-[.F$2])^2" office:value-type="float" office:value="16.0801">
            <text:p>16.0801</text:p>
          </table:table-cell>
          <table:table-cell table:formula="of:=([.B801]-[.G$2])^2" office:value-type="float" office:value="397.404225">
            <text:p>397.4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02]-[.F$2])^2" office:value-type="float" office:value="0.000100000000000031">
            <text:p>0.0001</text:p>
          </table:table-cell>
          <table:table-cell table:formula="of:=([.B80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03]-[.F$2])^2" office:value-type="float" office:value="0.000100000000000031">
            <text:p>0.0001</text:p>
          </table:table-cell>
          <table:table-cell table:formula="of:=([.B80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04]-[.F$2])^2" office:value-type="float" office:value="0.000100000000000031">
            <text:p>0.0001</text:p>
          </table:table-cell>
          <table:table-cell table:formula="of:=([.B80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5]-[.F$2])^2" office:value-type="float" office:value="49.1401">
            <text:p>49.1401</text:p>
          </table:table-cell>
          <table:table-cell table:formula="of:=([.B805]-[.G$2])^2" office:value-type="float" office:value="1220.454225">
            <text:p>1220.4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06]-[.F$2])^2" office:value-type="float" office:value="0.000100000000000031">
            <text:p>0.0001</text:p>
          </table:table-cell>
          <table:table-cell table:formula="of:=([.B80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807]-[.F$2])^2" office:value-type="float" office:value="0.000100000000000031">
            <text:p>0.0001</text:p>
          </table:table-cell>
          <table:table-cell table:formula="of:=([.B807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808]-[.F$2])^2" office:value-type="float" office:value="1.0201">
            <text:p>1.0201</text:p>
          </table:table-cell>
          <table:table-cell table:formula="of:=([.B808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09]-[.F$2])^2" office:value-type="float" office:value="0.000100000000000031">
            <text:p>0.0001</text:p>
          </table:table-cell>
          <table:table-cell table:formula="of:=([.B80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810]-[.F$2])^2" office:value-type="float" office:value="9.06010000000001">
            <text:p>9.0601</text:p>
          </table:table-cell>
          <table:table-cell table:formula="of:=([.B810]-[.G$2])^2" office:value-type="float" office:value="98.7042250000001">
            <text:p>98.7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11]-[.F$2])^2" office:value-type="float" office:value="1.0201">
            <text:p>1.0201</text:p>
          </table:table-cell>
          <table:table-cell table:formula="of:=([.B81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812]-[.F$2])^2" office:value-type="float" office:value="4.04010000000001">
            <text:p>4.0401</text:p>
          </table:table-cell>
          <table:table-cell table:formula="of:=([.B81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13]-[.F$2])^2" office:value-type="float" office:value="0.000100000000000031">
            <text:p>0.0001</text:p>
          </table:table-cell>
          <table:table-cell table:formula="of:=([.B813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14]-[.F$2])^2" office:value-type="float" office:value="1.0201">
            <text:p>1.0201</text:p>
          </table:table-cell>
          <table:table-cell table:formula="of:=([.B81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815]-[.F$2])^2" office:value-type="float" office:value="36.1201">
            <text:p>36.1201</text:p>
          </table:table-cell>
          <table:table-cell table:formula="of:=([.B815]-[.G$2])^2" office:value-type="float" office:value="572.884225">
            <text:p>572.8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16]-[.F$2])^2" office:value-type="float" office:value="0.000100000000000031">
            <text:p>0.0001</text:p>
          </table:table-cell>
          <table:table-cell table:formula="of:=([.B81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17]-[.F$2])^2" office:value-type="float" office:value="0.980099999999997">
            <text:p>0.9801</text:p>
          </table:table-cell>
          <table:table-cell table:formula="of:=([.B817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18]-[.F$2])^2" office:value-type="float" office:value="0.980099999999997">
            <text:p>0.9801</text:p>
          </table:table-cell>
          <table:table-cell table:formula="of:=([.B81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19]-[.F$2])^2" office:value-type="float" office:value="1.0201">
            <text:p>1.0201</text:p>
          </table:table-cell>
          <table:table-cell table:formula="of:=([.B81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formula="of:=([.A820]-[.F$2])^2" office:value-type="float" office:value="15.9201">
            <text:p>15.9201</text:p>
          </table:table-cell>
          <table:table-cell table:formula="of:=([.B820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21]-[.F$2])^2" office:value-type="float" office:value="0.980099999999997">
            <text:p>0.9801</text:p>
          </table:table-cell>
          <table:table-cell table:formula="of:=([.B82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formula="of:=([.A822]-[.F$2])^2" office:value-type="float" office:value="8.94009999999999">
            <text:p>8.9401</text:p>
          </table:table-cell>
          <table:table-cell table:formula="of:=([.B822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23]-[.F$2])^2" office:value-type="float" office:value="4.04010000000001">
            <text:p>4.0401</text:p>
          </table:table-cell>
          <table:table-cell table:formula="of:=([.B82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formula="of:=([.A824]-[.F$2])^2" office:value-type="float" office:value="120.7801">
            <text:p>120.7801</text:p>
          </table:table-cell>
          <table:table-cell table:formula="of:=([.B82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825]-[.F$2])^2" office:value-type="float" office:value="1.0201">
            <text:p>1.0201</text:p>
          </table:table-cell>
          <table:table-cell table:formula="of:=([.B825]-[.G$2])^2" office:value-type="float" office:value="62.964225">
            <text:p>62.9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826]-[.F$2])^2" office:value-type="float" office:value="1.0201">
            <text:p>1.0201</text:p>
          </table:table-cell>
          <table:table-cell table:formula="of:=([.B826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table:formula="of:=([.A827]-[.F$2])^2" office:value-type="float" office:value="48.8601">
            <text:p>48.8601</text:p>
          </table:table-cell>
          <table:table-cell table:formula="of:=([.B827]-[.G$2])^2" office:value-type="float" office:value="1229.554225">
            <text:p>1229.5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28]-[.F$2])^2" office:value-type="float" office:value="0.000100000000000031">
            <text:p>0.0001</text:p>
          </table:table-cell>
          <table:table-cell table:formula="of:=([.B82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29]-[.F$2])^2" office:value-type="float" office:value="0.000100000000000031">
            <text:p>0.0001</text:p>
          </table:table-cell>
          <table:table-cell table:formula="of:=([.B82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30]-[.F$2])^2" office:value-type="float" office:value="0.000100000000000031">
            <text:p>0.0001</text:p>
          </table:table-cell>
          <table:table-cell table:formula="of:=([.B83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31]-[.F$2])^2" office:value-type="float" office:value="1.0201">
            <text:p>1.0201</text:p>
          </table:table-cell>
          <table:table-cell table:formula="of:=([.B83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32]-[.F$2])^2" office:value-type="float" office:value="4.04010000000001">
            <text:p>4.0401</text:p>
          </table:table-cell>
          <table:table-cell table:formula="of:=([.B83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33]-[.F$2])^2" office:value-type="float" office:value="16.0801">
            <text:p>16.0801</text:p>
          </table:table-cell>
          <table:table-cell table:formula="of:=([.B833]-[.G$2])^2" office:value-type="float" office:value="672.624225">
            <text:p>672.6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34]-[.F$2])^2" office:value-type="float" office:value="0.000100000000000031">
            <text:p>0.0001</text:p>
          </table:table-cell>
          <table:table-cell table:formula="of:=([.B83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835]-[.F$2])^2" office:value-type="float" office:value="1.0201">
            <text:p>1.0201</text:p>
          </table:table-cell>
          <table:table-cell table:formula="of:=([.B835]-[.G$2])^2" office:value-type="float" office:value="101.304225">
            <text:p>101.30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836]-[.F$2])^2" office:value-type="float" office:value="16.0801">
            <text:p>16.0801</text:p>
          </table:table-cell>
          <table:table-cell table:formula="of:=([.B836]-[.G$2])^2" office:value-type="float" office:value="223.054225">
            <text:p>223.0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37]-[.F$2])^2" office:value-type="float" office:value="1.0201">
            <text:p>1.0201</text:p>
          </table:table-cell>
          <table:table-cell table:formula="of:=([.B83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838]-[.F$2])^2" office:value-type="float" office:value="4.04010000000001">
            <text:p>4.0401</text:p>
          </table:table-cell>
          <table:table-cell table:formula="of:=([.B83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([.A839]-[.F$2])^2" office:value-type="float" office:value="4.04010000000001">
            <text:p>4.0401</text:p>
          </table:table-cell>
          <table:table-cell table:formula="of:=([.B839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840]-[.F$2])^2" office:value-type="float" office:value="25.1001">
            <text:p>25.1001</text:p>
          </table:table-cell>
          <table:table-cell table:formula="of:=([.B840]-[.G$2])^2" office:value-type="float" office:value="358.534225">
            <text:p>358.5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841]-[.F$2])^2" office:value-type="float" office:value="0.980099999999997">
            <text:p>0.9801</text:p>
          </table:table-cell>
          <table:table-cell table:formula="of:=([.B841]-[.G$2])^2" office:value-type="float" office:value="197.824225">
            <text:p>197.82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formula="of:=([.A842]-[.F$2])^2" office:value-type="float" office:value="24.9001">
            <text:p>24.9001</text:p>
          </table:table-cell>
          <table:table-cell table:formula="of:=([.B84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843]-[.F$2])^2" office:value-type="float" office:value="0.000100000000000031">
            <text:p>0.0001</text:p>
          </table:table-cell>
          <table:table-cell table:formula="of:=([.B843]-[.G$2])^2" office:value-type="float" office:value="226.954225">
            <text:p>226.9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844]-[.F$2])^2" office:value-type="float" office:value="0.000100000000000031">
            <text:p>0.0001</text:p>
          </table:table-cell>
          <table:table-cell table:formula="of:=([.B844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45]-[.F$2])^2" office:value-type="float" office:value="1.0201">
            <text:p>1.0201</text:p>
          </table:table-cell>
          <table:table-cell table:formula="of:=([.B845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46]-[.F$2])^2" office:value-type="float" office:value="0.000100000000000031">
            <text:p>0.0001</text:p>
          </table:table-cell>
          <table:table-cell table:formula="of:=([.B846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47]-[.F$2])^2" office:value-type="float" office:value="1.0201">
            <text:p>1.0201</text:p>
          </table:table-cell>
          <table:table-cell table:formula="of:=([.B84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48]-[.F$2])^2" office:value-type="float" office:value="0.980099999999997">
            <text:p>0.9801</text:p>
          </table:table-cell>
          <table:table-cell table:formula="of:=([.B84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49]-[.F$2])^2" office:value-type="float" office:value="0.000100000000000031">
            <text:p>0.0001</text:p>
          </table:table-cell>
          <table:table-cell table:formula="of:=([.B84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50]-[.F$2])^2" office:value-type="float" office:value="0.000100000000000031">
            <text:p>0.0001</text:p>
          </table:table-cell>
          <table:table-cell table:formula="of:=([.B85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51]-[.F$2])^2" office:value-type="float" office:value="0.000100000000000031">
            <text:p>0.0001</text:p>
          </table:table-cell>
          <table:table-cell table:formula="of:=([.B85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52]-[.F$2])^2" office:value-type="float" office:value="1.0201">
            <text:p>1.0201</text:p>
          </table:table-cell>
          <table:table-cell table:formula="of:=([.B85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53]-[.F$2])^2" office:value-type="float" office:value="4.04010000000001">
            <text:p>4.0401</text:p>
          </table:table-cell>
          <table:table-cell table:formula="of:=([.B85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854]-[.F$2])^2" office:value-type="float" office:value="0.980099999999997">
            <text:p>0.9801</text:p>
          </table:table-cell>
          <table:table-cell table:formula="of:=([.B854]-[.G$2])^2" office:value-type="float" office:value="82.174225">
            <text:p>82.1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55]-[.F$2])^2" office:value-type="float" office:value="0.000100000000000031">
            <text:p>0.0001</text:p>
          </table:table-cell>
          <table:table-cell table:formula="of:=([.B855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56]-[.F$2])^2" office:value-type="float" office:value="1.0201">
            <text:p>1.0201</text:p>
          </table:table-cell>
          <table:table-cell table:formula="of:=([.B85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57]-[.F$2])^2" office:value-type="float" office:value="1.0201">
            <text:p>1.0201</text:p>
          </table:table-cell>
          <table:table-cell table:formula="of:=([.B85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58]-[.F$2])^2" office:value-type="float" office:value="0.000100000000000031">
            <text:p>0.0001</text:p>
          </table:table-cell>
          <table:table-cell table:formula="of:=([.B858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table:formula="of:=([.A859]-[.F$2])^2" office:value-type="float" office:value="8.94009999999999">
            <text:p>8.9401</text:p>
          </table:table-cell>
          <table:table-cell table:formula="of:=([.B859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60]-[.F$2])^2" office:value-type="float" office:value="0.000100000000000031">
            <text:p>0.0001</text:p>
          </table:table-cell>
          <table:table-cell table:formula="of:=([.B86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61]-[.F$2])^2" office:value-type="float" office:value="1.0201">
            <text:p>1.0201</text:p>
          </table:table-cell>
          <table:table-cell table:formula="of:=([.B861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62]-[.F$2])^2" office:value-type="float" office:value="0.000100000000000031">
            <text:p>0.0001</text:p>
          </table:table-cell>
          <table:table-cell table:formula="of:=([.B86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863]-[.F$2])^2" office:value-type="float" office:value="0.980099999999997">
            <text:p>0.9801</text:p>
          </table:table-cell>
          <table:table-cell table:formula="of:=([.B86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64]-[.F$2])^2" office:value-type="float" office:value="1.0201">
            <text:p>1.0201</text:p>
          </table:table-cell>
          <table:table-cell table:formula="of:=([.B86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865]-[.F$2])^2" office:value-type="float" office:value="9.06010000000001">
            <text:p>9.0601</text:p>
          </table:table-cell>
          <table:table-cell table:formula="of:=([.B86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66]-[.F$2])^2" office:value-type="float" office:value="0.000100000000000031">
            <text:p>0.0001</text:p>
          </table:table-cell>
          <table:table-cell table:formula="of:=([.B866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67]-[.F$2])^2" office:value-type="float" office:value="1.0201">
            <text:p>1.0201</text:p>
          </table:table-cell>
          <table:table-cell table:formula="of:=([.B867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68]-[.F$2])^2" office:value-type="float" office:value="0.000100000000000031">
            <text:p>0.0001</text:p>
          </table:table-cell>
          <table:table-cell table:formula="of:=([.B86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69]-[.F$2])^2" office:value-type="float" office:value="1.0201">
            <text:p>1.0201</text:p>
          </table:table-cell>
          <table:table-cell table:formula="of:=([.B86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0]-[.F$2])^2" office:value-type="float" office:value="16.0801">
            <text:p>16.0801</text:p>
          </table:table-cell>
          <table:table-cell table:formula="of:=([.B870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71]-[.F$2])^2" office:value-type="float" office:value="1.0201">
            <text:p>1.0201</text:p>
          </table:table-cell>
          <table:table-cell table:formula="of:=([.B87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72]-[.F$2])^2" office:value-type="float" office:value="0.000100000000000031">
            <text:p>0.0001</text:p>
          </table:table-cell>
          <table:table-cell table:formula="of:=([.B872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formula="of:=([.A873]-[.F$2])^2" office:value-type="float" office:value="99.8001">
            <text:p>99.8001</text:p>
          </table:table-cell>
          <table:table-cell table:formula="of:=([.B873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74]-[.F$2])^2" office:value-type="float" office:value="0.000100000000000031">
            <text:p>0.0001</text:p>
          </table:table-cell>
          <table:table-cell table:formula="of:=([.B87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75]-[.F$2])^2" office:value-type="float" office:value="0.980099999999997">
            <text:p>0.9801</text:p>
          </table:table-cell>
          <table:table-cell table:formula="of:=([.B87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876]-[.F$2])^2" office:value-type="float" office:value="9.06010000000001">
            <text:p>9.0601</text:p>
          </table:table-cell>
          <table:table-cell table:formula="of:=([.B87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([.A877]-[.F$2])^2" office:value-type="float" office:value="63.8401">
            <text:p>63.8401</text:p>
          </table:table-cell>
          <table:table-cell table:formula="of:=([.B87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878]-[.F$2])^2" office:value-type="float" office:value="0.980099999999997">
            <text:p>0.9801</text:p>
          </table:table-cell>
          <table:table-cell table:formula="of:=([.B878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79]-[.F$2])^2" office:value-type="float" office:value="0.980099999999997">
            <text:p>0.9801</text:p>
          </table:table-cell>
          <table:table-cell table:formula="of:=([.B87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80]-[.F$2])^2" office:value-type="float" office:value="0.000100000000000031">
            <text:p>0.0001</text:p>
          </table:table-cell>
          <table:table-cell table:formula="of:=([.B88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881]-[.F$2])^2" office:value-type="float" office:value="0.000100000000000031">
            <text:p>0.0001</text:p>
          </table:table-cell>
          <table:table-cell table:formula="of:=([.B88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882]-[.F$2])^2" office:value-type="float" office:value="4.04010000000001">
            <text:p>4.0401</text:p>
          </table:table-cell>
          <table:table-cell table:formula="of:=([.B88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83]-[.F$2])^2" office:value-type="float" office:value="0.000100000000000031">
            <text:p>0.0001</text:p>
          </table:table-cell>
          <table:table-cell table:formula="of:=([.B88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84]-[.F$2])^2" office:value-type="float" office:value="1.0201">
            <text:p>1.0201</text:p>
          </table:table-cell>
          <table:table-cell table:formula="of:=([.B884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885]-[.F$2])^2" office:value-type="float" office:value="0.000100000000000031">
            <text:p>0.0001</text:p>
          </table:table-cell>
          <table:table-cell table:formula="of:=([.B885]-[.G$2])^2" office:value-type="float" office:value="49.914225">
            <text:p>49.9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86]-[.F$2])^2" office:value-type="float" office:value="1.0201">
            <text:p>1.0201</text:p>
          </table:table-cell>
          <table:table-cell table:formula="of:=([.B886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87]-[.F$2])^2" office:value-type="float" office:value="1.0201">
            <text:p>1.0201</text:p>
          </table:table-cell>
          <table:table-cell table:formula="of:=([.B88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888]-[.F$2])^2" office:value-type="float" office:value="1.0201">
            <text:p>1.0201</text:p>
          </table:table-cell>
          <table:table-cell table:formula="of:=([.B888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table:formula="of:=([.A889]-[.F$2])^2" office:value-type="float" office:value="80.8201">
            <text:p>80.8201</text:p>
          </table:table-cell>
          <table:table-cell table:formula="of:=([.B889]-[.G$2])^2" office:value-type="float" office:value="531.994225">
            <text:p>531.9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90]-[.F$2])^2" office:value-type="float" office:value="0.000100000000000031">
            <text:p>0.0001</text:p>
          </table:table-cell>
          <table:table-cell table:formula="of:=([.B89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91]-[.F$2])^2" office:value-type="float" office:value="0.000100000000000031">
            <text:p>0.0001</text:p>
          </table:table-cell>
          <table:table-cell table:formula="of:=([.B89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92]-[.F$2])^2" office:value-type="float" office:value="1.0201">
            <text:p>1.0201</text:p>
          </table:table-cell>
          <table:table-cell table:formula="of:=([.B892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93]-[.F$2])^2" office:value-type="float" office:value="1.0201">
            <text:p>1.0201</text:p>
          </table:table-cell>
          <table:table-cell table:formula="of:=([.B89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94]-[.F$2])^2" office:value-type="float" office:value="0.980099999999997">
            <text:p>0.9801</text:p>
          </table:table-cell>
          <table:table-cell table:formula="of:=([.B894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895]-[.F$2])^2" office:value-type="float" office:value="4.04010000000001">
            <text:p>4.0401</text:p>
          </table:table-cell>
          <table:table-cell table:formula="of:=([.B89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896]-[.F$2])^2" office:value-type="float" office:value="24.9001">
            <text:p>24.9001</text:p>
          </table:table-cell>
          <table:table-cell table:formula="of:=([.B896]-[.G$2])^2" office:value-type="float" office:value="679.384225">
            <text:p>679.3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97]-[.F$2])^2" office:value-type="float" office:value="1.0201">
            <text:p>1.0201</text:p>
          </table:table-cell>
          <table:table-cell table:formula="of:=([.B89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98]-[.F$2])^2" office:value-type="float" office:value="1.0201">
            <text:p>1.0201</text:p>
          </table:table-cell>
          <table:table-cell table:formula="of:=([.B89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899]-[.F$2])^2" office:value-type="float" office:value="0.000100000000000031">
            <text:p>0.0001</text:p>
          </table:table-cell>
          <table:table-cell table:formula="of:=([.B899]-[.G$2])^2" office:value-type="float" office:value="844.774225">
            <text:p>844.7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900]-[.F$2])^2" office:value-type="float" office:value="0.000100000000000031">
            <text:p>0.0001</text:p>
          </table:table-cell>
          <table:table-cell table:formula="of:=([.B90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901]-[.F$2])^2" office:value-type="float" office:value="16.0801">
            <text:p>16.0801</text:p>
          </table:table-cell>
          <table:table-cell table:formula="of:=([.B901]-[.G$2])^2" office:value-type="float" office:value="321.664225">
            <text:p>321.6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902]-[.F$2])^2" office:value-type="float" office:value="0.000100000000000031">
            <text:p>0.0001</text:p>
          </table:table-cell>
          <table:table-cell table:formula="of:=([.B902]-[.G$2])^2" office:value-type="float" office:value="25.654225">
            <text:p>25.6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903]-[.F$2])^2" office:value-type="float" office:value="0.980099999999997">
            <text:p>0.9801</text:p>
          </table:table-cell>
          <table:table-cell table:formula="of:=([.B903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904]-[.F$2])^2" office:value-type="float" office:value="3.96009999999999">
            <text:p>3.9601</text:p>
          </table:table-cell>
          <table:table-cell table:formula="of:=([.B90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05]-[.F$2])^2" office:value-type="float" office:value="4.04010000000001">
            <text:p>4.0401</text:p>
          </table:table-cell>
          <table:table-cell table:formula="of:=([.B905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formula="of:=([.A906]-[.F$2])^2" office:value-type="float" office:value="0.000100000000000031">
            <text:p>0.0001</text:p>
          </table:table-cell>
          <table:table-cell table:formula="of:=([.B906]-[.G$2])^2" office:value-type="float" office:value="197.824225">
            <text:p>197.82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f:=([.A907]-[.F$2])^2" office:value-type="float" office:value="3.96009999999999">
            <text:p>3.9601</text:p>
          </table:table-cell>
          <table:table-cell table:formula="of:=([.B907]-[.G$2])^2" office:value-type="float" office:value="837.234225">
            <text:p>837.2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08]-[.F$2])^2" office:value-type="float" office:value="4.04010000000001">
            <text:p>4.0401</text:p>
          </table:table-cell>
          <table:table-cell table:formula="of:=([.B908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09]-[.F$2])^2" office:value-type="float" office:value="0.980099999999997">
            <text:p>0.9801</text:p>
          </table:table-cell>
          <table:table-cell table:formula="of:=([.B90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910]-[.F$2])^2" office:value-type="float" office:value="0.980099999999997">
            <text:p>0.9801</text:p>
          </table:table-cell>
          <table:table-cell table:formula="of:=([.B910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11]-[.F$2])^2" office:value-type="float" office:value="4.04010000000001">
            <text:p>4.0401</text:p>
          </table:table-cell>
          <table:table-cell table:formula="of:=([.B91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12]-[.F$2])^2" office:value-type="float" office:value="0.000100000000000031">
            <text:p>0.0001</text:p>
          </table:table-cell>
          <table:table-cell table:formula="of:=([.B912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913]-[.F$2])^2" office:value-type="float" office:value="0.000100000000000031">
            <text:p>0.0001</text:p>
          </table:table-cell>
          <table:table-cell table:formula="of:=([.B913]-[.G$2])^2" office:value-type="float" office:value="9.39422499999999">
            <text:p>9.3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914]-[.F$2])^2" office:value-type="float" office:value="0.980099999999997">
            <text:p>0.9801</text:p>
          </table:table-cell>
          <table:table-cell table:formula="of:=([.B91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15]-[.F$2])^2" office:value-type="float" office:value="0.000100000000000031">
            <text:p>0.0001</text:p>
          </table:table-cell>
          <table:table-cell table:formula="of:=([.B91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16]-[.F$2])^2" office:value-type="float" office:value="0.000100000000000031">
            <text:p>0.0001</text:p>
          </table:table-cell>
          <table:table-cell table:formula="of:=([.B91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7]-[.F$2])^2" office:value-type="float" office:value="16.0801">
            <text:p>16.0801</text:p>
          </table:table-cell>
          <table:table-cell table:formula="of:=([.B917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918]-[.F$2])^2" office:value-type="float" office:value="0.000100000000000031">
            <text:p>0.0001</text:p>
          </table:table-cell>
          <table:table-cell table:formula="of:=([.B918]-[.G$2])^2" office:value-type="float" office:value="358.534225">
            <text:p>358.53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19]-[.F$2])^2" office:value-type="float" office:value="3.96009999999999">
            <text:p>3.9601</text:p>
          </table:table-cell>
          <table:table-cell table:formula="of:=([.B91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table:formula="of:=([.A920]-[.F$2])^2" office:value-type="float" office:value="1.0201">
            <text:p>1.0201</text:p>
          </table:table-cell>
          <table:table-cell table:formula="of:=([.B920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21]-[.F$2])^2" office:value-type="float" office:value="4.04010000000001">
            <text:p>4.0401</text:p>
          </table:table-cell>
          <table:table-cell table:formula="of:=([.B921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922]-[.F$2])^2" office:value-type="float" office:value="0.000100000000000031">
            <text:p>0.0001</text:p>
          </table:table-cell>
          <table:table-cell table:formula="of:=([.B922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23]-[.F$2])^2" office:value-type="float" office:value="3.96009999999999">
            <text:p>3.9601</text:p>
          </table:table-cell>
          <table:table-cell table:formula="of:=([.B923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([.A924]-[.F$2])^2" office:value-type="float" office:value="15.9201">
            <text:p>15.9201</text:p>
          </table:table-cell>
          <table:table-cell table:formula="of:=([.B924]-[.G$2])^2" office:value-type="float" office:value="486.864225">
            <text:p>486.8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925]-[.F$2])^2" office:value-type="float" office:value="1.0201">
            <text:p>1.0201</text:p>
          </table:table-cell>
          <table:table-cell table:formula="of:=([.B925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26]-[.F$2])^2" office:value-type="float" office:value="0.000100000000000031">
            <text:p>0.0001</text:p>
          </table:table-cell>
          <table:table-cell table:formula="of:=([.B926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927]-[.F$2])^2" office:value-type="float" office:value="1.0201">
            <text:p>1.0201</text:p>
          </table:table-cell>
          <table:table-cell table:formula="of:=([.B927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28]-[.F$2])^2" office:value-type="float" office:value="3.96009999999999">
            <text:p>3.9601</text:p>
          </table:table-cell>
          <table:table-cell table:formula="of:=([.B928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29]-[.F$2])^2" office:value-type="float" office:value="0.980099999999997">
            <text:p>0.9801</text:p>
          </table:table-cell>
          <table:table-cell table:formula="of:=([.B92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30]-[.F$2])^2" office:value-type="float" office:value="4.04010000000001">
            <text:p>4.0401</text:p>
          </table:table-cell>
          <table:table-cell table:formula="of:=([.B93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31]-[.F$2])^2" office:value-type="float" office:value="0.000100000000000031">
            <text:p>0.0001</text:p>
          </table:table-cell>
          <table:table-cell table:formula="of:=([.B931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formula="of:=([.A932]-[.F$2])^2" office:value-type="float" office:value="80.8201">
            <text:p>80.8201</text:p>
          </table:table-cell>
          <table:table-cell table:formula="of:=([.B93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33]-[.F$2])^2" office:value-type="float" office:value="0.000100000000000031">
            <text:p>0.0001</text:p>
          </table:table-cell>
          <table:table-cell table:formula="of:=([.B933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34]-[.F$2])^2" office:value-type="float" office:value="1.0201">
            <text:p>1.0201</text:p>
          </table:table-cell>
          <table:table-cell table:formula="of:=([.B934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935]-[.F$2])^2" office:value-type="float" office:value="1.0201">
            <text:p>1.0201</text:p>
          </table:table-cell>
          <table:table-cell table:formula="of:=([.B935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([.A936]-[.F$2])^2" office:value-type="float" office:value="48.8601">
            <text:p>48.8601</text:p>
          </table:table-cell>
          <table:table-cell table:formula="of:=([.B93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table:formula="of:=([.A937]-[.F$2])^2" office:value-type="float" office:value="4.04010000000001">
            <text:p>4.0401</text:p>
          </table:table-cell>
          <table:table-cell table:formula="of:=([.B937]-[.G$2])^2" office:value-type="float" office:value="122.434225">
            <text:p>122.43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38]-[.F$2])^2" office:value-type="float" office:value="3.96009999999999">
            <text:p>3.9601</text:p>
          </table:table-cell>
          <table:table-cell table:formula="of:=([.B938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39]-[.F$2])^2" office:value-type="float" office:value="1.0201">
            <text:p>1.0201</text:p>
          </table:table-cell>
          <table:table-cell table:formula="of:=([.B93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40]-[.F$2])^2" office:value-type="float" office:value="0.000100000000000031">
            <text:p>0.0001</text:p>
          </table:table-cell>
          <table:table-cell table:formula="of:=([.B94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table:formula="of:=([.A941]-[.F$2])^2" office:value-type="float" office:value="8.94009999999999">
            <text:p>8.9401</text:p>
          </table:table-cell>
          <table:table-cell table:formula="of:=([.B941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42]-[.F$2])^2" office:value-type="float" office:value="0.000100000000000031">
            <text:p>0.0001</text:p>
          </table:table-cell>
          <table:table-cell table:formula="of:=([.B942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943]-[.F$2])^2" office:value-type="float" office:value="1.0201">
            <text:p>1.0201</text:p>
          </table:table-cell>
          <table:table-cell table:formula="of:=([.B943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944]-[.F$2])^2" office:value-type="float" office:value="3.96009999999999">
            <text:p>3.9601</text:p>
          </table:table-cell>
          <table:table-cell table:formula="of:=([.B944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45]-[.F$2])^2" office:value-type="float" office:value="0.000100000000000031">
            <text:p>0.0001</text:p>
          </table:table-cell>
          <table:table-cell table:formula="of:=([.B945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946]-[.F$2])^2" office:value-type="float" office:value="0.980099999999997">
            <text:p>0.9801</text:p>
          </table:table-cell>
          <table:table-cell table:formula="of:=([.B946]-[.G$2])^2" office:value-type="float" office:value="36.784225">
            <text:p>36.78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47]-[.F$2])^2" office:value-type="float" office:value="0.000100000000000031">
            <text:p>0.0001</text:p>
          </table:table-cell>
          <table:table-cell table:formula="of:=([.B947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([.A948]-[.F$2])^2" office:value-type="float" office:value="25.1001">
            <text:p>25.1001</text:p>
          </table:table-cell>
          <table:table-cell table:formula="of:=([.B948]-[.G$2])^2" office:value-type="float" office:value="167.314225">
            <text:p>167.31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49]-[.F$2])^2" office:value-type="float" office:value="3.96009999999999">
            <text:p>3.9601</text:p>
          </table:table-cell>
          <table:table-cell table:formula="of:=([.B949]-[.G$2])^2" office:value-type="float" office:value="1.134225">
            <text:p>1.1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50]-[.F$2])^2" office:value-type="float" office:value="0.000100000000000031">
            <text:p>0.0001</text:p>
          </table:table-cell>
          <table:table-cell table:formula="of:=([.B95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51]-[.F$2])^2" office:value-type="float" office:value="4.04010000000001">
            <text:p>4.0401</text:p>
          </table:table-cell>
          <table:table-cell table:formula="of:=([.B95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2]-[.F$2])^2" office:value-type="float" office:value="25.1001">
            <text:p>25.1001</text:p>
          </table:table-cell>
          <table:table-cell table:formula="of:=([.B952]-[.G$2])^2" office:value-type="float" office:value="780.364225">
            <text:p>780.3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53]-[.F$2])^2" office:value-type="float" office:value="1.0201">
            <text:p>1.0201</text:p>
          </table:table-cell>
          <table:table-cell table:formula="of:=([.B95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954]-[.F$2])^2" office:value-type="float" office:value="3.96009999999999">
            <text:p>3.9601</text:p>
          </table:table-cell>
          <table:table-cell table:formula="of:=([.B954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955]-[.F$2])^2" office:value-type="float" office:value="16.0801">
            <text:p>16.0801</text:p>
          </table:table-cell>
          <table:table-cell table:formula="of:=([.B955]-[.G$2])^2" office:value-type="float" office:value="438.274225">
            <text:p>438.2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956]-[.F$2])^2" office:value-type="float" office:value="1.0201">
            <text:p>1.0201</text:p>
          </table:table-cell>
          <table:table-cell table:formula="of:=([.B956]-[.G$2])^2" office:value-type="float" office:value="48.094225">
            <text:p>48.09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57]-[.F$2])^2" office:value-type="float" office:value="0.000100000000000031">
            <text:p>0.0001</text:p>
          </table:table-cell>
          <table:table-cell table:formula="of:=([.B957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958]-[.F$2])^2" office:value-type="float" office:value="0.980099999999997">
            <text:p>0.9801</text:p>
          </table:table-cell>
          <table:table-cell table:formula="of:=([.B95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59]-[.F$2])^2" office:value-type="float" office:value="1.0201">
            <text:p>1.0201</text:p>
          </table:table-cell>
          <table:table-cell table:formula="of:=([.B959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60]-[.F$2])^2" office:value-type="float" office:value="1.0201">
            <text:p>1.0201</text:p>
          </table:table-cell>
          <table:table-cell table:formula="of:=([.B960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61]-[.F$2])^2" office:value-type="float" office:value="0.980099999999997">
            <text:p>0.9801</text:p>
          </table:table-cell>
          <table:table-cell table:formula="of:=([.B96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62]-[.F$2])^2" office:value-type="float" office:value="1.0201">
            <text:p>1.0201</text:p>
          </table:table-cell>
          <table:table-cell table:formula="of:=([.B962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63]-[.F$2])^2" office:value-type="float" office:value="1.0201">
            <text:p>1.0201</text:p>
          </table:table-cell>
          <table:table-cell table:formula="of:=([.B963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formula="of:=([.A964]-[.F$2])^2" office:value-type="float" office:value="323.6401">
            <text:p>323.6401</text:p>
          </table:table-cell>
          <table:table-cell table:formula="of:=([.B96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965]-[.F$2])^2" office:value-type="float" office:value="16.0801">
            <text:p>16.0801</text:p>
          </table:table-cell>
          <table:table-cell table:formula="of:=([.B965]-[.G$2])^2" office:value-type="float" office:value="358.534225">
            <text:p>358.53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66]-[.F$2])^2" office:value-type="float" office:value="4.04010000000001">
            <text:p>4.0401</text:p>
          </table:table-cell>
          <table:table-cell table:formula="of:=([.B966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formula="of:=([.A967]-[.F$2])^2" office:value-type="float" office:value="24.9001">
            <text:p>24.9001</text:p>
          </table:table-cell>
          <table:table-cell table:formula="of:=([.B967]-[.G$2])^2" office:value-type="float" office:value="145.564225">
            <text:p>145.5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68]-[.F$2])^2" office:value-type="float" office:value="1.0201">
            <text:p>1.0201</text:p>
          </table:table-cell>
          <table:table-cell table:formula="of:=([.B96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969]-[.F$2])^2" office:value-type="float" office:value="3.96009999999999">
            <text:p>3.9601</text:p>
          </table:table-cell>
          <table:table-cell table:formula="of:=([.B969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970]-[.F$2])^2" office:value-type="float" office:value="0.980099999999997">
            <text:p>0.9801</text:p>
          </table:table-cell>
          <table:table-cell table:formula="of:=([.B970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71]-[.F$2])^2" office:value-type="float" office:value="1.0201">
            <text:p>1.0201</text:p>
          </table:table-cell>
          <table:table-cell table:formula="of:=([.B971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formula="of:=([.A972]-[.F$2])^2" office:value-type="float" office:value="15.9201">
            <text:p>15.9201</text:p>
          </table:table-cell>
          <table:table-cell table:formula="of:=([.B972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73]-[.F$2])^2" office:value-type="float" office:value="0.980099999999997">
            <text:p>0.9801</text:p>
          </table:table-cell>
          <table:table-cell table:formula="of:=([.B973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74]-[.F$2])^2" office:value-type="float" office:value="0.000100000000000031">
            <text:p>0.0001</text:p>
          </table:table-cell>
          <table:table-cell table:formula="of:=([.B974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75]-[.F$2])^2" office:value-type="float" office:value="0.000100000000000031">
            <text:p>0.0001</text:p>
          </table:table-cell>
          <table:table-cell table:formula="of:=([.B97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([.A976]-[.F$2])^2" office:value-type="float" office:value="1.0201">
            <text:p>1.0201</text:p>
          </table:table-cell>
          <table:table-cell table:formula="of:=([.B976]-[.G$2])^2" office:value-type="float" office:value="119.574225">
            <text:p>119.57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77]-[.F$2])^2" office:value-type="float" office:value="1.0201">
            <text:p>1.0201</text:p>
          </table:table-cell>
          <table:table-cell table:formula="of:=([.B977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978]-[.F$2])^2" office:value-type="float" office:value="4.04010000000001">
            <text:p>4.0401</text:p>
          </table:table-cell>
          <table:table-cell table:formula="of:=([.B97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79]-[.F$2])^2" office:value-type="float" office:value="1.0201">
            <text:p>1.0201</text:p>
          </table:table-cell>
          <table:table-cell table:formula="of:=([.B979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80]-[.F$2])^2" office:value-type="float" office:value="3.96009999999999">
            <text:p>3.9601</text:p>
          </table:table-cell>
          <table:table-cell table:formula="of:=([.B980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981]-[.F$2])^2" office:value-type="float" office:value="0.000100000000000031">
            <text:p>0.0001</text:p>
          </table:table-cell>
          <table:table-cell table:formula="of:=([.B981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82]-[.F$2])^2" office:value-type="float" office:value="3.96009999999999">
            <text:p>3.9601</text:p>
          </table:table-cell>
          <table:table-cell table:formula="of:=([.B982]-[.G$2])^2" office:value-type="float" office:value="0.874225000000004">
            <text:p>0.87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3]-[.F$2])^2" office:value-type="float" office:value="0.980099999999997">
            <text:p>0.9801</text:p>
          </table:table-cell>
          <table:table-cell table:formula="of:=([.B983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84]-[.F$2])^2" office:value-type="float" office:value="1.0201">
            <text:p>1.0201</text:p>
          </table:table-cell>
          <table:table-cell table:formula="of:=([.B984]-[.G$2])^2" office:value-type="float" office:value="15.484225">
            <text:p>15.4842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formula="of:=([.A985]-[.F$2])^2" office:value-type="float" office:value="35.8801">
            <text:p>35.8801</text:p>
          </table:table-cell>
          <table:table-cell table:formula="of:=([.B985]-[.G$2])^2" office:value-type="float" office:value="965.034225">
            <text:p>965.03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86]-[.F$2])^2" office:value-type="float" office:value="0.000100000000000031">
            <text:p>0.0001</text:p>
          </table:table-cell>
          <table:table-cell table:formula="of:=([.B986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987]-[.F$2])^2" office:value-type="float" office:value="4.04010000000001">
            <text:p>4.0401</text:p>
          </table:table-cell>
          <table:table-cell table:formula="of:=([.B987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988]-[.F$2])^2" office:value-type="float" office:value="16.0801">
            <text:p>16.0801</text:p>
          </table:table-cell>
          <table:table-cell table:formula="of:=([.B988]-[.G$2])^2" office:value-type="float" office:value="286.794225">
            <text:p>286.79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9]-[.F$2])^2" office:value-type="float" office:value="0.980099999999997">
            <text:p>0.9801</text:p>
          </table:table-cell>
          <table:table-cell table:formula="of:=([.B989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90]-[.F$2])^2" office:value-type="float" office:value="0.000100000000000031">
            <text:p>0.0001</text:p>
          </table:table-cell>
          <table:table-cell table:formula="of:=([.B990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91]-[.F$2])^2" office:value-type="float" office:value="4.04010000000001">
            <text:p>4.0401</text:p>
          </table:table-cell>
          <table:table-cell table:formula="of:=([.B991]-[.G$2])^2" office:value-type="float" office:value="24.354225">
            <text:p>24.35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992]-[.F$2])^2" office:value-type="float" office:value="0.000100000000000031">
            <text:p>0.0001</text:p>
          </table:table-cell>
          <table:table-cell table:formula="of:=([.B992]-[.G$2])^2" office:value-type="float" office:value="4.26422499999999">
            <text:p>4.26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993]-[.F$2])^2" office:value-type="float" office:value="4.04010000000001">
            <text:p>4.0401</text:p>
          </table:table-cell>
          <table:table-cell table:formula="of:=([.B993]-[.G$2])^2" office:value-type="float" office:value="0.00422499999999971">
            <text:p>0.0042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994]-[.F$2])^2" office:value-type="float" office:value="0.980099999999997">
            <text:p>0.9801</text:p>
          </table:table-cell>
          <table:table-cell table:formula="of:=([.B994]-[.G$2])^2" office:value-type="float" office:value="402.604225">
            <text:p>402.6042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95]-[.F$2])^2" office:value-type="float" office:value="1.0201">
            <text:p>1.0201</text:p>
          </table:table-cell>
          <table:table-cell table:formula="of:=([.B995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formula="of:=([.A996]-[.F$2])^2" office:value-type="float" office:value="120.7801">
            <text:p>120.7801</text:p>
          </table:table-cell>
          <table:table-cell table:formula="of:=([.B996]-[.G$2])^2" office:value-type="float" office:value="732.514225">
            <text:p>732.5142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97]-[.F$2])^2" office:value-type="float" office:value="4.04010000000001">
            <text:p>4.0401</text:p>
          </table:table-cell>
          <table:table-cell table:formula="of:=([.B997]-[.G$2])^2" office:value-type="float" office:value="35.224225">
            <text:p>35.22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98]-[.F$2])^2" office:value-type="float" office:value="0.000100000000000031">
            <text:p>0.0001</text:p>
          </table:table-cell>
          <table:table-cell table:formula="of:=([.B998]-[.G$2])^2" office:value-type="float" office:value="3.74422500000001">
            <text:p>3.7442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99]-[.F$2])^2" office:value-type="float" office:value="0.000100000000000031">
            <text:p>0.0001</text:p>
          </table:table-cell>
          <table:table-cell table:formula="of:=([.B999]-[.G$2])^2" office:value-type="float" office:value="8.61422500000001">
            <text:p>8.61422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table:formula="of:=([.A1000]-[.F$2])^2" office:value-type="float" office:value="143.7601">
            <text:p>143.7601</text:p>
          </table:table-cell>
          <table:table-cell table:formula="of:=([.B1000]-[.G$2])^2" office:value-type="float" office:value="170.694225">
            <text:p>170.69422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6:38</dc:date>
    <meta:document-statistic meta:table-count="1" meta:cell-count="4004" meta:object-count="0"/>
    <meta:generator>LibreOffice/3.4$Linux LibreOffice_project/340m1$Build-1206</meta:generator>
  </office:meta>
</office:document-meta>
</file>